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91in"/>
    </style:style>
    <style:style style:name="co3" style:family="table-column">
      <style:table-column-properties fo:break-before="auto" style:column-width="0.7319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470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Note">
      <style:table-cell-properties style:text-align-source="fix" style:repeat-content="false" fo:wrap-option="wrap" style:vertical-align="middle"/>
      <style:paragraph-properties fo:text-align="center" fo:margin-left="0in"/>
      <style:text-properties style:font-name="CMU Serif"/>
    </style:style>
    <style:style style:name="ce48" style:family="table-cell" style:parent-style-name="Note">
      <style:table-cell-properties fo:border-bottom="1.5pt solid #000000" fo:background-color="#dddddd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49" style:family="table-cell" style:parent-style-name="Note">
      <style:table-cell-properties fo:border-bottom="none" fo:background-color="#dddddd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50" style:family="table-cell" style:parent-style-name="Note">
      <style:table-cell-properties fo:border-bottom="1.5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51" style:family="table-cell" style:parent-style-name="Note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000000" style:font-name="CMU Serif" fo:font-size="28pt" style:font-size-asian="28pt" style:font-size-complex="28pt"/>
    </style:style>
    <style:style style:name="ce52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000000" style:font-name="CMU Serif" fo:font-size="28pt" style:font-size-asian="28pt" style:font-size-complex="28pt"/>
    </style:style>
    <style:style style:name="ce1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25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ce28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0000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1" style:family="table-cell" style:parent-style-name="Default">
      <style:table-cell-properties fo:background-color="#ff0000"/>
    </style:style>
    <style:style style:name="ce32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33" style:family="table-cell" style:parent-style-name="Default">
      <style:table-cell-properties fo:border-bottom="none" fo:background-color="#ff0000" fo:border-left="0.74pt solid #000000" fo:border-right="none" fo:border-top="none"/>
      <style:text-properties fo:color="#000000"/>
    </style:style>
    <style:style style:name="ce34" style:family="table-cell" style:parent-style-name="Note">
      <style:table-cell-properties style:text-align-source="fix" style:repeat-content="false" fo:wrap-option="wrap" style:vertical-align="middle"/>
      <style:paragraph-properties fo:text-align="center" fo:margin-left="0in"/>
      <style:text-properties style:font-name="CMU Serif"/>
    </style:style>
    <style:style style:name="ce35" style:family="table-cell" style:parent-style-name="Note">
      <style:table-cell-properties fo:border-bottom="1.5pt solid #000000" fo:background-color="#dddddd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38" style:family="table-cell" style:parent-style-name="Note">
      <style:table-cell-properties fo:border-bottom="none" fo:background-color="#dddddd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39" style:family="table-cell" style:parent-style-name="Note">
      <style:table-cell-properties fo:border-bottom="1.5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40" style:family="table-cell" style:parent-style-name="Note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000000" style:font-name="CMU Serif" fo:font-size="28pt" style:font-size-asian="28pt" style:font-size-complex="28pt"/>
    </style:style>
    <style:style style:name="ce41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000000" style:font-name="CMU Serif" fo:font-size="28pt" style:font-size-asian="28pt" style:font-size-complex="28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read-out" table:style-name="ta1">
        <office:forms form:automatic-focus="false" form:apply-design-mode="false"/>
        <table:shapes>
          <draw:frame draw:z-index="0" draw:style-name="gr1" draw:text-style-name="P1" svg:width="25.8972in" svg:height="3.5429in" svg:x="0in" svg:y="22.0421in">
            <draw:object draw:notify-on-update-of-ranges="'Spread-out'.B3:'Spread-out'.B3 'Spread-out'.B4:'Spread-out'.B114 'Spread-out'.C3:'Spread-out'.C3 'Spread-out'.C4:'Spread-out'.C114 'Spread-out'.D3:'Spread-out'.D3 'Spread-out'.D4:'Spread-out'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5.8756in" svg:height="3.5429in" svg:x="0in" svg:y="25.4295in">
            <draw:object draw:notify-on-update-of-ranges="'Spread-out'.E3:'Spread-out'.E3 'Spread-out'.E4:'Spread-out'.E114 'Spread-out'.F3:'Spread-out'.F3 'Spread-out'.F4:'Spread-out'.F114 'Spread-out'.G3:'Spread-out'.G3 'Spread-out'.G4:'Spread-out'.G1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5.8535in" svg:height="3.5429in" svg:x="0in" svg:y="28.9744in">
            <draw:object draw:notify-on-update-of-ranges="'Spread-out'.H3:'Spread-out'.H3 'Spread-out'.H4:'Spread-out'.H114 'Spread-out'.I3:'Spread-out'.I3 'Spread-out'.I4:'Spread-out'.I114 'Spread-out'.J3:'Spread-out'.J3 'Spread-out'.J4:'Spread-out'.J1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5.8213in" svg:height="3.5429in" svg:x="0in" svg:y="32.5106in">
            <draw:object draw:notify-on-update-of-ranges="'Spread-out'.K3:'Spread-out'.K3 'Spread-out'.K4:'Spread-out'.K114 'Spread-out'.L3:'Spread-out'.L3 'Spread-out'.L4:'Spread-out'.L114 'Spread-out'.M3:'Spread-out'.M3 'Spread-out'.M4:'Spread-out'.M1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5.778in" svg:height="3.5429in" svg:x="0in" svg:y="35.9819in">
            <draw:object draw:notify-on-update-of-ranges="'Spread-out'.N3:'Spread-out'.N3 'Spread-out'.N4:'Spread-out'.N114 'Spread-out'.O3:'Spread-out'.O3 'Spread-out'.O4:'Spread-out'.O114 'Spread-out'.P3:'Spread-out'.P3 'Spread-out'.P4:'Spread-out'.P1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5.778in" svg:height="3.5429in" svg:x="0in" svg:y="39.5067in">
            <draw:object draw:notify-on-update-of-ranges="'Spread-out'.Q3:'Spread-out'.Q3 'Spread-out'.Q4:'Spread-out'.Q114 'Spread-out'.R3:'Spread-out'.R3 'Spread-out'.R4:'Spread-out'.R114 'Spread-out'.S3:'Spread-out'.S3 'Spread-out'.S4:'Spread-out'.S11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25.7886in" svg:height="3.5429in" svg:x="0in" svg:y="42.9567in">
            <draw:object draw:notify-on-update-of-ranges="'Spread-out'.T4:'Spread-out'.T114 'Spread-out'.T3:'Spread-out'.T3 'Spread-out'.T4:'Spread-out'.T114 'Spread-out'.U3:'Spread-out'.U3 'Spread-out'.U4:'Spread-out'.U114 'Spread-out'.V3:'Spread-out'.V3 'Spread-out'.V4:'Spread-out'.V1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40" table:default-cell-style-name="Default"/>
        <table:table-row table:style-name="ro1">
          <table:table-cell/>
          <table:table-cell table:style-name="ce13" office:value-type="string" calcext:value-type="string" table:number-columns-spanned="21" table:number-rows-spanned="1">
            <text:p>Fill Ratio</text:p>
          </table:table-cell>
          <table:covered-table-cell table:number-columns-repeated="20"/>
          <table:table-cell table:number-columns-repeated="18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 = 0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2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3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4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5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6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7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8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9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0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1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2</text:p>
          </table:table-cell>
          <table:covered-table-cell table:style-name="ce17"/>
          <table:covered-table-cell table:style-name="ce19"/>
        </table:table-row>
        <table:table-row table:style-name="ro1">
          <table:table-cell/>
          <table:table-cell table:style-name="ce18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25" office:value-type="string" calcext:value-type="string">
            <text:p>Region 3</text:p>
          </table:table-cell>
          <table:table-cell table:style-name="ce18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25" office:value-type="string" calcext:value-type="string">
            <text:p>Region 3</text:p>
          </table:table-cell>
          <table:table-cell table:style-name="ce18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25" office:value-type="string" calcext:value-type="string">
            <text:p>Region 3</text:p>
          </table:table-cell>
          <table:table-cell table:style-name="ce18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25" office:value-type="string" calcext:value-type="string">
            <text:p>Region 3</text:p>
          </table:table-cell>
          <table:table-cell table:style-name="ce18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25" office:value-type="string" calcext:value-type="string">
            <text:p>Region 3</text:p>
          </table:table-cell>
          <table:table-cell table:style-name="ce28" office:value-type="string" calcext:value-type="string">
            <text:p>Region 1</text:p>
          </table:table-cell>
          <table:table-cell table:style-name="ce29" office:value-type="string" calcext:value-type="string">
            <text:p>Region 2</text:p>
          </table:table-cell>
          <table:table-cell table:style-name="ce30" office:value-type="string" calcext:value-type="string">
            <text:p>Region 3</text:p>
          </table:table-cell>
          <table:table-cell table:style-name="ce28" office:value-type="string" calcext:value-type="string">
            <text:p>Region 1</text:p>
          </table:table-cell>
          <table:table-cell table:style-name="ce29" office:value-type="string" calcext:value-type="string">
            <text:p>Region 2</text:p>
          </table:table-cell>
          <table:table-cell table:style-name="ce30" office:value-type="string" calcext:value-type="string">
            <text:p>Region 3</text:p>
          </table:table-cell>
          <table:table-cell table:style-name="ce28" office:value-type="string" calcext:value-type="string">
            <text:p>Region 1</text:p>
          </table:table-cell>
          <table:table-cell table:style-name="ce29" office:value-type="string" calcext:value-type="string">
            <text:p>Region 2</text:p>
          </table:table-cell>
          <table:table-cell table:style-name="ce30" office:value-type="string" calcext:value-type="string">
            <text:p>Region 3</text:p>
          </table:table-cell>
          <table:table-cell table:style-name="ce28" office:value-type="string" calcext:value-type="string">
            <text:p>Region 1</text:p>
          </table:table-cell>
          <table:table-cell table:style-name="ce31" office:value-type="string" calcext:value-type="string">
            <text:p>Region 2</text:p>
          </table:table-cell>
          <table:table-cell table:style-name="ce30" office:value-type="string" calcext:value-type="string">
            <text:p>Region 3</text:p>
          </table:table-cell>
          <table:table-cell table:style-name="ce28" office:value-type="string" calcext:value-type="string">
            <text:p>Region 1</text:p>
          </table:table-cell>
          <table:table-cell table:style-name="ce31" office:value-type="string" calcext:value-type="string">
            <text:p>Region 2</text:p>
          </table:table-cell>
          <table:table-cell table:style-name="ce32" office:value-type="string" calcext:value-type="string">
            <text:p>Region 3</text:p>
          </table:table-cell>
          <table:table-cell table:style-name="ce28" office:value-type="string" calcext:value-type="string">
            <text:p>Region 1</text:p>
          </table:table-cell>
          <table:table-cell table:style-name="ce31" office:value-type="string" calcext:value-type="string">
            <text:p>Region 2</text:p>
          </table:table-cell>
          <table:table-cell table:style-name="ce32" office:value-type="string" calcext:value-type="string">
            <text:p>Region 3</text:p>
          </table:table-cell>
          <table:table-cell table:style-name="ce28" office:value-type="string" calcext:value-type="string">
            <text:p>Region 1</text:p>
          </table:table-cell>
          <table:table-cell table:style-name="ce31" office:value-type="string" calcext:value-type="string">
            <text:p>Region 2</text:p>
          </table:table-cell>
          <table:table-cell table:style-name="ce32" office:value-type="string" calcext:value-type="string">
            <text:p>Region 3</text:p>
          </table:table-cell>
          <table:table-cell table:style-name="ce33" office:value-type="string" calcext:value-type="string">
            <text:p>Region 1</text:p>
          </table:table-cell>
          <table:table-cell table:style-name="ce31" office:value-type="string" calcext:value-type="string">
            <text:p>Region 2</text:p>
          </table:table-cell>
          <table:table-cell table:style-name="ce32" office:value-type="string" calcext:value-type="string">
            <text:p>Region 3</text:p>
          </table:table-cell>
        </table:table-row>
        <table:table-row table:style-name="ro1" table:visibility="filter">
          <table:table-cell/>
          <table:table-cell office:value-type="float" office:value="0.291229140198042" calcext:value-type="float">
            <text:p>0.291229140198042</text:p>
          </table:table-cell>
          <table:table-cell office:value-type="float" office:value="0.450839371404132" calcext:value-type="float">
            <text:p>0.450839371404132</text:p>
          </table:table-cell>
          <table:table-cell office:value-type="float" office:value="0.601611820146331" calcext:value-type="float">
            <text:p>0.601611820146331</text:p>
          </table:table-cell>
          <table:table-cell office:value-type="float" office:value="0.291229140198042" calcext:value-type="float">
            <text:p>0.291229140198042</text:p>
          </table:table-cell>
          <table:table-cell office:value-type="float" office:value="0.450839371404132" calcext:value-type="float">
            <text:p>0.450839371404132</text:p>
          </table:table-cell>
          <table:table-cell office:value-type="float" office:value="0.619427840760097" calcext:value-type="float">
            <text:p>0.619427840760097</text:p>
          </table:table-cell>
          <table:table-cell office:value-type="float" office:value="0.303505184023585" calcext:value-type="float">
            <text:p>0.303505184023585</text:p>
          </table:table-cell>
          <table:table-cell office:value-type="float" office:value="0.450839371404132" calcext:value-type="float">
            <text:p>0.450839371404132</text:p>
          </table:table-cell>
          <table:table-cell office:value-type="float" office:value="0.619888655616621" calcext:value-type="float">
            <text:p>0.619888655616621</text:p>
          </table:table-cell>
          <table:table-cell office:value-type="float" office:value="0.303505184023585" calcext:value-type="float">
            <text:p>0.303505184023585</text:p>
          </table:table-cell>
          <table:table-cell office:value-type="float" office:value="0.499939779476082" calcext:value-type="float">
            <text:p>0.499939779476082</text:p>
          </table:table-cell>
          <table:table-cell office:value-type="float" office:value="0.648814777702382" calcext:value-type="float">
            <text:p>0.648814777702382</text:p>
          </table:table-cell>
          <table:table-cell office:value-type="float" office:value="0.368469239360546" calcext:value-type="float">
            <text:p>0.368469239360546</text:p>
          </table:table-cell>
          <table:table-cell office:value-type="float" office:value="0.502957747119022" calcext:value-type="float">
            <text:p>0.502957747119022</text:p>
          </table:table-cell>
          <table:table-cell office:value-type="float" office:value="0.667008938371308" calcext:value-type="float">
            <text:p>0.667008938371308</text:p>
          </table:table-cell>
          <table:table-cell office:value-type="float" office:value="0.416158479906821" calcext:value-type="float">
            <text:p>0.416158479906821</text:p>
          </table:table-cell>
          <table:table-cell office:value-type="float" office:value="0.522396151922776" calcext:value-type="float">
            <text:p>0.522396151922776</text:p>
          </table:table-cell>
          <table:table-cell office:value-type="float" office:value="0.669185572991503" calcext:value-type="float">
            <text:p>0.669185572991503</text:p>
          </table:table-cell>
          <table:table-cell office:value-type="float" office:value="0.452817911693568" calcext:value-type="float">
            <text:p>0.452817911693568</text:p>
          </table:table-cell>
          <table:table-cell office:value-type="float" office:value="0.567128800199887" calcext:value-type="float">
            <text:p>0.567128800199887</text:p>
          </table:table-cell>
          <table:table-cell office:value-type="float" office:value="0.680747748013275" calcext:value-type="float">
            <text:p>0.680747748013275</text:p>
          </table:table-cell>
          <table:table-cell office:value-type="float" office:value="0.493607024512591" calcext:value-type="float">
            <text:p>0.493607024512591</text:p>
          </table:table-cell>
          <table:table-cell office:value-type="float" office:value="0.59641311629811" calcext:value-type="float">
            <text:p>0.59641311629811</text:p>
          </table:table-cell>
          <table:table-cell office:value-type="float" office:value="0.69745712072584" calcext:value-type="float">
            <text:p>0.69745712072584</text:p>
          </table:table-cell>
          <table:table-cell office:value-type="float" office:value="0.520167912836743" calcext:value-type="float">
            <text:p>0.520167912836743</text:p>
          </table:table-cell>
          <table:table-cell office:value-type="float" office:value="0" calcext:value-type="float">
            <text:p>0</text:p>
          </table:table-cell>
          <table:table-cell office:value-type="float" office:value="0.713901482452879" calcext:value-type="float">
            <text:p>0.713901482452879</text:p>
          </table:table-cell>
          <table:table-cell office:value-type="float" office:value="0.535699081194269" calcext:value-type="float">
            <text:p>0.535699081194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3301626127028" calcext:value-type="float">
            <text:p>0.573301626127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0874810963128" calcext:value-type="float">
            <text:p>0.5908748109631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258779981600017" calcext:value-type="float">
            <text:p>0.258779981600017</text:p>
          </table:table-cell>
          <table:table-cell office:value-type="float" office:value="0.376944429424908" calcext:value-type="float">
            <text:p>0.376944429424908</text:p>
          </table:table-cell>
          <table:table-cell office:value-type="float" office:value="0.987785520214887" calcext:value-type="float">
            <text:p>0.987785520214887</text:p>
          </table:table-cell>
          <table:table-cell office:value-type="float" office:value="0.258779981600017" calcext:value-type="float">
            <text:p>0.258779981600017</text:p>
          </table:table-cell>
          <table:table-cell office:value-type="float" office:value="0.387871034631429" calcext:value-type="float">
            <text:p>0.387871034631429</text:p>
          </table:table-cell>
          <table:table-cell office:value-type="float" office:value="0.988491989745462" calcext:value-type="float">
            <text:p>0.988491989745462</text:p>
          </table:table-cell>
          <table:table-cell office:value-type="float" office:value="0.297199613046248" calcext:value-type="float">
            <text:p>0.297199613046248</text:p>
          </table:table-cell>
          <table:table-cell office:value-type="float" office:value="0.424166605515465" calcext:value-type="float">
            <text:p>0.424166605515465</text:p>
          </table:table-cell>
          <table:table-cell office:value-type="float" office:value="0.988491989745462" calcext:value-type="float">
            <text:p>0.988491989745462</text:p>
          </table:table-cell>
          <table:table-cell office:value-type="float" office:value="0.309670071049176" calcext:value-type="float">
            <text:p>0.309670071049176</text:p>
          </table:table-cell>
          <table:table-cell office:value-type="float" office:value="0.455334542647475" calcext:value-type="float">
            <text:p>0.455334542647475</text:p>
          </table:table-cell>
          <table:table-cell office:value-type="float" office:value="0.988491989745462" calcext:value-type="float">
            <text:p>0.988491989745462</text:p>
          </table:table-cell>
          <table:table-cell office:value-type="float" office:value="0.353119342763742" calcext:value-type="float">
            <text:p>0.353119342763742</text:p>
          </table:table-cell>
          <table:table-cell office:value-type="float" office:value="0.490387996617085" calcext:value-type="float">
            <text:p>0.490387996617085</text:p>
          </table:table-cell>
          <table:table-cell office:value-type="float" office:value="0" calcext:value-type="float">
            <text:p>0</text:p>
          </table:table-cell>
          <table:table-cell office:value-type="float" office:value="0.40286365121758" calcext:value-type="float">
            <text:p>0.40286365121758</text:p>
          </table:table-cell>
          <table:table-cell office:value-type="float" office:value="0.502987188929596" calcext:value-type="float">
            <text:p>0.502987188929596</text:p>
          </table:table-cell>
          <table:table-cell office:value-type="float" office:value="0" calcext:value-type="float">
            <text:p>0</text:p>
          </table:table-cell>
          <table:table-cell office:value-type="float" office:value="0.411934313194995" calcext:value-type="float">
            <text:p>0.411934313194995</text:p>
          </table:table-cell>
          <table:table-cell office:value-type="float" office:value="0.549401973694593" calcext:value-type="float">
            <text:p>0.549401973694593</text:p>
          </table:table-cell>
          <table:table-cell office:value-type="float" office:value="0" calcext:value-type="float">
            <text:p>0</text:p>
          </table:table-cell>
          <table:table-cell office:value-type="float" office:value="0.43087468376642" calcext:value-type="float">
            <text:p>0.43087468376642</text:p>
          </table:table-cell>
          <table:table-cell office:value-type="float" office:value="0.579091222939407" calcext:value-type="float">
            <text:p>0.579091222939407</text:p>
          </table:table-cell>
          <table:table-cell office:value-type="float" office:value="0" calcext:value-type="float">
            <text:p>0</text:p>
          </table:table-cell>
          <table:table-cell office:value-type="float" office:value="0.453517653128641" calcext:value-type="float">
            <text:p>0.453517653128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2622725430609" calcext:value-type="float">
            <text:p>0.482622725430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590160238052" calcext:value-type="float">
            <text:p>0.48590160238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6523294591178" calcext:value-type="float">
            <text:p>0.5165232945911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98715681534172" calcext:value-type="float">
            <text:p>0.198715681534172</text:p>
          </table:table-cell>
          <table:table-cell office:value-type="float" office:value="0.00463202300460286" calcext:value-type="float">
            <text:p>0.00463202300460286</text:p>
          </table:table-cell>
          <table:table-cell office:value-type="float" office:value="0.423738253648763" calcext:value-type="float">
            <text:p>0.423738253648763</text:p>
          </table:table-cell>
          <table:table-cell office:value-type="float" office:value="0.258530867213232" calcext:value-type="float">
            <text:p>0.258530867213232</text:p>
          </table:table-cell>
          <table:table-cell office:value-type="float" office:value="0.00463202300460286" calcext:value-type="float">
            <text:p>0.00463202300460286</text:p>
          </table:table-cell>
          <table:table-cell office:value-type="float" office:value="0.446960459804777" calcext:value-type="float">
            <text:p>0.446960459804777</text:p>
          </table:table-cell>
          <table:table-cell office:value-type="float" office:value="0.286307236263039" calcext:value-type="float">
            <text:p>0.286307236263039</text:p>
          </table:table-cell>
          <table:table-cell office:value-type="float" office:value="0.00463202300460286" calcext:value-type="float">
            <text:p>0.00463202300460286</text:p>
          </table:table-cell>
          <table:table-cell office:value-type="float" office:value="0.48950154140357" calcext:value-type="float">
            <text:p>0.48950154140357</text:p>
          </table:table-cell>
          <table:table-cell office:value-type="float" office:value="0.286307236263039" calcext:value-type="float">
            <text:p>0.286307236263039</text:p>
          </table:table-cell>
          <table:table-cell office:value-type="float" office:value="0.00560458186751921" calcext:value-type="float">
            <text:p>0.00560458186751921</text:p>
          </table:table-cell>
          <table:table-cell office:value-type="float" office:value="0.48950154140357" calcext:value-type="float">
            <text:p>0.48950154140357</text:p>
          </table:table-cell>
          <table:table-cell office:value-type="float" office:value="0.288189028153072" calcext:value-type="float">
            <text:p>0.288189028153072</text:p>
          </table:table-cell>
          <table:table-cell office:value-type="float" office:value="0.0963295749228451" calcext:value-type="float">
            <text:p>0.0963295749228451</text:p>
          </table:table-cell>
          <table:table-cell office:value-type="float" office:value="0" calcext:value-type="float">
            <text:p>0</text:p>
          </table:table-cell>
          <table:table-cell office:value-type="float" office:value="0.316415378479371" calcext:value-type="float">
            <text:p>0.316415378479371</text:p>
          </table:table-cell>
          <table:table-cell office:value-type="float" office:value="0.174792682637215" calcext:value-type="float">
            <text:p>0.174792682637215</text:p>
          </table:table-cell>
          <table:table-cell office:value-type="float" office:value="0" calcext:value-type="float">
            <text:p>0</text:p>
          </table:table-cell>
          <table:table-cell office:value-type="float" office:value="0.316415378479371" calcext:value-type="float">
            <text:p>0.316415378479371</text:p>
          </table:table-cell>
          <table:table-cell office:value-type="float" office:value="0.246495357765699" calcext:value-type="float">
            <text:p>0.246495357765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6347153991102" calcext:value-type="float">
            <text:p>0.27634715399110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440152493739601" calcext:value-type="float">
            <text:p>0.440152493739601</text:p>
          </table:table-cell>
          <table:table-cell office:value-type="float" office:value="0.398168693590943" calcext:value-type="float">
            <text:p>0.398168693590943</text:p>
          </table:table-cell>
          <table:table-cell office:value-type="float" office:value="0.404318768104292" calcext:value-type="float">
            <text:p>0.404318768104292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452334633092538" calcext:value-type="float">
            <text:p>0.452334633092538</text:p>
          </table:table-cell>
          <table:table-cell office:value-type="float" office:value="0.404318768104292" calcext:value-type="float">
            <text:p>0.404318768104292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494350878666996" calcext:value-type="float">
            <text:p>0.494350878666996</text:p>
          </table:table-cell>
          <table:table-cell office:value-type="float" office:value="0.462009826915751" calcext:value-type="float">
            <text:p>0.462009826915751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494350878666996" calcext:value-type="float">
            <text:p>0.494350878666996</text:p>
          </table:table-cell>
          <table:table-cell office:value-type="float" office:value="0.483073524728713" calcext:value-type="float">
            <text:p>0.483073524728713</text:p>
          </table:table-cell>
          <table:table-cell office:value-type="float" office:value="0.455882147844019" calcext:value-type="float">
            <text:p>0.455882147844019</text:p>
          </table:table-cell>
          <table:table-cell office:value-type="float" office:value="0.531343638552197" calcext:value-type="float">
            <text:p>0.531343638552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2122020115526" calcext:value-type="float">
            <text:p>0.562122020115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3434497613859" calcext:value-type="float">
            <text:p>0.563434497613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04242242959538" calcext:value-type="float">
            <text:p>0.304242242959538</text:p>
          </table:table-cell>
          <table:table-cell office:value-type="float" office:value="0.841828776758272" calcext:value-type="float">
            <text:p>0.841828776758272</text:p>
          </table:table-cell>
          <table:table-cell office:value-type="float" office:value="0.181438347695627" calcext:value-type="float">
            <text:p>0.181438347695627</text:p>
          </table:table-cell>
          <table:table-cell office:value-type="float" office:value="0.304242242959538" calcext:value-type="float">
            <text:p>0.304242242959538</text:p>
          </table:table-cell>
          <table:table-cell office:value-type="float" office:value="0.848998501705663" calcext:value-type="float">
            <text:p>0.848998501705663</text:p>
          </table:table-cell>
          <table:table-cell office:value-type="float" office:value="0.223137689589497" calcext:value-type="float">
            <text:p>0.223137689589497</text:p>
          </table:table-cell>
          <table:table-cell office:value-type="float" office:value="0.337233254936846" calcext:value-type="float">
            <text:p>0.337233254936846</text:p>
          </table:table-cell>
          <table:table-cell office:value-type="float" office:value="0.859942588547143" calcext:value-type="float">
            <text:p>0.859942588547143</text:p>
          </table:table-cell>
          <table:table-cell office:value-type="float" office:value="0" calcext:value-type="float">
            <text:p>0</text:p>
          </table:table-cell>
          <table:table-cell office:value-type="float" office:value="0.36179818387632" calcext:value-type="float">
            <text:p>0.36179818387632</text:p>
          </table:table-cell>
          <table:table-cell office:value-type="float" office:value="0.866187786428638" calcext:value-type="float">
            <text:p>0.866187786428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8428907935311" calcext:value-type="float">
            <text:p>0.868428907935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784709516835" calcext:value-type="float">
            <text:p>0.87784709516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4145250429412" calcext:value-type="float">
            <text:p>0.884145250429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431945018642116" calcext:value-type="float">
            <text:p>0.431945018642116</text:p>
          </table:table-cell>
          <table:table-cell office:value-type="float" office:value="0.722252568393066" calcext:value-type="float">
            <text:p>0.722252568393066</text:p>
          </table:table-cell>
          <table:table-cell office:value-type="float" office:value="0.539161276675255" calcext:value-type="float">
            <text:p>0.539161276675255</text:p>
          </table:table-cell>
          <table:table-cell office:value-type="float" office:value="0.438196573035713" calcext:value-type="float">
            <text:p>0.438196573035713</text:p>
          </table:table-cell>
          <table:table-cell office:value-type="float" office:value="0.740808461470793" calcext:value-type="float">
            <text:p>0.740808461470793</text:p>
          </table:table-cell>
          <table:table-cell office:value-type="float" office:value="0.539161276675255" calcext:value-type="float">
            <text:p>0.539161276675255</text:p>
          </table:table-cell>
          <table:table-cell office:value-type="float" office:value="0.458392909107572" calcext:value-type="float">
            <text:p>0.458392909107572</text:p>
          </table:table-cell>
          <table:table-cell office:value-type="float" office:value="0.74678722780993" calcext:value-type="float">
            <text:p>0.74678722780993</text:p>
          </table:table-cell>
          <table:table-cell office:value-type="float" office:value="0.547184909056682" calcext:value-type="float">
            <text:p>0.547184909056682</text:p>
          </table:table-cell>
          <table:table-cell office:value-type="float" office:value="0.458392909107572" calcext:value-type="float">
            <text:p>0.458392909107572</text:p>
          </table:table-cell>
          <table:table-cell office:value-type="float" office:value="0.76629492760782" calcext:value-type="float">
            <text:p>0.76629492760782</text:p>
          </table:table-cell>
          <table:table-cell office:value-type="float" office:value="0.547184909056682" calcext:value-type="float">
            <text:p>0.547184909056682</text:p>
          </table:table-cell>
          <table:table-cell office:value-type="float" office:value="0.483011175485574" calcext:value-type="float">
            <text:p>0.483011175485574</text:p>
          </table:table-cell>
          <table:table-cell office:value-type="float" office:value="0.787207246746056" calcext:value-type="float">
            <text:p>0.787207246746056</text:p>
          </table:table-cell>
          <table:table-cell office:value-type="float" office:value="0.583529809388701" calcext:value-type="float">
            <text:p>0.583529809388701</text:p>
          </table:table-cell>
          <table:table-cell office:value-type="float" office:value="0" calcext:value-type="float">
            <text:p>0</text:p>
          </table:table-cell>
          <table:table-cell office:value-type="float" office:value="0.787207246746056" calcext:value-type="float">
            <text:p>0.787207246746056</text:p>
          </table:table-cell>
          <table:table-cell office:value-type="float" office:value="0.583529809388701" calcext:value-type="float">
            <text:p>0.583529809388701</text:p>
          </table:table-cell>
          <table:table-cell office:value-type="float" office:value="0" calcext:value-type="float">
            <text:p>0</text:p>
          </table:table-cell>
          <table:table-cell office:value-type="float" office:value="0.805675919095094" calcext:value-type="float">
            <text:p>0.805675919095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15461428454834" calcext:value-type="float">
            <text:p>0.815461428454834</text:p>
          </table:table-cell>
          <table:table-cell office:value-type="float" office:value="0.342081748715907" calcext:value-type="float">
            <text:p>0.342081748715907</text:p>
          </table:table-cell>
          <table:table-cell office:value-type="float" office:value="0.0434125328548192" calcext:value-type="float">
            <text:p>0.0434125328548192</text:p>
          </table:table-cell>
          <table:table-cell office:value-type="float" office:value="0.831543237701949" calcext:value-type="float">
            <text:p>0.831543237701949</text:p>
          </table:table-cell>
          <table:table-cell office:value-type="float" office:value="0.390638327346719" calcext:value-type="float">
            <text:p>0.390638327346719</text:p>
          </table:table-cell>
          <table:table-cell office:value-type="float" office:value="0.117003274821895" calcext:value-type="float">
            <text:p>0.117003274821895</text:p>
          </table:table-cell>
          <table:table-cell office:value-type="float" office:value="0.831543237701949" calcext:value-type="float">
            <text:p>0.831543237701949</text:p>
          </table:table-cell>
          <table:table-cell office:value-type="float" office:value="0.441149259328383" calcext:value-type="float">
            <text:p>0.441149259328383</text:p>
          </table:table-cell>
          <table:table-cell office:value-type="float" office:value="0.191351471302558" calcext:value-type="float">
            <text:p>0.191351471302558</text:p>
          </table:table-cell>
          <table:table-cell office:value-type="float" office:value="0.845134914490605" calcext:value-type="float">
            <text:p>0.845134914490605</text:p>
          </table:table-cell>
          <table:table-cell office:value-type="float" office:value="0.441149259328383" calcext:value-type="float">
            <text:p>0.441149259328383</text:p>
          </table:table-cell>
          <table:table-cell office:value-type="float" office:value="0.23318035744578" calcext:value-type="float">
            <text:p>0.23318035744578</text:p>
          </table:table-cell>
          <table:table-cell office:value-type="float" office:value="0" calcext:value-type="float">
            <text:p>0</text:p>
          </table:table-cell>
          <table:table-cell office:value-type="float" office:value="0.44291445337146" calcext:value-type="float">
            <text:p>0.44291445337146</text:p>
          </table:table-cell>
          <table:table-cell office:value-type="float" office:value="0.245365747878896" calcext:value-type="float">
            <text:p>0.245365747878896</text:p>
          </table:table-cell>
          <table:table-cell office:value-type="float" office:value="0" calcext:value-type="float">
            <text:p>0</text:p>
          </table:table-cell>
          <table:table-cell office:value-type="float" office:value="0.44291445337146" calcext:value-type="float">
            <text:p>0.44291445337146</text:p>
          </table:table-cell>
          <table:table-cell office:value-type="float" office:value="0.276969326192181" calcext:value-type="float">
            <text:p>0.276969326192181</text:p>
          </table:table-cell>
          <table:table-cell office:value-type="float" office:value="0" calcext:value-type="float">
            <text:p>0</text:p>
          </table:table-cell>
          <table:table-cell office:value-type="float" office:value="0.480384145240956" calcext:value-type="float">
            <text:p>0.480384145240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66361843293692" calcext:value-type="float">
            <text:p>0.366361843293692</text:p>
          </table:table-cell>
          <table:table-cell office:value-type="float" office:value="0.151674879732751" calcext:value-type="float">
            <text:p>0.151674879732751</text:p>
          </table:table-cell>
          <table:table-cell office:value-type="float" office:value="0.106876923094744" calcext:value-type="float">
            <text:p>0.106876923094744</text:p>
          </table:table-cell>
          <table:table-cell office:value-type="float" office:value="0" calcext:value-type="float">
            <text:p>0</text:p>
          </table:table-cell>
          <table:table-cell office:value-type="float" office:value="0.201745629878465" calcext:value-type="float">
            <text:p>0.201745629878465</text:p>
          </table:table-cell>
          <table:table-cell office:value-type="float" office:value="0.118550968480509" calcext:value-type="float">
            <text:p>0.118550968480509</text:p>
          </table:table-cell>
          <table:table-cell office:value-type="float" office:value="0" calcext:value-type="float">
            <text:p>0</text:p>
          </table:table-cell>
          <table:table-cell office:value-type="float" office:value="0.267576148379045" calcext:value-type="float">
            <text:p>0.267576148379045</text:p>
          </table:table-cell>
          <table:table-cell office:value-type="float" office:value="0.118550968480509" calcext:value-type="float">
            <text:p>0.118550968480509</text:p>
          </table:table-cell>
          <table:table-cell office:value-type="float" office:value="0" calcext:value-type="float">
            <text:p>0</text:p>
          </table:table-cell>
          <table:table-cell office:value-type="float" office:value="0.31434331177385" calcext:value-type="float">
            <text:p>0.31434331177385</text:p>
          </table:table-cell>
          <table:table-cell office:value-type="float" office:value="0.118550968480509" calcext:value-type="float">
            <text:p>0.118550968480509</text:p>
          </table:table-cell>
          <table:table-cell office:value-type="float" office:value="0" calcext:value-type="float">
            <text:p>0</text:p>
          </table:table-cell>
          <table:table-cell office:value-type="float" office:value="0.31434331177385" calcext:value-type="float">
            <text:p>0.31434331177385</text:p>
          </table:table-cell>
          <table:table-cell office:value-type="float" office:value="0.198432690711546" calcext:value-type="float">
            <text:p>0.198432690711546</text:p>
          </table:table-cell>
          <table:table-cell office:value-type="float" office:value="0" calcext:value-type="float">
            <text:p>0</text:p>
          </table:table-cell>
          <table:table-cell office:value-type="float" office:value="0.380839740367908" calcext:value-type="float">
            <text:p>0.380839740367908</text:p>
          </table:table-cell>
          <table:table-cell office:value-type="float" office:value="0.198432690711546" calcext:value-type="float">
            <text:p>0.198432690711546</text:p>
          </table:table-cell>
          <table:table-cell office:value-type="float" office:value="0" calcext:value-type="float">
            <text:p>0</text:p>
          </table:table-cell>
          <table:table-cell office:value-type="float" office:value="0.439772143586262" calcext:value-type="float">
            <text:p>0.439772143586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472214925161949" calcext:value-type="float">
            <text:p>0.472214925161949</text:p>
          </table:table-cell>
          <table:table-cell office:value-type="float" office:value="0.334905614657086" calcext:value-type="float">
            <text:p>0.334905614657086</text:p>
          </table:table-cell>
          <table:table-cell office:value-type="float" office:value="0.533602546726879" calcext:value-type="float">
            <text:p>0.533602546726879</text:p>
          </table:table-cell>
          <table:table-cell office:value-type="float" office:value="0.472214925161949" calcext:value-type="float">
            <text:p>0.472214925161949</text:p>
          </table:table-cell>
          <table:table-cell office:value-type="float" office:value="0.36079744737088" calcext:value-type="float">
            <text:p>0.36079744737088</text:p>
          </table:table-cell>
          <table:table-cell office:value-type="float" office:value="0.579876543862689" calcext:value-type="float">
            <text:p>0.579876543862689</text:p>
          </table:table-cell>
          <table:table-cell office:value-type="float" office:value="0" calcext:value-type="float">
            <text:p>0</text:p>
          </table:table-cell>
          <table:table-cell office:value-type="float" office:value="0.361939953841593" calcext:value-type="float">
            <text:p>0.361939953841593</text:p>
          </table:table-cell>
          <table:table-cell office:value-type="float" office:value="0.583438855346091" calcext:value-type="float">
            <text:p>0.583438855346091</text:p>
          </table:table-cell>
          <table:table-cell office:value-type="float" office:value="0" calcext:value-type="float">
            <text:p>0</text:p>
          </table:table-cell>
          <table:table-cell office:value-type="float" office:value="0.405683135722985" calcext:value-type="float">
            <text:p>0.405683135722985</text:p>
          </table:table-cell>
          <table:table-cell office:value-type="float" office:value="0.598242795618498" calcext:value-type="float">
            <text:p>0.598242795618498</text:p>
          </table:table-cell>
          <table:table-cell office:value-type="float" office:value="0" calcext:value-type="float">
            <text:p>0</text:p>
          </table:table-cell>
          <table:table-cell office:value-type="float" office:value="0.454256520505455" calcext:value-type="float">
            <text:p>0.454256520505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0884029873834" calcext:value-type="float">
            <text:p>0.500884029873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4214396223948" calcext:value-type="float">
            <text:p>0.544214396223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19594245938302" calcext:value-type="float">
            <text:p>0.119594245938302</text:p>
          </table:table-cell>
          <table:table-cell office:value-type="float" office:value="0.113238045840755" calcext:value-type="float">
            <text:p>0.113238045840755</text:p>
          </table:table-cell>
          <table:table-cell office:value-type="float" office:value="0.736873744944182" calcext:value-type="float">
            <text:p>0.736873744944182</text:p>
          </table:table-cell>
          <table:table-cell office:value-type="float" office:value="0.136783550928061" calcext:value-type="float">
            <text:p>0.136783550928061</text:p>
          </table:table-cell>
          <table:table-cell office:value-type="float" office:value="0.174626497757805" calcext:value-type="float">
            <text:p>0.174626497757805</text:p>
          </table:table-cell>
          <table:table-cell office:value-type="float" office:value="0.746019264297887" calcext:value-type="float">
            <text:p>0.746019264297887</text:p>
          </table:table-cell>
          <table:table-cell office:value-type="float" office:value="0.142770932512508" calcext:value-type="float">
            <text:p>0.142770932512508</text:p>
          </table:table-cell>
          <table:table-cell office:value-type="float" office:value="0.230763514838356" calcext:value-type="float">
            <text:p>0.230763514838356</text:p>
          </table:table-cell>
          <table:table-cell office:value-type="float" office:value="0.768922281716963" calcext:value-type="float">
            <text:p>0.768922281716963</text:p>
          </table:table-cell>
          <table:table-cell office:value-type="float" office:value="0.167263003041839" calcext:value-type="float">
            <text:p>0.167263003041839</text:p>
          </table:table-cell>
          <table:table-cell office:value-type="float" office:value="0.254637689079381" calcext:value-type="float">
            <text:p>0.254637689079381</text:p>
          </table:table-cell>
          <table:table-cell office:value-type="float" office:value="0.791840799769785" calcext:value-type="float">
            <text:p>0.791840799769785</text:p>
          </table:table-cell>
          <table:table-cell office:value-type="float" office:value="0.201806557707474" calcext:value-type="float">
            <text:p>0.201806557707474</text:p>
          </table:table-cell>
          <table:table-cell office:value-type="float" office:value="0.31926294903846" calcext:value-type="float">
            <text:p>0.31926294903846</text:p>
          </table:table-cell>
          <table:table-cell office:value-type="float" office:value="0" calcext:value-type="float">
            <text:p>0</text:p>
          </table:table-cell>
          <table:table-cell office:value-type="float" office:value="0.201806557707474" calcext:value-type="float">
            <text:p>0.201806557707474</text:p>
          </table:table-cell>
          <table:table-cell office:value-type="float" office:value="0.336193851083795" calcext:value-type="float">
            <text:p>0.336193851083795</text:p>
          </table:table-cell>
          <table:table-cell office:value-type="float" office:value="0" calcext:value-type="float">
            <text:p>0</text:p>
          </table:table-cell>
          <table:table-cell office:value-type="float" office:value="0.251155248137628" calcext:value-type="float">
            <text:p>0.251155248137628</text:p>
          </table:table-cell>
          <table:table-cell office:value-type="float" office:value="0.344299582260144" calcext:value-type="float">
            <text:p>0.344299582260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85175961393014" calcext:value-type="float">
            <text:p>0.785175961393014</text:p>
          </table:table-cell>
          <table:table-cell office:value-type="float" office:value="0.139272072663387" calcext:value-type="float">
            <text:p>0.139272072663387</text:p>
          </table:table-cell>
          <table:table-cell office:value-type="float" office:value="0.764883261542128" calcext:value-type="float">
            <text:p>0.764883261542128</text:p>
          </table:table-cell>
          <table:table-cell office:value-type="float" office:value="0.788288651552622" calcext:value-type="float">
            <text:p>0.788288651552622</text:p>
          </table:table-cell>
          <table:table-cell office:value-type="float" office:value="0.221061655466588" calcext:value-type="float">
            <text:p>0.221061655466588</text:p>
          </table:table-cell>
          <table:table-cell office:value-type="float" office:value="0.781106431487102" calcext:value-type="float">
            <text:p>0.781106431487102</text:p>
          </table:table-cell>
          <table:table-cell office:value-type="float" office:value="0" calcext:value-type="float">
            <text:p>0</text:p>
          </table:table-cell>
          <table:table-cell office:value-type="float" office:value="0.258496386761368" calcext:value-type="float">
            <text:p>0.258496386761368</text:p>
          </table:table-cell>
          <table:table-cell office:value-type="float" office:value="0.781106431487102" calcext:value-type="float">
            <text:p>0.781106431487102</text:p>
          </table:table-cell>
          <table:table-cell office:value-type="float" office:value="0" calcext:value-type="float">
            <text:p>0</text:p>
          </table:table-cell>
          <table:table-cell office:value-type="float" office:value="0.302988127206157" calcext:value-type="float">
            <text:p>0.302988127206157</text:p>
          </table:table-cell>
          <table:table-cell office:value-type="float" office:value="0.797766892418642" calcext:value-type="float">
            <text:p>0.797766892418642</text:p>
          </table:table-cell>
          <table:table-cell office:value-type="float" office:value="0" calcext:value-type="float">
            <text:p>0</text:p>
          </table:table-cell>
          <table:table-cell office:value-type="float" office:value="0.363507751715166" calcext:value-type="float">
            <text:p>0.363507751715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8493573696358" calcext:value-type="float">
            <text:p>0.40849357369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205844942958024" calcext:value-type="float">
            <text:p>0.0205844942958024</text:p>
          </table:table-cell>
          <table:table-cell office:value-type="float" office:value="0.201627320047745" calcext:value-type="float">
            <text:p>0.201627320047745</text:p>
          </table:table-cell>
          <table:table-cell office:value-type="float" office:value="0.212044839908227" calcext:value-type="float">
            <text:p>0.212044839908227</text:p>
          </table:table-cell>
          <table:table-cell office:value-type="float" office:value="0.0205844942958024" calcext:value-type="float">
            <text:p>0.0205844942958024</text:p>
          </table:table-cell>
          <table:table-cell office:value-type="float" office:value="0.249277622527756" calcext:value-type="float">
            <text:p>0.249277622527756</text:p>
          </table:table-cell>
          <table:table-cell office:value-type="float" office:value="0.235941561653575" calcext:value-type="float">
            <text:p>0.235941561653575</text:p>
          </table:table-cell>
          <table:table-cell office:value-type="float" office:value="0.1003548003713" calcext:value-type="float">
            <text:p>0.1003548003713</text:p>
          </table:table-cell>
          <table:table-cell office:value-type="float" office:value="0.286504123604669" calcext:value-type="float">
            <text:p>0.286504123604669</text:p>
          </table:table-cell>
          <table:table-cell office:value-type="float" office:value="0.307998066836522" calcext:value-type="float">
            <text:p>0.307998066836522</text:p>
          </table:table-cell>
          <table:table-cell office:value-type="float" office:value="0.187010653749491" calcext:value-type="float">
            <text:p>0.187010653749491</text:p>
          </table:table-cell>
          <table:table-cell office:value-type="float" office:value="0.302255944440487" calcext:value-type="float">
            <text:p>0.302255944440487</text:p>
          </table:table-cell>
          <table:table-cell office:value-type="float" office:value="0.346795853754882" calcext:value-type="float">
            <text:p>0.346795853754882</text:p>
          </table:table-cell>
          <table:table-cell office:value-type="float" office:value="0.187010653749491" calcext:value-type="float">
            <text:p>0.187010653749491</text:p>
          </table:table-cell>
          <table:table-cell office:value-type="float" office:value="0.302255944440487" calcext:value-type="float">
            <text:p>0.302255944440487</text:p>
          </table:table-cell>
          <table:table-cell office:value-type="float" office:value="0" calcext:value-type="float">
            <text:p>0</text:p>
          </table:table-cell>
          <table:table-cell office:value-type="float" office:value="0.262341240511876" calcext:value-type="float">
            <text:p>0.262341240511876</text:p>
          </table:table-cell>
          <table:table-cell office:value-type="float" office:value="0.302255944440487" calcext:value-type="float">
            <text:p>0.302255944440487</text:p>
          </table:table-cell>
          <table:table-cell office:value-type="float" office:value="0" calcext:value-type="float">
            <text:p>0</text:p>
          </table:table-cell>
          <table:table-cell office:value-type="float" office:value="0.289669439688881" calcext:value-type="float">
            <text:p>0.289669439688881</text:p>
          </table:table-cell>
          <table:table-cell office:value-type="float" office:value="0.302255944440487" calcext:value-type="float">
            <text:p>0.302255944440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9319840717416" calcext:value-type="float">
            <text:p>0.35931984071741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42696083158249" calcext:value-type="float">
            <text:p>0.542696083158249</text:p>
          </table:table-cell>
          <table:table-cell office:value-type="float" office:value="0.358830484123503" calcext:value-type="float">
            <text:p>0.358830484123503</text:p>
          </table:table-cell>
          <table:table-cell office:value-type="float" office:value="0.37978578017923" calcext:value-type="float">
            <text:p>0.37978578017923</text:p>
          </table:table-cell>
          <table:table-cell office:value-type="float" office:value="0.542696083158249" calcext:value-type="float">
            <text:p>0.542696083158249</text:p>
          </table:table-cell>
          <table:table-cell office:value-type="float" office:value="0.358830484123503" calcext:value-type="float">
            <text:p>0.358830484123503</text:p>
          </table:table-cell>
          <table:table-cell office:value-type="float" office:value="0.423743134155507" calcext:value-type="float">
            <text:p>0.423743134155507</text:p>
          </table:table-cell>
          <table:table-cell office:value-type="float" office:value="0.579087993630957" calcext:value-type="float">
            <text:p>0.579087993630957</text:p>
          </table:table-cell>
          <table:table-cell office:value-type="float" office:value="0.372947959823332" calcext:value-type="float">
            <text:p>0.372947959823332</text:p>
          </table:table-cell>
          <table:table-cell office:value-type="float" office:value="0.475324908537642" calcext:value-type="float">
            <text:p>0.475324908537642</text:p>
          </table:table-cell>
          <table:table-cell office:value-type="float" office:value="0" calcext:value-type="float">
            <text:p>0</text:p>
          </table:table-cell>
          <table:table-cell office:value-type="float" office:value="0.372947959823332" calcext:value-type="float">
            <text:p>0.372947959823332</text:p>
          </table:table-cell>
          <table:table-cell office:value-type="float" office:value="0.496390315227256" calcext:value-type="float">
            <text:p>0.496390315227256</text:p>
          </table:table-cell>
          <table:table-cell office:value-type="float" office:value="0" calcext:value-type="float">
            <text:p>0</text:p>
          </table:table-cell>
          <table:table-cell office:value-type="float" office:value="0.39463988410784" calcext:value-type="float">
            <text:p>0.39463988410784</text:p>
          </table:table-cell>
          <table:table-cell office:value-type="float" office:value="0.505680717996125" calcext:value-type="float">
            <text:p>0.505680717996125</text:p>
          </table:table-cell>
          <table:table-cell office:value-type="float" office:value="0" calcext:value-type="float">
            <text:p>0</text:p>
          </table:table-cell>
          <table:table-cell office:value-type="float" office:value="0.415040712301887" calcext:value-type="float">
            <text:p>0.415040712301887</text:p>
          </table:table-cell>
          <table:table-cell office:value-type="float" office:value="0.551989658675855" calcext:value-type="float">
            <text:p>0.551989658675855</text:p>
          </table:table-cell>
          <table:table-cell office:value-type="float" office:value="0" calcext:value-type="float">
            <text:p>0</text:p>
          </table:table-cell>
          <table:table-cell office:value-type="float" office:value="0.456261668004386" calcext:value-type="float">
            <text:p>0.456261668004386</text:p>
          </table:table-cell>
          <table:table-cell office:value-type="float" office:value="0.56323322463666" calcext:value-type="float">
            <text:p>0.56323322463666</text:p>
          </table:table-cell>
          <table:table-cell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office:value-type="float" office:value="0.566188753858778" calcext:value-type="float">
            <text:p>0.566188753858778</text:p>
          </table:table-cell>
          <table:table-cell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86886936600517" calcext:value-type="float">
            <text:p>0.986886936600517</text:p>
          </table:table-cell>
          <table:table-cell office:value-type="float" office:value="0.311722067795548" calcext:value-type="float">
            <text:p>0.311722067795548</text:p>
          </table:table-cell>
          <table:table-cell office:value-type="float" office:value="0.411028469806705" calcext:value-type="float">
            <text:p>0.411028469806705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332172299799764" calcext:value-type="float">
            <text:p>0.332172299799764</text:p>
          </table:table-cell>
          <table:table-cell office:value-type="float" office:value="0.421325967190151" calcext:value-type="float">
            <text:p>0.421325967190151</text:p>
          </table:table-cell>
          <table:table-cell office:value-type="float" office:value="0.987693399476002" calcext:value-type="float">
            <text:p>0.987693399476002</text:p>
          </table:table-cell>
          <table:table-cell office:value-type="float" office:value="0.332172299799764" calcext:value-type="float">
            <text:p>0.332172299799764</text:p>
          </table:table-cell>
          <table:table-cell office:value-type="float" office:value="0.466152012569392" calcext:value-type="float">
            <text:p>0.466152012569392</text:p>
          </table:table-cell>
          <table:table-cell office:value-type="float" office:value="0" calcext:value-type="float">
            <text:p>0</text:p>
          </table:table-cell>
          <table:table-cell office:value-type="float" office:value="0.332172299799764" calcext:value-type="float">
            <text:p>0.332172299799764</text:p>
          </table:table-cell>
          <table:table-cell office:value-type="float" office:value="0.503287447322145" calcext:value-type="float">
            <text:p>0.503287447322145</text:p>
          </table:table-cell>
          <table:table-cell office:value-type="float" office:value="0" calcext:value-type="float">
            <text:p>0</text:p>
          </table:table-cell>
          <table:table-cell office:value-type="float" office:value="0.336993909542432" calcext:value-type="float">
            <text:p>0.336993909542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8248962040068" calcext:value-type="float">
            <text:p>0.34824896204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2139990781608" calcext:value-type="float">
            <text:p>0.392139990781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61277197569496" calcext:value-type="float">
            <text:p>0.561277197569496</text:p>
          </table:table-cell>
          <table:table-cell office:value-type="float" office:value="0.248489139814466" calcext:value-type="float">
            <text:p>0.248489139814466</text:p>
          </table:table-cell>
          <table:table-cell office:value-type="float" office:value="0.451767678737229" calcext:value-type="float">
            <text:p>0.451767678737229</text:p>
          </table:table-cell>
          <table:table-cell office:value-type="float" office:value="0.584037725114088" calcext:value-type="float">
            <text:p>0.584037725114088</text:p>
          </table:table-cell>
          <table:table-cell office:value-type="float" office:value="0.2646421426948" calcext:value-type="float">
            <text:p>0.2646421426948</text:p>
          </table:table-cell>
          <table:table-cell office:value-type="float" office:value="0.505253783243736" calcext:value-type="float">
            <text:p>0.505253783243736</text:p>
          </table:table-cell>
          <table:table-cell office:value-type="float" office:value="0" calcext:value-type="float">
            <text:p>0</text:p>
          </table:table-cell>
          <table:table-cell office:value-type="float" office:value="0.271369699166844" calcext:value-type="float">
            <text:p>0.271369699166844</text:p>
          </table:table-cell>
          <table:table-cell office:value-type="float" office:value="0.518366855011592" calcext:value-type="float">
            <text:p>0.518366855011592</text:p>
          </table:table-cell>
          <table:table-cell office:value-type="float" office:value="0" calcext:value-type="float">
            <text:p>0</text:p>
          </table:table-cell>
          <table:table-cell office:value-type="float" office:value="0.322008185243042" calcext:value-type="float">
            <text:p>0.322008185243042</text:p>
          </table:table-cell>
          <table:table-cell office:value-type="float" office:value="0.539973429917779" calcext:value-type="float">
            <text:p>0.539973429917779</text:p>
          </table:table-cell>
          <table:table-cell office:value-type="float" office:value="0" calcext:value-type="float">
            <text:p>0</text:p>
          </table:table-cell>
          <table:table-cell office:value-type="float" office:value="0.359661379418049" calcext:value-type="float">
            <text:p>0.359661379418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2627122844748" calcext:value-type="float">
            <text:p>0.392627122844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824169531226" calcext:value-type="float">
            <text:p>0.422824169531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21874235023117" calcext:value-type="float">
            <text:p>0.921874235023117</text:p>
          </table:table-cell>
          <table:table-cell office:value-type="float" office:value="0.124662681203267" calcext:value-type="float">
            <text:p>0.124662681203267</text:p>
          </table:table-cell>
          <table:table-cell office:value-type="float" office:value="0.567312219628904" calcext:value-type="float">
            <text:p>0.567312219628904</text:p>
          </table:table-cell>
          <table:table-cell office:value-type="float" office:value="0.924511879376488" calcext:value-type="float">
            <text:p>0.924511879376488</text:p>
          </table:table-cell>
          <table:table-cell office:value-type="float" office:value="0.131239771643763" calcext:value-type="float">
            <text:p>0.131239771643763</text:p>
          </table:table-cell>
          <table:table-cell office:value-type="float" office:value="0.567312219628904" calcext:value-type="float">
            <text:p>0.567312219628904</text:p>
          </table:table-cell>
          <table:table-cell office:value-type="float" office:value="0.928297731631288" calcext:value-type="float">
            <text:p>0.928297731631288</text:p>
          </table:table-cell>
          <table:table-cell office:value-type="float" office:value="0.202983446523867" calcext:value-type="float">
            <text:p>0.202983446523867</text:p>
          </table:table-cell>
          <table:table-cell office:value-type="float" office:value="0.595928917799577" calcext:value-type="float">
            <text:p>0.595928917799577</text:p>
          </table:table-cell>
          <table:table-cell office:value-type="float" office:value="0.933681647512597" calcext:value-type="float">
            <text:p>0.933681647512597</text:p>
          </table:table-cell>
          <table:table-cell office:value-type="float" office:value="0.281622088476828" calcext:value-type="float">
            <text:p>0.281622088476828</text:p>
          </table:table-cell>
          <table:table-cell office:value-type="float" office:value="0.609139279001503" calcext:value-type="float">
            <text:p>0.609139279001503</text:p>
          </table:table-cell>
          <table:table-cell office:value-type="float" office:value="0" calcext:value-type="float">
            <text:p>0</text:p>
          </table:table-cell>
          <table:table-cell office:value-type="float" office:value="0.316583310251215" calcext:value-type="float">
            <text:p>0.316583310251215</text:p>
          </table:table-cell>
          <table:table-cell office:value-type="float" office:value="0.609139279001503" calcext:value-type="float">
            <text:p>0.609139279001503</text:p>
          </table:table-cell>
          <table:table-cell office:value-type="float" office:value="0" calcext:value-type="float">
            <text:p>0</text:p>
          </table:table-cell>
          <table:table-cell office:value-type="float" office:value="0.316583310251215" calcext:value-type="float">
            <text:p>0.316583310251215</text:p>
          </table:table-cell>
          <table:table-cell office:value-type="float" office:value="0.622715565295058" calcext:value-type="float">
            <text:p>0.622715565295058</text:p>
          </table:table-cell>
          <table:table-cell office:value-type="float" office:value="0" calcext:value-type="float">
            <text:p>0</text:p>
          </table:table-cell>
          <table:table-cell office:value-type="float" office:value="0.363918523801666" calcext:value-type="float">
            <text:p>0.363918523801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04613769173371" calcext:value-type="float">
            <text:p>0.304613769173371</text:p>
          </table:table-cell>
          <table:table-cell office:value-type="float" office:value="0.301377874164142" calcext:value-type="float">
            <text:p>0.301377874164142</text:p>
          </table:table-cell>
          <table:table-cell office:value-type="float" office:value="0.607905092793445" calcext:value-type="float">
            <text:p>0.607905092793445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334635808563077" calcext:value-type="float">
            <text:p>0.334635808563077</text:p>
          </table:table-cell>
          <table:table-cell office:value-type="float" office:value="0.644642731861227" calcext:value-type="float">
            <text:p>0.644642731861227</text:p>
          </table:table-cell>
          <table:table-cell office:value-type="float" office:value="0" calcext:value-type="float">
            <text:p>0</text:p>
          </table:table-cell>
          <table:table-cell office:value-type="float" office:value="0.371287885462319" calcext:value-type="float">
            <text:p>0.371287885462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159379196894" calcext:value-type="float">
            <text:p>0.432159379196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00774227298" calcext:value-type="float">
            <text:p>0.442500774227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00774227298" calcext:value-type="float">
            <text:p>0.442500774227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00774227298" calcext:value-type="float">
            <text:p>0.442500774227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94827350427649" calcext:value-type="float">
            <text:p>0.894827350427649</text:p>
          </table:table-cell>
          <table:table-cell office:value-type="float" office:value="0.127488662331982" calcext:value-type="float">
            <text:p>0.127488662331982</text:p>
          </table:table-cell>
          <table:table-cell office:value-type="float" office:value="0.884206463348408" calcext:value-type="float">
            <text:p>0.884206463348408</text:p>
          </table:table-cell>
          <table:table-cell office:value-type="float" office:value="0.900325070096104" calcext:value-type="float">
            <text:p>0.900325070096104</text:p>
          </table:table-cell>
          <table:table-cell office:value-type="float" office:value="0.143641720270721" calcext:value-type="float">
            <text:p>0.143641720270721</text:p>
          </table:table-cell>
          <table:table-cell office:value-type="float" office:value="0.895717954604443" calcext:value-type="float">
            <text:p>0.895717954604443</text:p>
          </table:table-cell>
          <table:table-cell office:value-type="float" office:value="0.900325070096104" calcext:value-type="float">
            <text:p>0.900325070096104</text:p>
          </table:table-cell>
          <table:table-cell office:value-type="float" office:value="0.143641720270721" calcext:value-type="float">
            <text:p>0.143641720270721</text:p>
          </table:table-cell>
          <table:table-cell office:value-type="float" office:value="0.899831633923374" calcext:value-type="float">
            <text:p>0.899831633923374</text:p>
          </table:table-cell>
          <table:table-cell office:value-type="float" office:value="0.901502877187134" calcext:value-type="float">
            <text:p>0.901502877187134</text:p>
          </table:table-cell>
          <table:table-cell office:value-type="float" office:value="0.186364420357413" calcext:value-type="float">
            <text:p>0.186364420357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364420357413" calcext:value-type="float">
            <text:p>0.186364420357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470598797617" calcext:value-type="float">
            <text:p>0.195470598797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470598797617" calcext:value-type="float">
            <text:p>0.195470598797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280934509687381" calcext:value-type="float">
            <text:p>0.280934509687381</text:p>
          </table:table-cell>
          <table:table-cell office:value-type="float" office:value="0.149917427348774" calcext:value-type="float">
            <text:p>0.149917427348774</text:p>
          </table:table-cell>
          <table:table-cell office:value-type="float" office:value="0.413549101525352" calcext:value-type="float">
            <text:p>0.413549101525352</text:p>
          </table:table-cell>
          <table:table-cell office:value-type="float" office:value="0.293472597864034" calcext:value-type="float">
            <text:p>0.293472597864034</text:p>
          </table:table-cell>
          <table:table-cell office:value-type="float" office:value="0.157702659798998" calcext:value-type="float">
            <text:p>0.157702659798998</text:p>
          </table:table-cell>
          <table:table-cell office:value-type="float" office:value="0.449102859530047" calcext:value-type="float">
            <text:p>0.449102859530047</text:p>
          </table:table-cell>
          <table:table-cell office:value-type="float" office:value="0.316290357647052" calcext:value-type="float">
            <text:p>0.316290357647052</text:p>
          </table:table-cell>
          <table:table-cell office:value-type="float" office:value="0.157702659798998" calcext:value-type="float">
            <text:p>0.157702659798998</text:p>
          </table:table-cell>
          <table:table-cell office:value-type="float" office:value="0.455790002595638" calcext:value-type="float">
            <text:p>0.455790002595638</text:p>
          </table:table-cell>
          <table:table-cell office:value-type="float" office:value="0.316290357647052" calcext:value-type="float">
            <text:p>0.316290357647052</text:p>
          </table:table-cell>
          <table:table-cell office:value-type="float" office:value="0.161039742920279" calcext:value-type="float">
            <text:p>0.161039742920279</text:p>
          </table:table-cell>
          <table:table-cell office:value-type="float" office:value="0.499011015354923" calcext:value-type="float">
            <text:p>0.499011015354923</text:p>
          </table:table-cell>
          <table:table-cell office:value-type="float" office:value="0.340449390191883" calcext:value-type="float">
            <text:p>0.340449390191883</text:p>
          </table:table-cell>
          <table:table-cell office:value-type="float" office:value="0.184264494913792" calcext:value-type="float">
            <text:p>0.184264494913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921272452372" calcext:value-type="float">
            <text:p>0.18892127245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921272452372" calcext:value-type="float">
            <text:p>0.18892127245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14234438413612" calcext:value-type="float">
            <text:p>0.514234438413612</text:p>
          </table:table-cell>
          <table:table-cell office:value-type="float" office:value="0.124297223485545" calcext:value-type="float">
            <text:p>0.124297223485545</text:p>
          </table:table-cell>
          <table:table-cell office:value-type="float" office:value="0.610980988850992" calcext:value-type="float">
            <text:p>0.610980988850992</text:p>
          </table:table-cell>
          <table:table-cell office:value-type="float" office:value="0.559152869891455" calcext:value-type="float">
            <text:p>0.559152869891455</text:p>
          </table:table-cell>
          <table:table-cell office:value-type="float" office:value="0.200741332707915" calcext:value-type="float">
            <text:p>0.200741332707915</text:p>
          </table:table-cell>
          <table:table-cell office:value-type="float" office:value="0.622773258179099" calcext:value-type="float">
            <text:p>0.622773258179099</text:p>
          </table:table-cell>
          <table:table-cell office:value-type="float" office:value="0.571092431962427" calcext:value-type="float">
            <text:p>0.571092431962427</text:p>
          </table:table-cell>
          <table:table-cell office:value-type="float" office:value="0.260902862526057" calcext:value-type="float">
            <text:p>0.260902862526057</text:p>
          </table:table-cell>
          <table:table-cell office:value-type="float" office:value="0.62549247209961" calcext:value-type="float">
            <text:p>0.62549247209961</text:p>
          </table:table-cell>
          <table:table-cell office:value-type="float" office:value="0" calcext:value-type="float">
            <text:p>0</text:p>
          </table:table-cell>
          <table:table-cell office:value-type="float" office:value="0.260902862526057" calcext:value-type="float">
            <text:p>0.260902862526057</text:p>
          </table:table-cell>
          <table:table-cell office:value-type="float" office:value="0.646248672270053" calcext:value-type="float">
            <text:p>0.646248672270053</text:p>
          </table:table-cell>
          <table:table-cell office:value-type="float" office:value="0" calcext:value-type="float">
            <text:p>0</text:p>
          </table:table-cell>
          <table:table-cell office:value-type="float" office:value="0.260902862526057" calcext:value-type="float">
            <text:p>0.26090286252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902862526057" calcext:value-type="float">
            <text:p>0.26090286252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148761409875" calcext:value-type="float">
            <text:p>0.263148761409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62522284353982" calcext:value-type="float">
            <text:p>0.662522284353982</text:p>
          </table:table-cell>
          <table:table-cell office:value-type="float" office:value="0.929529144247826" calcext:value-type="float">
            <text:p>0.929529144247826</text:p>
          </table:table-cell>
          <table:table-cell office:value-type="float" office:value="0.311307699156004" calcext:value-type="float">
            <text:p>0.311307699156004</text:p>
          </table:table-cell>
          <table:table-cell office:value-type="float" office:value="0.676371793494602" calcext:value-type="float">
            <text:p>0.676371793494602</text:p>
          </table:table-cell>
          <table:table-cell office:value-type="float" office:value="0.93362060003621" calcext:value-type="float">
            <text:p>0.93362060003621</text:p>
          </table:table-cell>
          <table:table-cell office:value-type="float" office:value="0.377823127793077" calcext:value-type="float">
            <text:p>0.377823127793077</text:p>
          </table:table-cell>
          <table:table-cell office:value-type="float" office:value="0" calcext:value-type="float">
            <text:p>0</text:p>
          </table:table-cell>
          <table:table-cell office:value-type="float" office:value="0.93552727522743" calcext:value-type="float">
            <text:p>0.93552727522743</text:p>
          </table:table-cell>
          <table:table-cell office:value-type="float" office:value="0.410817300052039" calcext:value-type="float">
            <text:p>0.410817300052039</text:p>
          </table:table-cell>
          <table:table-cell office:value-type="float" office:value="0" calcext:value-type="float">
            <text:p>0</text:p>
          </table:table-cell>
          <table:table-cell office:value-type="float" office:value="0.93552727522743" calcext:value-type="float">
            <text:p>0.93552727522743</text:p>
          </table:table-cell>
          <table:table-cell office:value-type="float" office:value="0.447322431922395" calcext:value-type="float">
            <text:p>0.447322431922395</text:p>
          </table:table-cell>
          <table:table-cell office:value-type="float" office:value="0" calcext:value-type="float">
            <text:p>0</text:p>
          </table:table-cell>
          <table:table-cell office:value-type="float" office:value="0.939017160192056" calcext:value-type="float">
            <text:p>0.939017160192056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08397348116461" calcext:value-type="float">
            <text:p>0.808397348116461</text:p>
          </table:table-cell>
          <table:table-cell office:value-type="float" office:value="0.518838057126072" calcext:value-type="float">
            <text:p>0.518838057126072</text:p>
          </table:table-cell>
          <table:table-cell office:value-type="float" office:value="0.812985738716094" calcext:value-type="float">
            <text:p>0.812985738716094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549318618228059" calcext:value-type="float">
            <text:p>0.549318618228059</text:p>
          </table:table-cell>
          <table:table-cell office:value-type="float" office:value="0.823084731645521" calcext:value-type="float">
            <text:p>0.823084731645521</text:p>
          </table:table-cell>
          <table:table-cell office:value-type="float" office:value="0.816244204236876" calcext:value-type="float">
            <text:p>0.816244204236876</text:p>
          </table:table-cell>
          <table:table-cell office:value-type="float" office:value="0.591805784088812" calcext:value-type="float">
            <text:p>0.591805784088812</text:p>
          </table:table-cell>
          <table:table-cell office:value-type="float" office:value="0.82882874451892" calcext:value-type="float">
            <text:p>0.82882874451892</text:p>
          </table:table-cell>
          <table:table-cell office:value-type="float" office:value="0" calcext:value-type="float">
            <text:p>0</text:p>
          </table:table-cell>
          <table:table-cell office:value-type="float" office:value="0.597115829167908" calcext:value-type="float">
            <text:p>0.597115829167908</text:p>
          </table:table-cell>
          <table:table-cell office:value-type="float" office:value="0.837530415824191" calcext:value-type="float">
            <text:p>0.837530415824191</text:p>
          </table:table-cell>
          <table:table-cell office:value-type="float" office:value="0" calcext:value-type="float">
            <text:p>0</text:p>
          </table:table-cell>
          <table:table-cell office:value-type="float" office:value="0.629416184565945" calcext:value-type="float">
            <text:p>0.629416184565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658416666505" calcext:value-type="float">
            <text:p>0.65658416666505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48885537253333" calcext:value-type="float">
            <text:p>0.948885537253333</text:p>
          </table:table-cell>
          <table:table-cell office:value-type="float" office:value="0.13977237662629" calcext:value-type="float">
            <text:p>0.13977237662629</text:p>
          </table:table-cell>
          <table:table-cell office:value-type="float" office:value="0.900023123398011" calcext:value-type="float">
            <text:p>0.900023123398011</text:p>
          </table:table-cell>
          <table:table-cell office:value-type="float" office:value="0.948885537253333" calcext:value-type="float">
            <text:p>0.948885537253333</text:p>
          </table:table-cell>
          <table:table-cell office:value-type="float" office:value="0.13977237662629" calcext:value-type="float">
            <text:p>0.13977237662629</text:p>
          </table:table-cell>
          <table:table-cell office:value-type="float" office:value="0.900023123398011" calcext:value-type="float">
            <text:p>0.900023123398011</text:p>
          </table:table-cell>
          <table:table-cell office:value-type="float" office:value="0.952207792965975" calcext:value-type="float">
            <text:p>0.952207792965975</text:p>
          </table:table-cell>
          <table:table-cell office:value-type="float" office:value="0.13977237662629" calcext:value-type="float">
            <text:p>0.13977237662629</text:p>
          </table:table-cell>
          <table:table-cell office:value-type="float" office:value="0.904782203976032" calcext:value-type="float">
            <text:p>0.904782203976032</text:p>
          </table:table-cell>
          <table:table-cell office:value-type="float" office:value="0" calcext:value-type="float">
            <text:p>0</text:p>
          </table:table-cell>
          <table:table-cell office:value-type="float" office:value="0.157022067533999" calcext:value-type="float">
            <text:p>0.157022067533999</text:p>
          </table:table-cell>
          <table:table-cell office:value-type="float" office:value="0.910162218862543" calcext:value-type="float">
            <text:p>0.910162218862543</text:p>
          </table:table-cell>
          <table:table-cell office:value-type="float" office:value="0" calcext:value-type="float">
            <text:p>0</text:p>
          </table:table-cell>
          <table:table-cell office:value-type="float" office:value="0.193996379455614" calcext:value-type="float">
            <text:p>0.193996379455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251799883264" calcext:value-type="float">
            <text:p>0.232251799883264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4671027934328" calcext:value-type="float">
            <text:p>0.54671027934328</text:p>
          </table:table-cell>
          <table:table-cell office:value-type="float" office:value="0.15335140311608" calcext:value-type="float">
            <text:p>0.15335140311608</text:p>
          </table:table-cell>
          <table:table-cell office:value-type="float" office:value="0.780525515243862" calcext:value-type="float">
            <text:p>0.780525515243862</text:p>
          </table:table-cell>
          <table:table-cell office:value-type="float" office:value="0.587881038316465" calcext:value-type="float">
            <text:p>0.587881038316465</text:p>
          </table:table-cell>
          <table:table-cell office:value-type="float" office:value="0.222700585912403" calcext:value-type="float">
            <text:p>0.222700585912403</text:p>
          </table:table-cell>
          <table:table-cell office:value-type="float" office:value="0" calcext:value-type="float">
            <text:p>0</text:p>
          </table:table-cell>
          <table:table-cell office:value-type="float" office:value="0.607069215495931" calcext:value-type="float">
            <text:p>0.607069215495931</text:p>
          </table:table-cell>
          <table:table-cell office:value-type="float" office:value="0.243456677707155" calcext:value-type="float">
            <text:p>0.243456677707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807194093774" calcext:value-type="float">
            <text:p>0.263807194093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848471387448" calcext:value-type="float">
            <text:p>0.31848471387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895220791885" calcext:value-type="float">
            <text:p>0.358895220791885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25330330763264" calcext:value-type="float">
            <text:p>0.325330330763264</text:p>
          </table:table-cell>
          <table:table-cell office:value-type="float" office:value="0.932118282483612" calcext:value-type="float">
            <text:p>0.932118282483612</text:p>
          </table:table-cell>
          <table:table-cell office:value-type="float" office:value="0.81918885942679" calcext:value-type="float">
            <text:p>0.81918885942679</text:p>
          </table:table-cell>
          <table:table-cell office:value-type="float" office:value="0.331611692119327" calcext:value-type="float">
            <text:p>0.331611692119327</text:p>
          </table:table-cell>
          <table:table-cell office:value-type="float" office:value="0.932118282483612" calcext:value-type="float">
            <text:p>0.932118282483612</text:p>
          </table:table-cell>
          <table:table-cell office:value-type="float" office:value="0.81918885942679" calcext:value-type="float">
            <text:p>0.81918885942679</text:p>
          </table:table-cell>
          <table:table-cell office:value-type="float" office:value="0.37573851286849" calcext:value-type="float">
            <text:p>0.37573851286849</text:p>
          </table:table-cell>
          <table:table-cell office:value-type="float" office:value="0" calcext:value-type="float">
            <text:p>0</text:p>
          </table:table-cell>
          <table:table-cell office:value-type="float" office:value="0.824891767483276" calcext:value-type="float">
            <text:p>0.824891767483276</text:p>
          </table:table-cell>
          <table:table-cell office:value-type="float" office:value="0.381432158620954" calcext:value-type="float">
            <text:p>0.381432158620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1432158620954" calcext:value-type="float">
            <text:p>0.381432158620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1432158620954" calcext:value-type="float">
            <text:p>0.38143215862095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23298126827558" calcext:value-type="float">
            <text:p>0.623298126827558</text:p>
          </table:table-cell>
          <table:table-cell office:value-type="float" office:value="0.938340456821038" calcext:value-type="float">
            <text:p>0.938340456821038</text:p>
          </table:table-cell>
          <table:table-cell office:value-type="float" office:value="0.951403342206657" calcext:value-type="float">
            <text:p>0.951403342206657</text:p>
          </table:table-cell>
          <table:table-cell office:value-type="float" office:value="0.630324314052454" calcext:value-type="float">
            <text:p>0.630324314052454</text:p>
          </table:table-cell>
          <table:table-cell office:value-type="float" office:value="0.940923532005287" calcext:value-type="float">
            <text:p>0.940923532005287</text:p>
          </table:table-cell>
          <table:table-cell office:value-type="float" office:value="0.951909280307068" calcext:value-type="float">
            <text:p>0.951909280307068</text:p>
          </table:table-cell>
          <table:table-cell office:value-type="float" office:value="0.632234861624849" calcext:value-type="float">
            <text:p>0.632234861624849</text:p>
          </table:table-cell>
          <table:table-cell office:value-type="float" office:value="0.941635798582171" calcext:value-type="float">
            <text:p>0.941635798582171</text:p>
          </table:table-cell>
          <table:table-cell office:value-type="float" office:value="0.951909280307068" calcext:value-type="float">
            <text:p>0.951909280307068</text:p>
          </table:table-cell>
          <table:table-cell office:value-type="float" office:value="0" calcext:value-type="float">
            <text:p>0</text:p>
          </table:table-cell>
          <table:table-cell office:value-type="float" office:value="0.945236443274588" calcext:value-type="float">
            <text:p>0.94523644327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666767073222" calcext:value-type="float">
            <text:p>0.945666767073222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13244787222995" calcext:value-type="float">
            <text:p>0.713244787222995</text:p>
          </table:table-cell>
          <table:table-cell office:value-type="float" office:value="0.797295365779554" calcext:value-type="float">
            <text:p>0.797295365779554</text:p>
          </table:table-cell>
          <table:table-cell office:value-type="float" office:value="0.496766858859169" calcext:value-type="float">
            <text:p>0.496766858859169</text:p>
          </table:table-cell>
          <table:table-cell office:value-type="float" office:value="0.731411581923975" calcext:value-type="float">
            <text:p>0.731411581923975</text:p>
          </table:table-cell>
          <table:table-cell office:value-type="float" office:value="0.805580596844137" calcext:value-type="float">
            <text:p>0.805580596844137</text:p>
          </table:table-cell>
          <table:table-cell office:value-type="float" office:value="0.537903637312037" calcext:value-type="float">
            <text:p>0.537903637312037</text:p>
          </table:table-cell>
          <table:table-cell office:value-type="float" office:value="0" calcext:value-type="float">
            <text:p>0</text:p>
          </table:table-cell>
          <table:table-cell office:value-type="float" office:value="0.814910310012991" calcext:value-type="float">
            <text:p>0.814910310012991</text:p>
          </table:table-cell>
          <table:table-cell office:value-type="float" office:value="0.537903637312037" calcext:value-type="float">
            <text:p>0.537903637312037</text:p>
          </table:table-cell>
          <table:table-cell office:value-type="float" office:value="0" calcext:value-type="float">
            <text:p>0</text:p>
          </table:table-cell>
          <table:table-cell office:value-type="float" office:value="0.814910310012991" calcext:value-type="float">
            <text:p>0.814910310012991</text:p>
          </table:table-cell>
          <table:table-cell office:value-type="float" office:value="0.582175864347134" calcext:value-type="float">
            <text:p>0.582175864347134</text:p>
          </table:table-cell>
          <table:table-cell office:value-type="float" office:value="0" calcext:value-type="float">
            <text:p>0</text:p>
          </table:table-cell>
          <table:table-cell office:value-type="float" office:value="0.814910310012991" calcext:value-type="float">
            <text:p>0.814910310012991</text:p>
          </table:table-cell>
          <table:table-cell office:value-type="float" office:value="0.621479713598825" calcext:value-type="float">
            <text:p>0.621479713598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1632916512897" calcext:value-type="float">
            <text:p>0.641632916512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053105002938" calcext:value-type="float">
            <text:p>0.6470531050029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22038234844779" calcext:value-type="float">
            <text:p>0.122038234844779</text:p>
          </table:table-cell>
          <table:table-cell office:value-type="float" office:value="0.462679785669606" calcext:value-type="float">
            <text:p>0.462679785669606</text:p>
          </table:table-cell>
          <table:table-cell office:value-type="float" office:value="0.594476335186173" calcext:value-type="float">
            <text:p>0.594476335186173</text:p>
          </table:table-cell>
          <table:table-cell office:value-type="float" office:value="0.196596803293639" calcext:value-type="float">
            <text:p>0.196596803293639</text:p>
          </table:table-cell>
          <table:table-cell office:value-type="float" office:value="0.462679785669606" calcext:value-type="float">
            <text:p>0.462679785669606</text:p>
          </table:table-cell>
          <table:table-cell office:value-type="float" office:value="0.607980350803511" calcext:value-type="float">
            <text:p>0.607980350803511</text:p>
          </table:table-cell>
          <table:table-cell office:value-type="float" office:value="0.265324780078713" calcext:value-type="float">
            <text:p>0.265324780078713</text:p>
          </table:table-cell>
          <table:table-cell office:value-type="float" office:value="0.49471857156008" calcext:value-type="float">
            <text:p>0.49471857156008</text:p>
          </table:table-cell>
          <table:table-cell office:value-type="float" office:value="0" calcext:value-type="float">
            <text:p>0</text:p>
          </table:table-cell>
          <table:table-cell office:value-type="float" office:value="0.272754012510667" calcext:value-type="float">
            <text:p>0.272754012510667</text:p>
          </table:table-cell>
          <table:table-cell office:value-type="float" office:value="0.517526319603334" calcext:value-type="float">
            <text:p>0.517526319603334</text:p>
          </table:table-cell>
          <table:table-cell office:value-type="float" office:value="0" calcext:value-type="float">
            <text:p>0</text:p>
          </table:table-cell>
          <table:table-cell office:value-type="float" office:value="0.272754012510667" calcext:value-type="float">
            <text:p>0.272754012510667</text:p>
          </table:table-cell>
          <table:table-cell office:value-type="float" office:value="0.523929505433312" calcext:value-type="float">
            <text:p>0.523929505433312</text:p>
          </table:table-cell>
          <table:table-cell office:value-type="float" office:value="0" calcext:value-type="float">
            <text:p>0</text:p>
          </table:table-cell>
          <table:table-cell office:value-type="float" office:value="0.282500216225986" calcext:value-type="float">
            <text:p>0.282500216225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320861409554" calcext:value-type="float">
            <text:p>0.285320861409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825048230925" calcext:value-type="float">
            <text:p>0.355825048230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693121528085" calcext:value-type="float">
            <text:p>0.415693121528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558003287628" calcext:value-type="float">
            <text:p>0.43255800328762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343885211152184" calcext:value-type="float">
            <text:p>0.0343885211152184</text:p>
          </table:table-cell>
          <table:table-cell office:value-type="float" office:value="0.934367014769015" calcext:value-type="float">
            <text:p>0.934367014769015</text:p>
          </table:table-cell>
          <table:table-cell office:value-type="float" office:value="0.0955353138346682" calcext:value-type="float">
            <text:p>0.0955353138346682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" calcext:value-type="float">
            <text:p>0</text:p>
          </table:table-cell>
          <table:table-cell office:value-type="float" office:value="0.0955353138346682" calcext:value-type="float">
            <text:p>0.0955353138346682</text:p>
          </table:table-cell>
          <table:table-cell office:value-type="float" office:value="0.100340439171908" calcext:value-type="float">
            <text:p>0.100340439171908</text:p>
          </table:table-cell>
          <table:table-cell office:value-type="float" office:value="0" calcext:value-type="float">
            <text:p>0</text:p>
          </table:table-cell>
          <table:table-cell office:value-type="float" office:value="0.165762243436893" calcext:value-type="float">
            <text:p>0.165762243436893</text:p>
          </table:table-cell>
          <table:table-cell office:value-type="float" office:value="0.100340439171908" calcext:value-type="float">
            <text:p>0.100340439171908</text:p>
          </table:table-cell>
          <table:table-cell office:value-type="float" office:value="0" calcext:value-type="float">
            <text:p>0</text:p>
          </table:table-cell>
          <table:table-cell office:value-type="float" office:value="0.201969777671076" calcext:value-type="float">
            <text:p>0.201969777671076</text:p>
          </table:table-cell>
          <table:table-cell office:value-type="float" office:value="0.105412314627751" calcext:value-type="float">
            <text:p>0.105412314627751</text:p>
          </table:table-cell>
          <table:table-cell office:value-type="float" office:value="0" calcext:value-type="float">
            <text:p>0</text:p>
          </table:table-cell>
          <table:table-cell office:value-type="float" office:value="0.254396784612676" calcext:value-type="float">
            <text:p>0.254396784612676</text:p>
          </table:table-cell>
          <table:table-cell office:value-type="float" office:value="0.193084821939155" calcext:value-type="float">
            <text:p>0.193084821939155</text:p>
          </table:table-cell>
          <table:table-cell office:value-type="float" office:value="0" calcext:value-type="float">
            <text:p>0</text:p>
          </table:table-cell>
          <table:table-cell office:value-type="float" office:value="0.308887030748886" calcext:value-type="float">
            <text:p>0.30888703074888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452272889105381" calcext:value-type="float">
            <text:p>0.0452272889105381</text:p>
          </table:table-cell>
          <table:table-cell office:value-type="float" office:value="0.439134908570218" calcext:value-type="float">
            <text:p>0.439134908570218</text:p>
          </table:table-cell>
          <table:table-cell office:value-type="float" office:value="0.101420828449217" calcext:value-type="float">
            <text:p>0.101420828449217</text:p>
          </table:table-cell>
          <table:table-cell office:value-type="float" office:value="0.0467030444772918" calcext:value-type="float">
            <text:p>0.0467030444772918</text:p>
          </table:table-cell>
          <table:table-cell office:value-type="float" office:value="0.471469705145226" calcext:value-type="float">
            <text:p>0.471469705145226</text:p>
          </table:table-cell>
          <table:table-cell office:value-type="float" office:value="0.11890920199292" calcext:value-type="float">
            <text:p>0.11890920199292</text:p>
          </table:table-cell>
          <table:table-cell office:value-type="float" office:value="0.0771108942017897" calcext:value-type="float">
            <text:p>0.0771108942017897</text:p>
          </table:table-cell>
          <table:table-cell office:value-type="float" office:value="0.476195347486762" calcext:value-type="float">
            <text:p>0.476195347486762</text:p>
          </table:table-cell>
          <table:table-cell office:value-type="float" office:value="0.185435251545706" calcext:value-type="float">
            <text:p>0.185435251545706</text:p>
          </table:table-cell>
          <table:table-cell office:value-type="float" office:value="0.166619954513073" calcext:value-type="float">
            <text:p>0.166619954513073</text:p>
          </table:table-cell>
          <table:table-cell office:value-type="float" office:value="0.521846850876676" calcext:value-type="float">
            <text:p>0.521846850876676</text:p>
          </table:table-cell>
          <table:table-cell office:value-type="float" office:value="0.197446214578252" calcext:value-type="float">
            <text:p>0.197446214578252</text:p>
          </table:table-cell>
          <table:table-cell office:value-type="float" office:value="0.166619954513073" calcext:value-type="float">
            <text:p>0.166619954513073</text:p>
          </table:table-cell>
          <table:table-cell office:value-type="float" office:value="0.521846850876676" calcext:value-type="float">
            <text:p>0.521846850876676</text:p>
          </table:table-cell>
          <table:table-cell office:value-type="float" office:value="0.197446214578252" calcext:value-type="float">
            <text:p>0.197446214578252</text:p>
          </table:table-cell>
          <table:table-cell office:value-type="float" office:value="0.188141526519806" calcext:value-type="float">
            <text:p>0.188141526519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119683429918" calcext:value-type="float">
            <text:p>0.191119683429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30849166975" calcext:value-type="float">
            <text:p>0.21030849166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448260362569" calcext:value-type="float">
            <text:p>0.25544826036256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32442640800422" calcext:value-type="float">
            <text:p>0.832442640800422</text:p>
          </table:table-cell>
          <table:table-cell office:value-type="float" office:value="0.0664962673667775" calcext:value-type="float">
            <text:p>0.0664962673667775</text:p>
          </table:table-cell>
          <table:table-cell office:value-type="float" office:value="0.709046261722433" calcext:value-type="float">
            <text:p>0.709046261722433</text:p>
          </table:table-cell>
          <table:table-cell office:value-type="float" office:value="0.847398123672102" calcext:value-type="float">
            <text:p>0.847398123672102</text:p>
          </table:table-cell>
          <table:table-cell office:value-type="float" office:value="0.112184270407253" calcext:value-type="float">
            <text:p>0.112184270407253</text:p>
          </table:table-cell>
          <table:table-cell office:value-type="float" office:value="0.737922940235612" calcext:value-type="float">
            <text:p>0.737922940235612</text:p>
          </table:table-cell>
          <table:table-cell office:value-type="float" office:value="0.858034714662698" calcext:value-type="float">
            <text:p>0.858034714662698</text:p>
          </table:table-cell>
          <table:table-cell office:value-type="float" office:value="0.112184270407253" calcext:value-type="float">
            <text:p>0.112184270407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884840838826" calcext:value-type="float">
            <text:p>0.117884840838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5006906049876" calcext:value-type="float">
            <text:p>0.205006906049876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635583502860236" calcext:value-type="float">
            <text:p>0.0635583502860236</text:p>
          </table:table-cell>
          <table:table-cell office:value-type="float" office:value="0.569889684871317" calcext:value-type="float">
            <text:p>0.569889684871317</text:p>
          </table:table-cell>
          <table:table-cell office:value-type="float" office:value="0.479181877629731" calcext:value-type="float">
            <text:p>0.479181877629731</text:p>
          </table:table-cell>
          <table:table-cell office:value-type="float" office:value="0.151626809107935" calcext:value-type="float">
            <text:p>0.151626809107935</text:p>
          </table:table-cell>
          <table:table-cell office:value-type="float" office:value="0.569889684871317" calcext:value-type="float">
            <text:p>0.569889684871317</text:p>
          </table:table-cell>
          <table:table-cell office:value-type="float" office:value="0.502638012168944" calcext:value-type="float">
            <text:p>0.502638012168944</text:p>
          </table:table-cell>
          <table:table-cell office:value-type="float" office:value="0.233171639676599" calcext:value-type="float">
            <text:p>0.233171639676599</text:p>
          </table:table-cell>
          <table:table-cell office:value-type="float" office:value="0.569889684871317" calcext:value-type="float">
            <text:p>0.569889684871317</text:p>
          </table:table-cell>
          <table:table-cell office:value-type="float" office:value="0" calcext:value-type="float">
            <text:p>0</text:p>
          </table:table-cell>
          <table:table-cell office:value-type="float" office:value="0.233171639676599" calcext:value-type="float">
            <text:p>0.233171639676599</text:p>
          </table:table-cell>
          <table:table-cell office:value-type="float" office:value="0.607066624793577" calcext:value-type="float">
            <text:p>0.607066624793577</text:p>
          </table:table-cell>
          <table:table-cell office:value-type="float" office:value="0" calcext:value-type="float">
            <text:p>0</text:p>
          </table:table-cell>
          <table:table-cell office:value-type="float" office:value="0.307547426409622" calcext:value-type="float">
            <text:p>0.307547426409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4708466260103" calcext:value-type="float">
            <text:p>0.33470846626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6984493457588" calcext:value-type="float">
            <text:p>0.346984493457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257201832267" calcext:value-type="float">
            <text:p>0.38425720183226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92414568862043" calcext:value-type="float">
            <text:p>0.592414568862043</text:p>
          </table:table-cell>
          <table:table-cell office:value-type="float" office:value="0.181597716801426" calcext:value-type="float">
            <text:p>0.181597716801426</text:p>
          </table:table-cell>
          <table:table-cell office:value-type="float" office:value="0.236870558974482" calcext:value-type="float">
            <text:p>0.236870558974482</text:p>
          </table:table-cell>
          <table:table-cell office:value-type="float" office:value="0" calcext:value-type="float">
            <text:p>0</text:p>
          </table:table-cell>
          <table:table-cell office:value-type="float" office:value="0.185806417118511" calcext:value-type="float">
            <text:p>0.185806417118511</text:p>
          </table:table-cell>
          <table:table-cell office:value-type="float" office:value="0.289910743543669" calcext:value-type="float">
            <text:p>0.289910743543669</text:p>
          </table:table-cell>
          <table:table-cell office:value-type="float" office:value="0" calcext:value-type="float">
            <text:p>0</text:p>
          </table:table-cell>
          <table:table-cell office:value-type="float" office:value="0.253955505192509" calcext:value-type="float">
            <text:p>0.253955505192509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37557471355213" calcext:value-type="float">
            <text:p>0.637557471355213</text:p>
          </table:table-cell>
          <table:table-cell office:value-type="float" office:value="0.502720390092479" calcext:value-type="float">
            <text:p>0.502720390092479</text:p>
          </table:table-cell>
          <table:table-cell office:value-type="float" office:value="0.353421379302718" calcext:value-type="float">
            <text:p>0.353421379302718</text:p>
          </table:table-cell>
          <table:table-cell office:value-type="float" office:value="0.659650675213148" calcext:value-type="float">
            <text:p>0.659650675213148</text:p>
          </table:table-cell>
          <table:table-cell office:value-type="float" office:value="0.502720390092479" calcext:value-type="float">
            <text:p>0.502720390092479</text:p>
          </table:table-cell>
          <table:table-cell office:value-type="float" office:value="0.415694343345122" calcext:value-type="float">
            <text:p>0.415694343345122</text:p>
          </table:table-cell>
          <table:table-cell office:value-type="float" office:value="0.669403087381692" calcext:value-type="float">
            <text:p>0.66940308738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403087381692" calcext:value-type="float">
            <text:p>0.66940308738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403087381692" calcext:value-type="float">
            <text:p>0.66940308738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0943719790898" calcext:value-type="float">
            <text:p>0.700943719790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995828946823" calcext:value-type="float">
            <text:p>0.70599582894682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66176145774935" calcext:value-type="float">
            <text:p>0.866176145774935</text:p>
          </table:table-cell>
          <table:table-cell office:value-type="float" office:value="0.0181101838208405" calcext:value-type="float">
            <text:p>0.0181101838208405</text:p>
          </table:table-cell>
          <table:table-cell office:value-type="float" office:value="0.623859324676573" calcext:value-type="float">
            <text:p>0.623859324676573</text:p>
          </table:table-cell>
          <table:table-cell office:value-type="float" office:value="0.866176145774935" calcext:value-type="float">
            <text:p>0.866176145774935</text:p>
          </table:table-cell>
          <table:table-cell office:value-type="float" office:value="0.0873898914650413" calcext:value-type="float">
            <text:p>0.0873898914650413</text:p>
          </table:table-cell>
          <table:table-cell office:value-type="float" office:value="0.652268117278321" calcext:value-type="float">
            <text:p>0.652268117278321</text:p>
          </table:table-cell>
          <table:table-cell office:value-type="float" office:value="0.871202341605286" calcext:value-type="float">
            <text:p>0.871202341605286</text:p>
          </table:table-cell>
          <table:table-cell office:value-type="float" office:value="0.167779047380822" calcext:value-type="float">
            <text:p>0.167779047380822</text:p>
          </table:table-cell>
          <table:table-cell office:value-type="float" office:value="0.677911040556327" calcext:value-type="float">
            <text:p>0.677911040556327</text:p>
          </table:table-cell>
          <table:table-cell office:value-type="float" office:value="0" calcext:value-type="float">
            <text:p>0</text:p>
          </table:table-cell>
          <table:table-cell office:value-type="float" office:value="0.200443183521788" calcext:value-type="float">
            <text:p>0.200443183521788</text:p>
          </table:table-cell>
          <table:table-cell office:value-type="float" office:value="0.695789713928689" calcext:value-type="float">
            <text:p>0.695789713928689</text:p>
          </table:table-cell>
          <table:table-cell office:value-type="float" office:value="0" calcext:value-type="float">
            <text:p>0</text:p>
          </table:table-cell>
          <table:table-cell office:value-type="float" office:value="0.216397736203505" calcext:value-type="float">
            <text:p>0.216397736203505</text:p>
          </table:table-cell>
          <table:table-cell office:value-type="float" office:value="0.696525652270085" calcext:value-type="float">
            <text:p>0.696525652270085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39498941564189" calcext:value-type="float">
            <text:p>0.939498941564189</text:p>
          </table:table-cell>
          <table:table-cell office:value-type="float" office:value="0.576288360166813" calcext:value-type="float">
            <text:p>0.576288360166813</text:p>
          </table:table-cell>
          <table:table-cell office:value-type="float" office:value="0.307289964926287" calcext:value-type="float">
            <text:p>0.307289964926287</text:p>
          </table:table-cell>
          <table:table-cell office:value-type="float" office:value="0" calcext:value-type="float">
            <text:p>0</text:p>
          </table:table-cell>
          <table:table-cell office:value-type="float" office:value="0.588765217151836" calcext:value-type="float">
            <text:p>0.588765217151836</text:p>
          </table:table-cell>
          <table:table-cell office:value-type="float" office:value="0.351680646818808" calcext:value-type="float">
            <text:p>0.351680646818808</text:p>
          </table:table-cell>
          <table:table-cell office:value-type="float" office:value="0" calcext:value-type="float">
            <text:p>0</text:p>
          </table:table-cell>
          <table:table-cell office:value-type="float" office:value="0.594091321204769" calcext:value-type="float">
            <text:p>0.594091321204769</text:p>
          </table:table-cell>
          <table:table-cell office:value-type="float" office:value="0.351680646818808" calcext:value-type="float">
            <text:p>0.351680646818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323853767472" calcext:value-type="float">
            <text:p>0.393323853767472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1185289472238" calcext:value-type="float">
            <text:p>0.61185289472238</text:p>
          </table:table-cell>
          <table:table-cell office:value-type="float" office:value="0.846452291734518" calcext:value-type="float">
            <text:p>0.846452291734518</text:p>
          </table:table-cell>
          <table:table-cell office:value-type="float" office:value="0.228079771948932" calcext:value-type="float">
            <text:p>0.228079771948932</text:p>
          </table:table-cell>
          <table:table-cell office:value-type="float" office:value="0" calcext:value-type="float">
            <text:p>0</text:p>
          </table:table-cell>
          <table:table-cell office:value-type="float" office:value="0.847461232834265" calcext:value-type="float">
            <text:p>0.847461232834265</text:p>
          </table:table-cell>
          <table:table-cell office:value-type="float" office:value="0.239060288460647" calcext:value-type="float">
            <text:p>0.239060288460647</text:p>
          </table:table-cell>
          <table:table-cell office:value-type="float" office:value="0" calcext:value-type="float">
            <text:p>0</text:p>
          </table:table-cell>
          <table:table-cell office:value-type="float" office:value="0.861561858435808" calcext:value-type="float">
            <text:p>0.861561858435808</text:p>
          </table:table-cell>
          <table:table-cell office:value-type="float" office:value="0.272496359071351" calcext:value-type="float">
            <text:p>0.272496359071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709647801719" calcext:value-type="float">
            <text:p>0.321709647801719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56018640442437" calcext:value-type="float">
            <text:p>0.156018640442437</text:p>
          </table:table-cell>
          <table:table-cell office:value-type="float" office:value="0.814574720231382" calcext:value-type="float">
            <text:p>0.814574720231382</text:p>
          </table:table-cell>
          <table:table-cell office:value-type="float" office:value="0.83986130286672" calcext:value-type="float">
            <text:p>0.83986130286672</text:p>
          </table:table-cell>
          <table:table-cell office:value-type="float" office:value="0.231305706885139" calcext:value-type="float">
            <text:p>0.231305706885139</text:p>
          </table:table-cell>
          <table:table-cell office:value-type="float" office:value="0.814574720231382" calcext:value-type="float">
            <text:p>0.814574720231382</text:p>
          </table:table-cell>
          <table:table-cell office:value-type="float" office:value="0.841133114294425" calcext:value-type="float">
            <text:p>0.841133114294425</text:p>
          </table:table-cell>
          <table:table-cell office:value-type="float" office:value="0" calcext:value-type="float">
            <text:p>0</text:p>
          </table:table-cell>
          <table:table-cell office:value-type="float" office:value="0.814574720231382" calcext:value-type="float">
            <text:p>0.814574720231382</text:p>
          </table:table-cell>
          <table:table-cell office:value-type="float" office:value="0.848351665502099" calcext:value-type="float">
            <text:p>0.84835166550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6022837340841" calcext:value-type="float">
            <text:p>0.85602283734084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0219698075404" calcext:value-type="float">
            <text:p>0.80219698075404</text:p>
          </table:table-cell>
          <table:table-cell office:value-type="float" office:value="0.591275435744929" calcext:value-type="float">
            <text:p>0.591275435744929</text:p>
          </table:table-cell>
          <table:table-cell office:value-type="float" office:value="0.0602673902895609" calcext:value-type="float">
            <text:p>0.0602673902895609</text:p>
          </table:table-cell>
          <table:table-cell office:value-type="float" office:value="0.803215245996466" calcext:value-type="float">
            <text:p>0.803215245996466</text:p>
          </table:table-cell>
          <table:table-cell office:value-type="float" office:value="0.615402240061063" calcext:value-type="float">
            <text:p>0.615402240061063</text:p>
          </table:table-cell>
          <table:table-cell office:value-type="float" office:value="0.0602673902895609" calcext:value-type="float">
            <text:p>0.0602673902895609</text:p>
          </table:table-cell>
          <table:table-cell office:value-type="float" office:value="0" calcext:value-type="float">
            <text:p>0</text:p>
          </table:table-cell>
          <table:table-cell office:value-type="float" office:value="0.653782562408841" calcext:value-type="float">
            <text:p>0.653782562408841</text:p>
          </table:table-cell>
          <table:table-cell office:value-type="float" office:value="0.152800016692187" calcext:value-type="float">
            <text:p>0.1528000166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754744302163" calcext:value-type="float">
            <text:p>0.212754744302163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24756431632238" calcext:value-type="float">
            <text:p>0.524756431632238</text:p>
          </table:table-cell>
          <table:table-cell office:value-type="float" office:value="0.586229832016797" calcext:value-type="float">
            <text:p>0.586229832016797</text:p>
          </table:table-cell>
          <table:table-cell office:value-type="float" office:value="0.243482296576299" calcext:value-type="float">
            <text:p>0.243482296576299</text:p>
          </table:table-cell>
          <table:table-cell office:value-type="float" office:value="0.524756431632238" calcext:value-type="float">
            <text:p>0.524756431632238</text:p>
          </table:table-cell>
          <table:table-cell office:value-type="float" office:value="0.612055251861524" calcext:value-type="float">
            <text:p>0.612055251861524</text:p>
          </table:table-cell>
          <table:table-cell office:value-type="float" office:value="0.243482296576299" calcext:value-type="float">
            <text:p>0.243482296576299</text:p>
          </table:table-cell>
          <table:table-cell office:value-type="float" office:value="0.524756431632238" calcext:value-type="float">
            <text:p>0.524756431632238</text:p>
          </table:table-cell>
          <table:table-cell office:value-type="float" office:value="0.639067409240493" calcext:value-type="float">
            <text:p>0.639067409240493</text:p>
          </table:table-cell>
          <table:table-cell office:value-type="float" office:value="0.271637390792658" calcext:value-type="float">
            <text:p>0.271637390792658</text:p>
          </table:table-cell>
          <table:table-cell office:value-type="float" office:value="0.527491874682351" calcext:value-type="float">
            <text:p>0.527491874682351</text:p>
          </table:table-cell>
          <table:table-cell office:value-type="float" office:value="0.667754676199564" calcext:value-type="float">
            <text:p>0.667754676199564</text:p>
          </table:table-cell>
          <table:table-cell office:value-type="float" office:value="0.271637390792658" calcext:value-type="float">
            <text:p>0.271637390792658</text:p>
          </table:table-cell>
          <table:table-cell office:value-type="float" office:value="0.565944350597808" calcext:value-type="float">
            <text:p>0.565944350597808</text:p>
          </table:table-cell>
          <table:table-cell office:value-type="float" office:value="0.688899773633166" calcext:value-type="float">
            <text:p>0.688899773633166</text:p>
          </table:table-cell>
          <table:table-cell office:value-type="float" office:value="0" calcext:value-type="float">
            <text:p>0</text:p>
          </table:table-cell>
          <table:table-cell office:value-type="float" office:value="0.588522341224857" calcext:value-type="float">
            <text:p>0.588522341224857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84233026512157" calcext:value-type="float">
            <text:p>0.684233026512157</text:p>
          </table:table-cell>
          <table:table-cell office:value-type="float" office:value="0.383891221373211" calcext:value-type="float">
            <text:p>0.383891221373211</text:p>
          </table:table-cell>
          <table:table-cell office:value-type="float" office:value="0.341247827626156" calcext:value-type="float">
            <text:p>0.341247827626156</text:p>
          </table:table-cell>
          <table:table-cell office:value-type="float" office:value="0.695846403184021" calcext:value-type="float">
            <text:p>0.695846403184021</text:p>
          </table:table-cell>
          <table:table-cell office:value-type="float" office:value="0.385024287099789" calcext:value-type="float">
            <text:p>0.385024287099789</text:p>
          </table:table-cell>
          <table:table-cell office:value-type="float" office:value="0.361788783131269" calcext:value-type="float">
            <text:p>0.361788783131269</text:p>
          </table:table-cell>
          <table:table-cell office:value-type="float" office:value="0" calcext:value-type="float">
            <text:p>0</text:p>
          </table:table-cell>
          <table:table-cell office:value-type="float" office:value="0.410143167689243" calcext:value-type="float">
            <text:p>0.410143167689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0828613175236" calcext:value-type="float">
            <text:p>0.410828613175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010551653752" calcext:value-type="float">
            <text:p>0.426010551653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631717802709" calcext:value-type="float">
            <text:p>0.435631717802709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29606178338064" calcext:value-type="float">
            <text:p>0.729606178338064</text:p>
          </table:table-cell>
          <table:table-cell office:value-type="float" office:value="0.620072755928514" calcext:value-type="float">
            <text:p>0.620072755928514</text:p>
          </table:table-cell>
          <table:table-cell office:value-type="float" office:value="0.805992549775158" calcext:value-type="float">
            <text:p>0.805992549775158</text:p>
          </table:table-cell>
          <table:table-cell office:value-type="float" office:value="0.735792739373716" calcext:value-type="float">
            <text:p>0.735792739373716</text:p>
          </table:table-cell>
          <table:table-cell office:value-type="float" office:value="0.645599791767223" calcext:value-type="float">
            <text:p>0.645599791767223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87212742576327" calcext:value-type="float">
            <text:p>0.887212742576327</text:p>
          </table:table-cell>
          <table:table-cell office:value-type="float" office:value="0.333499171691144" calcext:value-type="float">
            <text:p>0.333499171691144</text:p>
          </table:table-cell>
          <table:table-cell office:value-type="float" office:value="0.927034544796307" calcext:value-type="float">
            <text:p>0.927034544796307</text:p>
          </table:table-cell>
          <table:table-cell office:value-type="float" office:value="0.891314021133369" calcext:value-type="float">
            <text:p>0.891314021133369</text:p>
          </table:table-cell>
          <table:table-cell office:value-type="float" office:value="0.357204787704219" calcext:value-type="float">
            <text:p>0.357204787704219</text:p>
          </table:table-cell>
          <table:table-cell office:value-type="float" office:value="0.930821888188462" calcext:value-type="float">
            <text:p>0.930821888188462</text:p>
          </table:table-cell>
          <table:table-cell office:value-type="float" office:value="0" calcext:value-type="float">
            <text:p>0</text:p>
          </table:table-cell>
          <table:table-cell office:value-type="float" office:value="0.413364334313356" calcext:value-type="float">
            <text:p>0.413364334313356</text:p>
          </table:table-cell>
          <table:table-cell office:value-type="float" office:value="0.934199448185251" calcext:value-type="float">
            <text:p>0.934199448185251</text:p>
          </table:table-cell>
          <table:table-cell office:value-type="float" office:value="0" calcext:value-type="float">
            <text:p>0</text:p>
          </table:table-cell>
          <table:table-cell office:value-type="float" office:value="0.438726635694269" calcext:value-type="float">
            <text:p>0.438726635694269</text:p>
          </table:table-cell>
          <table:table-cell office:value-type="float" office:value="0.937767398918836" calcext:value-type="float">
            <text:p>0.937767398918836</text:p>
          </table:table-cell>
          <table:table-cell office:value-type="float" office:value="0" calcext:value-type="float">
            <text:p>0</text:p>
          </table:table-cell>
          <table:table-cell office:value-type="float" office:value="0.487611812723407" calcext:value-type="float">
            <text:p>0.487611812723407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83404509853434" calcext:value-type="float">
            <text:p>0.183404509853434</text:p>
          </table:table-cell>
          <table:table-cell office:value-type="float" office:value="0.462005803644133" calcext:value-type="float">
            <text:p>0.462005803644133</text:p>
          </table:table-cell>
          <table:table-cell office:value-type="float" office:value="0.633151375594022" calcext:value-type="float">
            <text:p>0.633151375594022</text:p>
          </table:table-cell>
          <table:table-cell office:value-type="float" office:value="0" calcext:value-type="float">
            <text:p>0</text:p>
          </table:table-cell>
          <table:table-cell office:value-type="float" office:value="0.471242049586223" calcext:value-type="float">
            <text:p>0.471242049586223</text:p>
          </table:table-cell>
          <table:table-cell office:value-type="float" office:value="0.664041251168625" calcext:value-type="float">
            <text:p>0.664041251168625</text:p>
          </table:table-cell>
          <table:table-cell office:value-type="float" office:value="0" calcext:value-type="float">
            <text:p>0</text:p>
          </table:table-cell>
          <table:table-cell office:value-type="float" office:value="0.483559967026244" calcext:value-type="float">
            <text:p>0.483559967026244</text:p>
          </table:table-cell>
          <table:table-cell office:value-type="float" office:value="0.68466688706878" calcext:value-type="float">
            <text:p>0.68466688706878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72244769296657" calcext:value-type="float">
            <text:p>0.772244769296657</text:p>
          </table:table-cell>
          <table:table-cell office:value-type="float" office:value="0.39900270387013" calcext:value-type="float">
            <text:p>0.39900270387013</text:p>
          </table:table-cell>
          <table:table-cell office:value-type="float" office:value="0.284872901961923" calcext:value-type="float">
            <text:p>0.284872901961923</text:p>
          </table:table-cell>
          <table:table-cell office:value-type="float" office:value="0" calcext:value-type="float">
            <text:p>0</text:p>
          </table:table-cell>
          <table:table-cell office:value-type="float" office:value="0.399663550199376" calcext:value-type="float">
            <text:p>0.399663550199376</text:p>
          </table:table-cell>
          <table:table-cell office:value-type="float" office:value="0.31630357380651" calcext:value-type="float">
            <text:p>0.31630357380651</text:p>
          </table:table-cell>
          <table:table-cell office:value-type="float" office:value="0" calcext:value-type="float">
            <text:p>0</text:p>
          </table:table-cell>
          <table:table-cell office:value-type="float" office:value="0.448640986388037" calcext:value-type="float">
            <text:p>0.448640986388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3618344473565" calcext:value-type="float">
            <text:p>0.503618344473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4064768366166" calcext:value-type="float">
            <text:p>0.544064768366166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50714306409916" calcext:value-type="float">
            <text:p>0.950714306409916</text:p>
          </table:table-cell>
          <table:table-cell office:value-type="float" office:value="0.565133183589209" calcext:value-type="float">
            <text:p>0.565133183589209</text:p>
          </table:table-cell>
          <table:table-cell office:value-type="float" office:value="0.934436026805514" calcext:value-type="float">
            <text:p>0.934436026805514</text:p>
          </table:table-cell>
          <table:table-cell office:value-type="float" office:value="0.955296385772394" calcext:value-type="float">
            <text:p>0.955296385772394</text:p>
          </table:table-cell>
          <table:table-cell office:value-type="float" office:value="0" calcext:value-type="float">
            <text:p>0</text:p>
          </table:table-cell>
          <table:table-cell office:value-type="float" office:value="0.934436026805514" calcext:value-type="float">
            <text:p>0.934436026805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0834242876327" calcext:value-type="float">
            <text:p>0.940834242876327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28737509151929" calcext:value-type="float">
            <text:p>0.828737509151929</text:p>
          </table:table-cell>
          <table:table-cell office:value-type="float" office:value="0.925568512906776" calcext:value-type="float">
            <text:p>0.925568512906776</text:p>
          </table:table-cell>
          <table:table-cell office:value-type="float" office:value="0.256562783701364" calcext:value-type="float">
            <text:p>0.256562783701364</text:p>
          </table:table-cell>
          <table:table-cell office:value-type="float" office:value="0.828737509151929" calcext:value-type="float">
            <text:p>0.828737509151929</text:p>
          </table:table-cell>
          <table:table-cell office:value-type="float" office:value="0.925665976894431" calcext:value-type="float">
            <text:p>0.925665976894431</text:p>
          </table:table-cell>
          <table:table-cell office:value-type="float" office:value="0.260886896723359" calcext:value-type="float">
            <text:p>0.260886896723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354621184685" calcext:value-type="float">
            <text:p>0.270354621184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553970127903" calcext:value-type="float">
            <text:p>0.330553970127903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58465728544273" calcext:value-type="float">
            <text:p>0.358465728544273</text:p>
          </table:table-cell>
          <table:table-cell office:value-type="float" office:value="0.392445107422635" calcext:value-type="float">
            <text:p>0.392445107422635</text:p>
          </table:table-cell>
          <table:table-cell office:value-type="float" office:value="0.955523695954935" calcext:value-type="float">
            <text:p>0.955523695954935</text:p>
          </table:table-cell>
          <table:table-cell office:value-type="float" office:value="0.405038273299589" calcext:value-type="float">
            <text:p>0.405038273299589</text:p>
          </table:table-cell>
          <table:table-cell office:value-type="float" office:value="0.428929803085802" calcext:value-type="float">
            <text:p>0.428929803085802</text:p>
          </table:table-cell>
          <table:table-cell office:value-type="float" office:value="0.95710258831824" calcext:value-type="float">
            <text:p>0.95710258831824</text:p>
          </table:table-cell>
          <table:table-cell office:value-type="float" office:value="0.430002871066153" calcext:value-type="float">
            <text:p>0.430002871066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675657391812" calcext:value-type="float">
            <text:p>0.436675657391812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30898024852649" calcext:value-type="float">
            <text:p>0.330898024852649</text:p>
          </table:table-cell>
          <table:table-cell office:value-type="float" office:value="0.0547616388220313" calcext:value-type="float">
            <text:p>0.0547616388220313</text:p>
          </table:table-cell>
          <table:table-cell office:value-type="float" office:value="0.668212798555016" calcext:value-type="float">
            <text:p>0.668212798555016</text:p>
          </table:table-cell>
          <table:table-cell office:value-type="float" office:value="0.366337049664243" calcext:value-type="float">
            <text:p>0.366337049664243</text:p>
          </table:table-cell>
          <table:table-cell office:value-type="float" office:value="0.148119807748697" calcext:value-type="float">
            <text:p>0.148119807748697</text:p>
          </table:table-cell>
          <table:table-cell office:value-type="float" office:value="0.668212798555016" calcext:value-type="float">
            <text:p>0.668212798555016</text:p>
          </table:table-cell>
          <table:table-cell office:value-type="float" office:value="0.392250882594847" calcext:value-type="float">
            <text:p>0.392250882594847</text:p>
          </table:table-cell>
          <table:table-cell office:value-type="float" office:value="0.170247718073472" calcext:value-type="float">
            <text:p>0.170247718073472</text:p>
          </table:table-cell>
          <table:table-cell office:value-type="float" office:value="0" calcext:value-type="float">
            <text:p>0</text:p>
          </table:table-cell>
          <table:table-cell office:value-type="float" office:value="0.433123132406797" calcext:value-type="float">
            <text:p>0.433123132406797</text:p>
          </table:table-cell>
          <table:table-cell office:value-type="float" office:value="0.234215134051513" calcext:value-type="float">
            <text:p>0.234215134051513</text:p>
          </table:table-cell>
          <table:table-cell office:value-type="float" office:value="0" calcext:value-type="float">
            <text:p>0</text:p>
          </table:table-cell>
          <table:table-cell office:value-type="float" office:value="0.437529729157418" calcext:value-type="float">
            <text:p>0.437529729157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917006121493" calcext:value-type="float">
            <text:p>0.443917006121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760258125943" calcext:value-type="float">
            <text:p>0.453760258125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199699702434" calcext:value-type="float">
            <text:p>0.478199699702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9460245433315" calcext:value-type="float">
            <text:p>0.529460245433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6723624849252" calcext:value-type="float">
            <text:p>0.536723624849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6723624849252" calcext:value-type="float">
            <text:p>0.5367236248492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49517691011127" calcext:value-type="float">
            <text:p>0.49517691011127</text:p>
          </table:table-cell>
          <table:table-cell office:value-type="float" office:value="0.743946292572677" calcext:value-type="float">
            <text:p>0.743946292572677</text:p>
          </table:table-cell>
          <table:table-cell office:value-type="float" office:value="0.863333649571825" calcext:value-type="float">
            <text:p>0.863333649571825</text:p>
          </table:table-cell>
          <table:table-cell office:value-type="float" office:value="0.49517691011127" calcext:value-type="float">
            <text:p>0.49517691011127</text:p>
          </table:table-cell>
          <table:table-cell office:value-type="float" office:value="0.750045050985914" calcext:value-type="float">
            <text:p>0.750045050985914</text:p>
          </table:table-cell>
          <table:table-cell office:value-type="float" office:value="0.872796921742429" calcext:value-type="float">
            <text:p>0.872796921742429</text:p>
          </table:table-cell>
          <table:table-cell office:value-type="float" office:value="0.522903140303893" calcext:value-type="float">
            <text:p>0.522903140303893</text:p>
          </table:table-cell>
          <table:table-cell office:value-type="float" office:value="0" calcext:value-type="float">
            <text:p>0</text:p>
          </table:table-cell>
          <table:table-cell office:value-type="float" office:value="0.872951101726985" calcext:value-type="float">
            <text:p>0.872951101726985</text:p>
          </table:table-cell>
          <table:table-cell office:value-type="float" office:value="0.543968421870421" calcext:value-type="float">
            <text:p>0.54396842187042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95982862419145" calcext:value-type="float">
            <text:p>0.195982862419145</text:p>
          </table:table-cell>
          <table:table-cell office:value-type="float" office:value="0.920841882617372" calcext:value-type="float">
            <text:p>0.920841882617372</text:p>
          </table:table-cell>
          <table:table-cell office:value-type="float" office:value="0.256776567720508" calcext:value-type="float">
            <text:p>0.256776567720508</text:p>
          </table:table-cell>
          <table:table-cell office:value-type="float" office:value="0" calcext:value-type="float">
            <text:p>0</text:p>
          </table:table-cell>
          <table:table-cell office:value-type="float" office:value="0.924421554702121" calcext:value-type="float">
            <text:p>0.924421554702121</text:p>
          </table:table-cell>
          <table:table-cell office:value-type="float" office:value="0.314804598299485" calcext:value-type="float">
            <text:p>0.314804598299485</text:p>
          </table:table-cell>
          <table:table-cell office:value-type="float" office:value="0" calcext:value-type="float">
            <text:p>0</text:p>
          </table:table-cell>
          <table:table-cell office:value-type="float" office:value="0.927578971091451" calcext:value-type="float">
            <text:p>0.92757897109145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69909852161994" calcext:value-type="float">
            <text:p>0.969909852161994</text:p>
          </table:table-cell>
          <table:table-cell office:value-type="float" office:value="0.523065424769119" calcext:value-type="float">
            <text:p>0.523065424769119</text:p>
          </table:table-cell>
          <table:table-cell office:value-type="float" office:value="0.822614318513678" calcext:value-type="float">
            <text:p>0.822614318513678</text:p>
          </table:table-cell>
          <table:table-cell office:value-type="float" office:value="0.969909852161994" calcext:value-type="float">
            <text:p>0.969909852161994</text:p>
          </table:table-cell>
          <table:table-cell office:value-type="float" office:value="0.535879576996361" calcext:value-type="float">
            <text:p>0.535879576996361</text:p>
          </table:table-cell>
          <table:table-cell office:value-type="float" office:value="0.832588658901888" calcext:value-type="float">
            <text:p>0.832588658901888</text:p>
          </table:table-cell>
          <table:table-cell office:value-type="float" office:value="0.969909852161994" calcext:value-type="float">
            <text:p>0.969909852161994</text:p>
          </table:table-cell>
          <table:table-cell office:value-type="float" office:value="0.546267409603075" calcext:value-type="float">
            <text:p>0.546267409603075</text:p>
          </table:table-cell>
          <table:table-cell office:value-type="float" office:value="0.832588658901888" calcext:value-type="float">
            <text:p>0.832588658901888</text:p>
          </table:table-cell>
          <table:table-cell office:value-type="float" office:value="0.970935335052987" calcext:value-type="float">
            <text:p>0.970935335052987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11711076089411" calcext:value-type="float">
            <text:p>0.311711076089411</text:p>
          </table:table-cell>
          <table:table-cell office:value-type="float" office:value="0.736444235624723" calcext:value-type="float">
            <text:p>0.736444235624723</text:p>
          </table:table-cell>
          <table:table-cell office:value-type="float" office:value="0.121886093336948" calcext:value-type="float">
            <text:p>0.121886093336948</text:p>
          </table:table-cell>
          <table:table-cell office:value-type="float" office:value="0.312852797981688" calcext:value-type="float">
            <text:p>0.312852797981688</text:p>
          </table:table-cell>
          <table:table-cell office:value-type="float" office:value="0.741469920422372" calcext:value-type="float">
            <text:p>0.741469920422372</text:p>
          </table:table-cell>
          <table:table-cell office:value-type="float" office:value="0.148778649674811" calcext:value-type="float">
            <text:p>0.148778649674811</text:p>
          </table:table-cell>
          <table:table-cell office:value-type="float" office:value="0.350002389094409" calcext:value-type="float">
            <text:p>0.350002389094409</text:p>
          </table:table-cell>
          <table:table-cell office:value-type="float" office:value="0" calcext:value-type="float">
            <text:p>0</text:p>
          </table:table-cell>
          <table:table-cell office:value-type="float" office:value="0.224275590794128" calcext:value-type="float">
            <text:p>0.224275590794128</text:p>
          </table:table-cell>
          <table:table-cell office:value-type="float" office:value="0.350002389094409" calcext:value-type="float">
            <text:p>0.350002389094409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69584627764559" calcext:value-type="float">
            <text:p>0.969584627764559</text:p>
          </table:table-cell>
          <table:table-cell office:value-type="float" office:value="0.802853448598011" calcext:value-type="float">
            <text:p>0.802853448598011</text:p>
          </table:table-cell>
          <table:table-cell office:value-type="float" office:value="0.586608463175474" calcext:value-type="float">
            <text:p>0.586608463175474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" calcext:value-type="float">
            <text:p>0</text:p>
          </table:table-cell>
          <table:table-cell office:value-type="float" office:value="0.612386967765998" calcext:value-type="float">
            <text:p>0.612386967765998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" calcext:value-type="float">
            <text:p>0</text:p>
          </table:table-cell>
          <table:table-cell office:value-type="float" office:value="0.632481138298059" calcext:value-type="float">
            <text:p>0.632481138298059</text:p>
          </table:table-cell>
          <table:table-cell office:value-type="float" office:value="0.971138084697173" calcext:value-type="float">
            <text:p>0.971138084697173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976721140063839" calcext:value-type="float">
            <text:p>0.0976721140063839</text:p>
          </table:table-cell>
          <table:table-cell office:value-type="float" office:value="0.838898086445934" calcext:value-type="float">
            <text:p>0.838898086445934</text:p>
          </table:table-cell>
          <table:table-cell office:value-type="float" office:value="0.519081785136218" calcext:value-type="float">
            <text:p>0.519081785136218</text:p>
          </table:table-cell>
          <table:table-cell office:value-type="float" office:value="0.15591487922972" calcext:value-type="float">
            <text:p>0.15591487922972</text:p>
          </table:table-cell>
          <table:table-cell office:value-type="float" office:value="0.845998858641444" calcext:value-type="float">
            <text:p>0.845998858641444</text:p>
          </table:table-cell>
          <table:table-cell office:value-type="float" office:value="0.519081785136218" calcext:value-type="float">
            <text:p>0.519081785136218</text:p>
          </table:table-cell>
          <table:table-cell office:value-type="float" office:value="0.23538252291143" calcext:value-type="float">
            <text:p>0.23538252291143</text:p>
          </table:table-cell>
          <table:table-cell office:value-type="float" office:value="0.855358074647137" calcext:value-type="float">
            <text:p>0.855358074647137</text:p>
          </table:table-cell>
          <table:table-cell office:value-type="float" office:value="0.550836945659065" calcext:value-type="float">
            <text:p>0.550836945659065</text:p>
          </table:table-cell>
          <table:table-cell office:value-type="float" office:value="0.273049499350767" calcext:value-type="float">
            <text:p>0.273049499350767</text:p>
          </table:table-cell>
          <table:table-cell office:value-type="float" office:value="0" calcext:value-type="float">
            <text:p>0</text:p>
          </table:table-cell>
          <table:table-cell office:value-type="float" office:value="0.56456355794397" calcext:value-type="float">
            <text:p>0.56456355794397</text:p>
          </table:table-cell>
          <table:table-cell office:value-type="float" office:value="0.273049499350767" calcext:value-type="float">
            <text:p>0.273049499350767</text:p>
          </table:table-cell>
          <table:table-cell office:value-type="float" office:value="0" calcext:value-type="float">
            <text:p>0</text:p>
          </table:table-cell>
          <table:table-cell office:value-type="float" office:value="0.56456355794397" calcext:value-type="float">
            <text:p>0.56456355794397</text:p>
          </table:table-cell>
          <table:table-cell office:value-type="float" office:value="0.335739072332285" calcext:value-type="float">
            <text:p>0.335739072332285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08072577796046" calcext:value-type="float">
            <text:p>0.708072577796046</text:p>
          </table:table-cell>
          <table:table-cell office:value-type="float" office:value="0.794025189270296" calcext:value-type="float">
            <text:p>0.794025189270296</text:p>
          </table:table-cell>
          <table:table-cell office:value-type="float" office:value="0.610333783310918" calcext:value-type="float">
            <text:p>0.610333783310918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807597362692317" calcext:value-type="float">
            <text:p>0.807597362692317</text:p>
          </table:table-cell>
          <table:table-cell office:value-type="float" office:value="0.624367082450061" calcext:value-type="float">
            <text:p>0.624367082450061</text:p>
          </table:table-cell>
          <table:table-cell office:value-type="float" office:value="0.714384137884684" calcext:value-type="float">
            <text:p>0.714384137884684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10982321715662" calcext:value-type="float">
            <text:p>0.310982321715662</text:p>
          </table:table-cell>
          <table:table-cell office:value-type="float" office:value="0.730867475203644" calcext:value-type="float">
            <text:p>0.730867475203644</text:p>
          </table:table-cell>
          <table:table-cell office:value-type="float" office:value="0.0256420658064357" calcext:value-type="float">
            <text:p>0.0256420658064357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753897050295721" calcext:value-type="float">
            <text:p>0.753897050295721</text:p>
          </table:table-cell>
          <table:table-cell office:value-type="float" office:value="0.0661903608037182" calcext:value-type="float">
            <text:p>0.0661903608037182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767874349946669" calcext:value-type="float">
            <text:p>0.767874349946669</text:p>
          </table:table-cell>
          <table:table-cell office:value-type="float" office:value="0.0661903608037182" calcext:value-type="float">
            <text:p>0.0661903608037182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" calcext:value-type="float">
            <text:p>0</text:p>
          </table:table-cell>
          <table:table-cell office:value-type="float" office:value="0.139555266205066" calcext:value-type="float">
            <text:p>0.139555266205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073593942542" calcext:value-type="float">
            <text:p>0.162073593942542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97899978811085" calcext:value-type="float">
            <text:p>0.597899978811085</text:p>
          </table:table-cell>
          <table:table-cell office:value-type="float" office:value="0.893892583050958" calcext:value-type="float">
            <text:p>0.893892583050958</text:p>
          </table:table-cell>
          <table:table-cell office:value-type="float" office:value="0.428199614925615" calcext:value-type="float">
            <text:p>0.428199614925615</text:p>
          </table:table-cell>
          <table:table-cell office:value-type="float" office:value="0.6095508853467" calcext:value-type="float">
            <text:p>0.6095508853467</text:p>
          </table:table-cell>
          <table:table-cell office:value-type="float" office:value="0.900210059678757" calcext:value-type="float">
            <text:p>0.900210059678757</text:p>
          </table:table-cell>
          <table:table-cell office:value-type="float" office:value="0.477489636215933" calcext:value-type="float">
            <text:p>0.477489636215933</text:p>
          </table:table-cell>
          <table:table-cell office:value-type="float" office:value="0.631808873262661" calcext:value-type="float">
            <text:p>0.631808873262661</text:p>
          </table:table-cell>
          <table:table-cell office:value-type="float" office:value="0" calcext:value-type="float">
            <text:p>0</text:p>
          </table:table-cell>
          <table:table-cell office:value-type="float" office:value="0.497446378221792" calcext:value-type="float">
            <text:p>0.497446378221792</text:p>
          </table:table-cell>
          <table:table-cell office:value-type="float" office:value="0.661392328169698" calcext:value-type="float">
            <text:p>0.661392328169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1392328169698" calcext:value-type="float">
            <text:p>0.661392328169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1392328169698" calcext:value-type="float">
            <text:p>0.661392328169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1392328169698" calcext:value-type="float">
            <text:p>0.661392328169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410099009217" calcext:value-type="float">
            <text:p>0.67941009900921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212339110678276" calcext:value-type="float">
            <text:p>0.212339110678276</text:p>
          </table:table-cell>
          <table:table-cell office:value-type="float" office:value="0.424130671302386" calcext:value-type="float">
            <text:p>0.424130671302386</text:p>
          </table:table-cell>
          <table:table-cell office:value-type="float" office:value="0.580172369227332" calcext:value-type="float">
            <text:p>0.580172369227332</text:p>
          </table:table-cell>
          <table:table-cell office:value-type="float" office:value="0.266836989351482" calcext:value-type="float">
            <text:p>0.266836989351482</text:p>
          </table:table-cell>
          <table:table-cell office:value-type="float" office:value="0.456044082731162" calcext:value-type="float">
            <text:p>0.456044082731162</text:p>
          </table:table-cell>
          <table:table-cell office:value-type="float" office:value="0.601822016464135" calcext:value-type="float">
            <text:p>0.601822016464135</text:p>
          </table:table-cell>
          <table:table-cell office:value-type="float" office:value="0.296053882434328" calcext:value-type="float">
            <text:p>0.296053882434328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74540118847363" calcext:value-type="float">
            <text:p>0.374540118847363</text:p>
          </table:table-cell>
          <table:table-cell office:value-type="float" office:value="0.908450561333628" calcext:value-type="float">
            <text:p>0.908450561333628</text:p>
          </table:table-cell>
          <table:table-cell office:value-type="float" office:value="0.96292687523758" calcext:value-type="float">
            <text:p>0.96292687523758</text:p>
          </table:table-cell>
          <table:table-cell office:value-type="float" office:value="0.395745072129015" calcext:value-type="float">
            <text:p>0.395745072129015</text:p>
          </table:table-cell>
          <table:table-cell office:value-type="float" office:value="0.908450561333628" calcext:value-type="float">
            <text:p>0.908450561333628</text:p>
          </table:table-cell>
          <table:table-cell office:value-type="float" office:value="0.966241920223364" calcext:value-type="float">
            <text:p>0.966241920223364</text:p>
          </table:table-cell>
          <table:table-cell office:value-type="float" office:value="0.417254896655261" calcext:value-type="float">
            <text:p>0.417254896655261</text:p>
          </table:table-cell>
          <table:table-cell office:value-type="float" office:value="0" calcext:value-type="float">
            <text:p>0</text:p>
          </table:table-cell>
          <table:table-cell office:value-type="float" office:value="0.966612368558298" calcext:value-type="float">
            <text:p>0.966612368558298</text:p>
          </table:table-cell>
          <table:table-cell office:value-type="float" office:value="0.461631555833092" calcext:value-type="float">
            <text:p>0.461631555833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386338696122" calcext:value-type="float">
            <text:p>0.470386338696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0094379983044" calcext:value-type="float">
            <text:p>0.50009437998304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09320402078782" calcext:value-type="float">
            <text:p>0.909320402078782</text:p>
          </table:table-cell>
          <table:table-cell office:value-type="float" office:value="0.720036536546074" calcext:value-type="float">
            <text:p>0.720036536546074</text:p>
          </table:table-cell>
          <table:table-cell office:value-type="float" office:value="0.00756287497814212" calcext:value-type="float">
            <text:p>0.00756287497814212</text:p>
          </table:table-cell>
          <table:table-cell office:value-type="float" office:value="0.917550178373022" calcext:value-type="float">
            <text:p>0.917550178373022</text:p>
          </table:table-cell>
          <table:table-cell office:value-type="float" office:value="0" calcext:value-type="float">
            <text:p>0</text:p>
          </table:table-cell>
          <table:table-cell office:value-type="float" office:value="0.0606890397635304" calcext:value-type="float">
            <text:p>0.0606890397635304</text:p>
          </table:table-cell>
          <table:table-cell office:value-type="float" office:value="0.925268757787502" calcext:value-type="float">
            <text:p>0.925268757787502</text:p>
          </table:table-cell>
          <table:table-cell office:value-type="float" office:value="0" calcext:value-type="float">
            <text:p>0</text:p>
          </table:table-cell>
          <table:table-cell office:value-type="float" office:value="0.0761702760459318" calcext:value-type="float">
            <text:p>0.0761702760459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086423325017" calcext:value-type="float">
            <text:p>0.115086423325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151623807444" calcext:value-type="float">
            <text:p>0.139151623807444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63103425875594" calcext:value-type="float">
            <text:p>0.863103425875594</text:p>
          </table:table-cell>
          <table:table-cell office:value-type="float" office:value="0.696650823876892" calcext:value-type="float">
            <text:p>0.696650823876892</text:p>
          </table:table-cell>
          <table:table-cell office:value-type="float" office:value="0.231947096115975" calcext:value-type="float">
            <text:p>0.231947096115975</text:p>
          </table:table-cell>
          <table:table-cell office:value-type="float" office:value="0.86740685156208" calcext:value-type="float">
            <text:p>0.86740685156208</text:p>
          </table:table-cell>
          <table:table-cell office:value-type="float" office:value="0.696650823876892" calcext:value-type="float">
            <text:p>0.696650823876892</text:p>
          </table:table-cell>
          <table:table-cell office:value-type="float" office:value="0.231947096115975" calcext:value-type="float">
            <text:p>0.231947096115975</text:p>
          </table:table-cell>
          <table:table-cell office:value-type="float" office:value="0.86965420925413" calcext:value-type="float">
            <text:p>0.86965420925413</text:p>
          </table:table-cell>
          <table:table-cell office:value-type="float" office:value="0" calcext:value-type="float">
            <text:p>0</text:p>
          </table:table-cell>
          <table:table-cell office:value-type="float" office:value="0.241279044605358" calcext:value-type="float">
            <text:p>0.241279044605358</text:p>
          </table:table-cell>
          <table:table-cell office:value-type="float" office:value="0.877852214523878" calcext:value-type="float">
            <text:p>0.877852214523878</text:p>
          </table:table-cell>
          <table:table-cell office:value-type="float" office:value="0" calcext:value-type="float">
            <text:p>0</text:p>
          </table:table-cell>
          <table:table-cell office:value-type="float" office:value="0.247125617721945" calcext:value-type="float">
            <text:p>0.247125617721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048423423288" calcext:value-type="float">
            <text:p>0.302048423423288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20068021177811" calcext:value-type="float">
            <text:p>0.520068021177811</text:p>
          </table:table-cell>
          <table:table-cell office:value-type="float" office:value="0.40085141676364" calcext:value-type="float">
            <text:p>0.40085141676364</text:p>
          </table:table-cell>
          <table:table-cell office:value-type="float" office:value="0.136439752556733" calcext:value-type="float">
            <text:p>0.136439752556733</text:p>
          </table:table-cell>
          <table:table-cell office:value-type="float" office:value="0.536436886054732" calcext:value-type="float">
            <text:p>0.536436886054732</text:p>
          </table:table-cell>
          <table:table-cell office:value-type="float" office:value="0.450565279377955" calcext:value-type="float">
            <text:p>0.450565279377955</text:p>
          </table:table-cell>
          <table:table-cell office:value-type="float" office:value="0.181952958255574" calcext:value-type="float">
            <text:p>0.181952958255574</text:p>
          </table:table-cell>
          <table:table-cell office:value-type="float" office:value="0.58106171572899" calcext:value-type="float">
            <text:p>0.58106171572899</text:p>
          </table:table-cell>
          <table:table-cell office:value-type="float" office:value="0.472336191673405" calcext:value-type="float">
            <text:p>0.472336191673405</text:p>
          </table:table-cell>
          <table:table-cell office:value-type="float" office:value="0.205341478570748" calcext:value-type="float">
            <text:p>0.205341478570748</text:p>
          </table:table-cell>
          <table:table-cell office:value-type="float" office:value="0.593345437491486" calcext:value-type="float">
            <text:p>0.593345437491486</text:p>
          </table:table-cell>
          <table:table-cell office:value-type="float" office:value="0" calcext:value-type="float">
            <text:p>0</text:p>
          </table:table-cell>
          <table:table-cell office:value-type="float" office:value="0.231902011384749" calcext:value-type="float">
            <text:p>0.231902011384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2298531219585" calcext:value-type="float">
            <text:p>0.242298531219585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40924224974763" calcext:value-type="float">
            <text:p>0.140924224974763</text:p>
          </table:table-cell>
          <table:table-cell office:value-type="float" office:value="0.232212695146817" calcext:value-type="float">
            <text:p>0.232212695146817</text:p>
          </table:table-cell>
          <table:table-cell office:value-type="float" office:value="0.619490346009615" calcext:value-type="float">
            <text:p>0.619490346009615</text:p>
          </table:table-cell>
          <table:table-cell office:value-type="float" office:value="0.140924224974763" calcext:value-type="float">
            <text:p>0.140924224974763</text:p>
          </table:table-cell>
          <table:table-cell office:value-type="float" office:value="0" calcext:value-type="float">
            <text:p>0</text:p>
          </table:table-cell>
          <table:table-cell office:value-type="float" office:value="0.650923016825619" calcext:value-type="float">
            <text:p>0.650923016825619</text:p>
          </table:table-cell>
          <table:table-cell office:value-type="float" office:value="0.180291620680418" calcext:value-type="float">
            <text:p>0.180291620680418</text:p>
          </table:table-cell>
          <table:table-cell office:value-type="float" office:value="0" calcext:value-type="float">
            <text:p>0</text:p>
          </table:table-cell>
          <table:table-cell office:value-type="float" office:value="0.674668202929365" calcext:value-type="float">
            <text:p>0.674668202929365</text:p>
          </table:table-cell>
          <table:table-cell office:value-type="float" office:value="0.233507933138932" calcext:value-type="float">
            <text:p>0.233507933138932</text:p>
          </table:table-cell>
          <table:table-cell office:value-type="float" office:value="0" calcext:value-type="float">
            <text:p>0</text:p>
          </table:table-cell>
          <table:table-cell office:value-type="float" office:value="0.694708168279616" calcext:value-type="float">
            <text:p>0.694708168279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4708168279616" calcext:value-type="float">
            <text:p>0.694708168279616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745506436797708" calcext:value-type="float">
            <text:p>0.0745506436797708</text:p>
          </table:table-cell>
          <table:table-cell office:value-type="float" office:value="0.6939484444671" calcext:value-type="float">
            <text:p>0.6939484444671</text:p>
          </table:table-cell>
          <table:table-cell office:value-type="float" office:value="0.718123076226494" calcext:value-type="float">
            <text:p>0.718123076226494</text:p>
          </table:table-cell>
          <table:table-cell office:value-type="float" office:value="0.100534703889111" calcext:value-type="float">
            <text:p>0.100534703889111</text:p>
          </table:table-cell>
          <table:table-cell office:value-type="float" office:value="0.696565446355034" calcext:value-type="float">
            <text:p>0.696565446355034</text:p>
          </table:table-cell>
          <table:table-cell office:value-type="float" office:value="0.73322682216369" calcext:value-type="float">
            <text:p>0.73322682216369</text:p>
          </table:table-cell>
          <table:table-cell office:value-type="float" office:value="0.100534703889111" calcext:value-type="float">
            <text:p>0.100534703889111</text:p>
          </table:table-cell>
          <table:table-cell office:value-type="float" office:value="0" calcext:value-type="float">
            <text:p>0</text:p>
          </table:table-cell>
          <table:table-cell office:value-type="float" office:value="0.744900899767225" calcext:value-type="float">
            <text:p>0.744900899767225</text:p>
          </table:table-cell>
          <table:table-cell office:value-type="float" office:value="0.100534703889111" calcext:value-type="float">
            <text:p>0.100534703889111</text:p>
          </table:table-cell>
          <table:table-cell office:value-type="float" office:value="0" calcext:value-type="float">
            <text:p>0</text:p>
          </table:table-cell>
          <table:table-cell office:value-type="float" office:value="0.756675189410245" calcext:value-type="float">
            <text:p>0.756675189410245</text:p>
          </table:table-cell>
          <table:table-cell office:value-type="float" office:value="0.100534703889111" calcext:value-type="float">
            <text:p>0.100534703889111</text:p>
          </table:table-cell>
          <table:table-cell office:value-type="float" office:value="0" calcext:value-type="float">
            <text:p>0</text:p>
          </table:table-cell>
          <table:table-cell office:value-type="float" office:value="0.770590260618034" calcext:value-type="float">
            <text:p>0.770590260618034</text:p>
          </table:table-cell>
          <table:table-cell office:value-type="float" office:value="0.122134968899517" calcext:value-type="float">
            <text:p>0.122134968899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4757434539323" calcext:value-type="float">
            <text:p>0.184757434539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219162217597" calcext:value-type="float">
            <text:p>0.197219162217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8992580375144" calcext:value-type="float">
            <text:p>0.25899258037514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55994520336203" calcext:value-type="float">
            <text:p>0.155994520336203</text:p>
          </table:table-cell>
          <table:table-cell office:value-type="float" office:value="0.611454235434648" calcext:value-type="float">
            <text:p>0.611454235434648</text:p>
          </table:table-cell>
          <table:table-cell office:value-type="float" office:value="0.272624000733534" calcext:value-type="float">
            <text:p>0.272624000733534</text:p>
          </table:table-cell>
          <table:table-cell office:value-type="float" office:value="0.176018473325456" calcext:value-type="float">
            <text:p>0.176018473325456</text:p>
          </table:table-cell>
          <table:table-cell office:value-type="float" office:value="0.611454235434648" calcext:value-type="float">
            <text:p>0.611454235434648</text:p>
          </table:table-cell>
          <table:table-cell office:value-type="float" office:value="0.283681923679313" calcext:value-type="float">
            <text:p>0.283681923679313</text:p>
          </table:table-cell>
          <table:table-cell office:value-type="float" office:value="0.21747597157247" calcext:value-type="float">
            <text:p>0.21747597157247</text:p>
          </table:table-cell>
          <table:table-cell office:value-type="float" office:value="0.64794131312438" calcext:value-type="float">
            <text:p>0.64794131312438</text:p>
          </table:table-cell>
          <table:table-cell office:value-type="float" office:value="0.341830460981311" calcext:value-type="float">
            <text:p>0.341830460981311</text:p>
          </table:table-cell>
          <table:table-cell office:value-type="float" office:value="0.21747597157247" calcext:value-type="float">
            <text:p>0.21747597157247</text:p>
          </table:table-cell>
          <table:table-cell office:value-type="float" office:value="0" calcext:value-type="float">
            <text:p>0</text:p>
          </table:table-cell>
          <table:table-cell office:value-type="float" office:value="0.380003227182299" calcext:value-type="float">
            <text:p>0.380003227182299</text:p>
          </table:table-cell>
          <table:table-cell office:value-type="float" office:value="0.21747597157247" calcext:value-type="float">
            <text:p>0.21747597157247</text:p>
          </table:table-cell>
          <table:table-cell office:value-type="float" office:value="0" calcext:value-type="float">
            <text:p>0</text:p>
          </table:table-cell>
          <table:table-cell office:value-type="float" office:value="0.410783658411264" calcext:value-type="float">
            <text:p>0.410783658411264</text:p>
          </table:table-cell>
          <table:table-cell office:value-type="float" office:value="0.257696884135144" calcext:value-type="float">
            <text:p>0.2576968841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065705008719" calcext:value-type="float">
            <text:p>0.29506570500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928187147925" calcext:value-type="float">
            <text:p>0.332928187147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327616419346" calcext:value-type="float">
            <text:p>0.34432761641934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456069984217036" calcext:value-type="float">
            <text:p>0.456069984217036</text:p>
          </table:table-cell>
          <table:table-cell office:value-type="float" office:value="0.345695993503919" calcext:value-type="float">
            <text:p>0.345695993503919</text:p>
          </table:table-cell>
          <table:table-cell office:value-type="float" office:value="0.483545646719925" calcext:value-type="float">
            <text:p>0.483545646719925</text:p>
          </table:table-cell>
          <table:table-cell office:value-type="float" office:value="0.491968497474623" calcext:value-type="float">
            <text:p>0.491968497474623</text:p>
          </table:table-cell>
          <table:table-cell office:value-type="float" office:value="0.348768995526908" calcext:value-type="float">
            <text:p>0.348768995526908</text:p>
          </table:table-cell>
          <table:table-cell office:value-type="float" office:value="0.499280933494006" calcext:value-type="float">
            <text:p>0.499280933494006</text:p>
          </table:table-cell>
          <table:table-cell office:value-type="float" office:value="0.495954328804225" calcext:value-type="float">
            <text:p>0.495954328804225</text:p>
          </table:table-cell>
          <table:table-cell office:value-type="float" office:value="0.348768995526908" calcext:value-type="float">
            <text:p>0.348768995526908</text:p>
          </table:table-cell>
          <table:table-cell office:value-type="float" office:value="0.499280933494006" calcext:value-type="float">
            <text:p>0.499280933494006</text:p>
          </table:table-cell>
          <table:table-cell office:value-type="float" office:value="0.535853527844156" calcext:value-type="float">
            <text:p>0.535853527844156</text:p>
          </table:table-cell>
          <table:table-cell office:value-type="float" office:value="0.405336429344541" calcext:value-type="float">
            <text:p>0.405336429344541</text:p>
          </table:table-cell>
          <table:table-cell office:value-type="float" office:value="0.543654445887608" calcext:value-type="float">
            <text:p>0.543654445887608</text:p>
          </table:table-cell>
          <table:table-cell office:value-type="float" office:value="0.535853527844156" calcext:value-type="float">
            <text:p>0.535853527844156</text:p>
          </table:table-cell>
          <table:table-cell office:value-type="float" office:value="0" calcext:value-type="float">
            <text:p>0</text:p>
          </table:table-cell>
          <table:table-cell office:value-type="float" office:value="0.565694515642691" calcext:value-type="float">
            <text:p>0.565694515642691</text:p>
          </table:table-cell>
          <table:table-cell office:value-type="float" office:value="0.560003426225157" calcext:value-type="float">
            <text:p>0.560003426225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5311363221018" calcext:value-type="float">
            <text:p>0.56531136322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1711477074843" calcext:value-type="float">
            <text:p>0.581711477074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9222145562576" calcext:value-type="float">
            <text:p>0.61922214556257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70524123687292" calcext:value-type="float">
            <text:p>0.170524123687292</text:p>
          </table:table-cell>
          <table:table-cell office:value-type="float" office:value="0.816599439471577" calcext:value-type="float">
            <text:p>0.816599439471577</text:p>
          </table:table-cell>
          <table:table-cell office:value-type="float" office:value="0.0957145555201617" calcext:value-type="float">
            <text:p>0.0957145555201617</text:p>
          </table:table-cell>
          <table:table-cell office:value-type="float" office:value="0.190762476012601" calcext:value-type="float">
            <text:p>0.190762476012601</text:p>
          </table:table-cell>
          <table:table-cell office:value-type="float" office:value="0.816599439471577" calcext:value-type="float">
            <text:p>0.816599439471577</text:p>
          </table:table-cell>
          <table:table-cell office:value-type="float" office:value="0.133163706253956" calcext:value-type="float">
            <text:p>0.133163706253956</text:p>
          </table:table-cell>
          <table:table-cell office:value-type="float" office:value="0.190762476012601" calcext:value-type="float">
            <text:p>0.190762476012601</text:p>
          </table:table-cell>
          <table:table-cell office:value-type="float" office:value="0.816599439471577" calcext:value-type="float">
            <text:p>0.816599439471577</text:p>
          </table:table-cell>
          <table:table-cell office:value-type="float" office:value="0.133163706253956" calcext:value-type="float">
            <text:p>0.133163706253956</text:p>
          </table:table-cell>
          <table:table-cell office:value-type="float" office:value="0.237970865516482" calcext:value-type="float">
            <text:p>0.237970865516482</text:p>
          </table:table-cell>
          <table:table-cell office:value-type="float" office:value="0.82958735527239" calcext:value-type="float">
            <text:p>0.82958735527239</text:p>
          </table:table-cell>
          <table:table-cell office:value-type="float" office:value="0.196933654993234" calcext:value-type="float">
            <text:p>0.196933654993234</text:p>
          </table:table-cell>
          <table:table-cell office:value-type="float" office:value="0.283245356995468" calcext:value-type="float">
            <text:p>0.283245356995468</text:p>
          </table:table-cell>
          <table:table-cell office:value-type="float" office:value="0" calcext:value-type="float">
            <text:p>0</text:p>
          </table:table-cell>
          <table:table-cell office:value-type="float" office:value="0.201515527631265" calcext:value-type="float">
            <text:p>0.201515527631265</text:p>
          </table:table-cell>
          <table:table-cell office:value-type="float" office:value="0.348051351224599" calcext:value-type="float">
            <text:p>0.348051351224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004191583148" calcext:value-type="float">
            <text:p>0.405004191583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661293493235" calcext:value-type="float">
            <text:p>0.43466129349323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884925020519195" calcext:value-type="float">
            <text:p>0.0884925020519195</text:p>
          </table:table-cell>
          <table:table-cell office:value-type="float" office:value="0.79526731185989" calcext:value-type="float">
            <text:p>0.79526731185989</text:p>
          </table:table-cell>
          <table:table-cell office:value-type="float" office:value="0.803025897832663" calcext:value-type="float">
            <text:p>0.803025897832663</text:p>
          </table:table-cell>
          <table:table-cell office:value-type="float" office:value="0.108934817765213" calcext:value-type="float">
            <text:p>0.108934817765213</text:p>
          </table:table-cell>
          <table:table-cell office:value-type="float" office:value="0.798464265961774" calcext:value-type="float">
            <text:p>0.798464265961774</text:p>
          </table:table-cell>
          <table:table-cell office:value-type="float" office:value="0.812189243612943" calcext:value-type="float">
            <text:p>0.812189243612943</text:p>
          </table:table-cell>
          <table:table-cell office:value-type="float" office:value="0.165525801739867" calcext:value-type="float">
            <text:p>0.165525801739867</text:p>
          </table:table-cell>
          <table:table-cell office:value-type="float" office:value="0.812519776511047" calcext:value-type="float">
            <text:p>0.812519776511047</text:p>
          </table:table-cell>
          <table:table-cell office:value-type="float" office:value="0" calcext:value-type="float">
            <text:p>0</text:p>
          </table:table-cell>
          <table:table-cell office:value-type="float" office:value="0.224019867137812" calcext:value-type="float">
            <text:p>0.224019867137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5619880096076" calcext:value-type="float">
            <text:p>0.265619880096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1013989230424" calcext:value-type="float">
            <text:p>0.31101398923042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650515929852795" calcext:value-type="float">
            <text:p>0.0650515929852795</text:p>
          </table:table-cell>
          <table:table-cell office:value-type="float" office:value="0.583391794766121" calcext:value-type="float">
            <text:p>0.583391794766121</text:p>
          </table:table-cell>
          <table:table-cell office:value-type="float" office:value="0.0182325826763616" calcext:value-type="float">
            <text:p>0.0182325826763616</text:p>
          </table:table-cell>
          <table:table-cell office:value-type="float" office:value="0.127085585193182" calcext:value-type="float">
            <text:p>0.127085585193182</text:p>
          </table:table-cell>
          <table:table-cell office:value-type="float" office:value="0.606390533288037" calcext:value-type="float">
            <text:p>0.606390533288037</text:p>
          </table:table-cell>
          <table:table-cell office:value-type="float" office:value="0.0928753602827681" calcext:value-type="float">
            <text:p>0.0928753602827681</text:p>
          </table:table-cell>
          <table:table-cell office:value-type="float" office:value="0.210437151962128" calcext:value-type="float">
            <text:p>0.210437151962128</text:p>
          </table:table-cell>
          <table:table-cell office:value-type="float" office:value="0.606390533288037" calcext:value-type="float">
            <text:p>0.606390533288037</text:p>
          </table:table-cell>
          <table:table-cell office:value-type="float" office:value="0.108970361140836" calcext:value-type="float">
            <text:p>0.108970361140836</text:p>
          </table:table-cell>
          <table:table-cell office:value-type="float" office:value="0.281144339039681" calcext:value-type="float">
            <text:p>0.281144339039681</text:p>
          </table:table-cell>
          <table:table-cell office:value-type="float" office:value="0" calcext:value-type="float">
            <text:p>0</text:p>
          </table:table-cell>
          <table:table-cell office:value-type="float" office:value="0.108970361140836" calcext:value-type="float">
            <text:p>0.108970361140836</text:p>
          </table:table-cell>
          <table:table-cell office:value-type="float" office:value="0.281144339039681" calcext:value-type="float">
            <text:p>0.281144339039681</text:p>
          </table:table-cell>
          <table:table-cell office:value-type="float" office:value="0" calcext:value-type="float">
            <text:p>0</text:p>
          </table:table-cell>
          <table:table-cell office:value-type="float" office:value="0.149043514080764" calcext:value-type="float">
            <text:p>0.149043514080764</text:p>
          </table:table-cell>
          <table:table-cell office:value-type="float" office:value="0.313531959257694" calcext:value-type="float">
            <text:p>0.313531959257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260913530899" calcext:value-type="float">
            <text:p>0.337260913530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6279637182236" calcext:value-type="float">
            <text:p>0.396279637182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6279637182236" calcext:value-type="float">
            <text:p>0.39627963718223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31993941811405" calcext:value-type="float">
            <text:p>0.731993941811405</text:p>
          </table:table-cell>
          <table:table-cell office:value-type="float" office:value="0.821257304672013" calcext:value-type="float">
            <text:p>0.821257304672013</text:p>
          </table:table-cell>
          <table:table-cell office:value-type="float" office:value="0.18114934953468" calcext:value-type="float">
            <text:p>0.18114934953468</text:p>
          </table:table-cell>
          <table:table-cell office:value-type="float" office:value="0.739627839622465" calcext:value-type="float">
            <text:p>0.739627839622465</text:p>
          </table:table-cell>
          <table:table-cell office:value-type="float" office:value="0.824509137112084" calcext:value-type="float">
            <text:p>0.824509137112084</text:p>
          </table:table-cell>
          <table:table-cell office:value-type="float" office:value="0.18114934953468" calcext:value-type="float">
            <text:p>0.18114934953468</text:p>
          </table:table-cell>
          <table:table-cell office:value-type="float" office:value="0.754684644583925" calcext:value-type="float">
            <text:p>0.754684644583925</text:p>
          </table:table-cell>
          <table:table-cell office:value-type="float" office:value="0.824509137112084" calcext:value-type="float">
            <text:p>0.824509137112084</text:p>
          </table:table-cell>
          <table:table-cell office:value-type="float" office:value="0.18114934953468" calcext:value-type="float">
            <text:p>0.18114934953468</text:p>
          </table:table-cell>
          <table:table-cell office:value-type="float" office:value="0.757214431437462" calcext:value-type="float">
            <text:p>0.757214431437462</text:p>
          </table:table-cell>
          <table:table-cell office:value-type="float" office:value="0.824509137112084" calcext:value-type="float">
            <text:p>0.824509137112084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71270346685946" calcext:value-type="float">
            <text:p>0.771270346685946</text:p>
          </table:table-cell>
          <table:table-cell office:value-type="float" office:value="0.348868266542995" calcext:value-type="float">
            <text:p>0.348868266542995</text:p>
          </table:table-cell>
          <table:table-cell office:value-type="float" office:value="0.216739800090776" calcext:value-type="float">
            <text:p>0.216739800090776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373815631948321" calcext:value-type="float">
            <text:p>0.373815631948321</text:p>
          </table:table-cell>
          <table:table-cell office:value-type="float" office:value="0" calcext:value-type="float">
            <text:p>0</text:p>
          </table:table-cell>
          <table:table-cell office:value-type="float" office:value="0.789738897362198" calcext:value-type="float">
            <text:p>0.789738897362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7560990654197" calcext:value-type="float">
            <text:p>0.797560990654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389791699426" calcext:value-type="float">
            <text:p>0.809389791699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389791699426" calcext:value-type="float">
            <text:p>0.809389791699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2114123658641" calcext:value-type="float">
            <text:p>0.822114123658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427331461241" calcext:value-type="float">
            <text:p>0.826427331461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1375804383011" calcext:value-type="float">
            <text:p>0.831375804383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9935343562261" calcext:value-type="float">
            <text:p>0.83993534356226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81824967207101" calcext:value-type="float">
            <text:p>0.181824967207101</text:p>
          </table:table-cell>
          <table:table-cell office:value-type="float" office:value="0.164265797930993" calcext:value-type="float">
            <text:p>0.164265797930993</text:p>
          </table:table-cell>
          <table:table-cell office:value-type="float" office:value="0.390905995905515" calcext:value-type="float">
            <text:p>0.390905995905515</text:p>
          </table:table-cell>
          <table:table-cell office:value-type="float" office:value="0.211910556129763" calcext:value-type="float">
            <text:p>0.211910556129763</text:p>
          </table:table-cell>
          <table:table-cell office:value-type="float" office:value="0.205675701909164" calcext:value-type="float">
            <text:p>0.205675701909164</text:p>
          </table:table-cell>
          <table:table-cell office:value-type="float" office:value="0.413292297197125" calcext:value-type="float">
            <text:p>0.413292297197125</text:p>
          </table:table-cell>
          <table:table-cell office:value-type="float" office:value="0.258074911337619" calcext:value-type="float">
            <text:p>0.258074911337619</text:p>
          </table:table-cell>
          <table:table-cell office:value-type="float" office:value="0.257978131048332" calcext:value-type="float">
            <text:p>0.257978131048332</text:p>
          </table:table-cell>
          <table:table-cell office:value-type="float" office:value="0" calcext:value-type="float">
            <text:p>0</text:p>
          </table:table-cell>
          <table:table-cell office:value-type="float" office:value="0.315733390787935" calcext:value-type="float">
            <text:p>0.315733390787935</text:p>
          </table:table-cell>
          <table:table-cell office:value-type="float" office:value="0.304445048391577" calcext:value-type="float">
            <text:p>0.304445048391577</text:p>
          </table:table-cell>
          <table:table-cell office:value-type="float" office:value="0" calcext:value-type="float">
            <text:p>0</text:p>
          </table:table-cell>
          <table:table-cell office:value-type="float" office:value="0.315733390787935" calcext:value-type="float">
            <text:p>0.315733390787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722926797588" calcext:value-type="float">
            <text:p>0.339722926797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722926797588" calcext:value-type="float">
            <text:p>0.339722926797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96418397358" calcext:value-type="float">
            <text:p>0.36369641839735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01115011743209" calcext:value-type="float">
            <text:p>0.601115011743209</text:p>
          </table:table-cell>
          <table:table-cell office:value-type="float" office:value="0.741120649290059" calcext:value-type="float">
            <text:p>0.741120649290059</text:p>
          </table:table-cell>
          <table:table-cell office:value-type="float" office:value="0.681117853964983" calcext:value-type="float">
            <text:p>0.681117853964983</text:p>
          </table:table-cell>
          <table:table-cell office:value-type="float" office:value="0.624684844213675" calcext:value-type="float">
            <text:p>0.624684844213675</text:p>
          </table:table-cell>
          <table:table-cell office:value-type="float" office:value="0.747415875181724" calcext:value-type="float">
            <text:p>0.747415875181724</text:p>
          </table:table-cell>
          <table:table-cell office:value-type="float" office:value="0.681117853964983" calcext:value-type="float">
            <text:p>0.681117853964983</text:p>
          </table:table-cell>
          <table:table-cell office:value-type="float" office:value="0.648062867810658" calcext:value-type="float">
            <text:p>0.648062867810658</text:p>
          </table:table-cell>
          <table:table-cell office:value-type="float" office:value="0.747415875181724" calcext:value-type="float">
            <text:p>0.747415875181724</text:p>
          </table:table-cell>
          <table:table-cell office:value-type="float" office:value="0" calcext:value-type="float">
            <text:p>0</text:p>
          </table:table-cell>
          <table:table-cell office:value-type="float" office:value="0.659300700398909" calcext:value-type="float">
            <text:p>0.659300700398909</text:p>
          </table:table-cell>
          <table:table-cell office:value-type="float" office:value="0.750118036284785" calcext:value-type="float">
            <text:p>0.750118036284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7346522324872" calcext:value-type="float">
            <text:p>0.767346522324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2873050389077" calcext:value-type="float">
            <text:p>0.77287305038907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740446517340904" calcext:value-type="float">
            <text:p>0.0740446517340904</text:p>
          </table:table-cell>
          <table:table-cell office:value-type="float" office:value="0.6651972206962" calcext:value-type="float">
            <text:p>0.6651972206962</text:p>
          </table:table-cell>
          <table:table-cell office:value-type="float" office:value="0.463494043800572" calcext:value-type="float">
            <text:p>0.463494043800572</text:p>
          </table:table-cell>
          <table:table-cell office:value-type="float" office:value="0.147640629471749" calcext:value-type="float">
            <text:p>0.147640629471749</text:p>
          </table:table-cell>
          <table:table-cell office:value-type="float" office:value="0.6651972206962" calcext:value-type="float">
            <text:p>0.6651972206962</text:p>
          </table:table-cell>
          <table:table-cell office:value-type="float" office:value="0.500778583646917" calcext:value-type="float">
            <text:p>0.500778583646917</text:p>
          </table:table-cell>
          <table:table-cell office:value-type="float" office:value="0.189543969257377" calcext:value-type="float">
            <text:p>0.189543969257377</text:p>
          </table:table-cell>
          <table:table-cell office:value-type="float" office:value="0.698381821775139" calcext:value-type="float">
            <text:p>0.698381821775139</text:p>
          </table:table-cell>
          <table:table-cell office:value-type="float" office:value="0.504880769269085" calcext:value-type="float">
            <text:p>0.504880769269085</text:p>
          </table:table-cell>
          <table:table-cell office:value-type="float" office:value="0.196136930243856" calcext:value-type="float">
            <text:p>0.196136930243856</text:p>
          </table:table-cell>
          <table:table-cell office:value-type="float" office:value="0.706652650752536" calcext:value-type="float">
            <text:p>0.706652650752536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70967179954561" calcext:value-type="float">
            <text:p>0.770967179954561</text:p>
          </table:table-cell>
          <table:table-cell office:value-type="float" office:value="0.229251395232641" calcext:value-type="float">
            <text:p>0.229251395232641</text:p>
          </table:table-cell>
          <table:table-cell office:value-type="float" office:value="0.647474714154603" calcext:value-type="float">
            <text:p>0.647474714154603</text:p>
          </table:table-cell>
          <table:table-cell office:value-type="float" office:value="0.776409859639486" calcext:value-type="float">
            <text:p>0.776409859639486</text:p>
          </table:table-cell>
          <table:table-cell office:value-type="float" office:value="0.249465359855115" calcext:value-type="float">
            <text:p>0.249465359855115</text:p>
          </table:table-cell>
          <table:table-cell office:value-type="float" office:value="0.675516336634914" calcext:value-type="float">
            <text:p>0.675516336634914</text:p>
          </table:table-cell>
          <table:table-cell office:value-type="float" office:value="0" calcext:value-type="float">
            <text:p>0</text:p>
          </table:table-cell>
          <table:table-cell office:value-type="float" office:value="0.300352820762449" calcext:value-type="float">
            <text:p>0.300352820762449</text:p>
          </table:table-cell>
          <table:table-cell office:value-type="float" office:value="0.702801245686085" calcext:value-type="float">
            <text:p>0.702801245686085</text:p>
          </table:table-cell>
          <table:table-cell office:value-type="float" office:value="0" calcext:value-type="float">
            <text:p>0</text:p>
          </table:table-cell>
          <table:table-cell office:value-type="float" office:value="0.302628505735692" calcext:value-type="float">
            <text:p>0.302628505735692</text:p>
          </table:table-cell>
          <table:table-cell office:value-type="float" office:value="0.710132510811225" calcext:value-type="float">
            <text:p>0.710132510811225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07544851901438" calcext:value-type="float">
            <text:p>0.607544851901438</text:p>
          </table:table-cell>
          <table:table-cell office:value-type="float" office:value="0.163655942865705" calcext:value-type="float">
            <text:p>0.163655942865705</text:p>
          </table:table-cell>
          <table:table-cell office:value-type="float" office:value="0.54669741271407" calcext:value-type="float">
            <text:p>0.54669741271407</text:p>
          </table:table-cell>
          <table:table-cell office:value-type="float" office:value="0.627059625503617" calcext:value-type="float">
            <text:p>0.627059625503617</text:p>
          </table:table-cell>
          <table:table-cell office:value-type="float" office:value="0.200022468917781" calcext:value-type="float">
            <text:p>0.200022468917781</text:p>
          </table:table-cell>
          <table:table-cell office:value-type="float" office:value="0" calcext:value-type="float">
            <text:p>0</text:p>
          </table:table-cell>
          <table:table-cell office:value-type="float" office:value="0.627059625503617" calcext:value-type="float">
            <text:p>0.627059625503617</text:p>
          </table:table-cell>
          <table:table-cell office:value-type="float" office:value="0.200022468917781" calcext:value-type="float">
            <text:p>0.200022468917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989366990345" calcext:value-type="float">
            <text:p>0.20198936699034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75132823361115" calcext:value-type="float">
            <text:p>0.775132823361115</text:p>
          </table:table-cell>
          <table:table-cell office:value-type="float" office:value="0.397287290560367" calcext:value-type="float">
            <text:p>0.397287290560367</text:p>
          </table:table-cell>
          <table:table-cell office:value-type="float" office:value="0.195777985683546" calcext:value-type="float">
            <text:p>0.195777985683546</text:p>
          </table:table-cell>
          <table:table-cell office:value-type="float" office:value="0.790246945647494" calcext:value-type="float">
            <text:p>0.790246945647494</text:p>
          </table:table-cell>
          <table:table-cell office:value-type="float" office:value="0.397287290560367" calcext:value-type="float">
            <text:p>0.397287290560367</text:p>
          </table:table-cell>
          <table:table-cell office:value-type="float" office:value="0.25144312452847" calcext:value-type="float">
            <text:p>0.25144312452847</text:p>
          </table:table-cell>
          <table:table-cell office:value-type="float" office:value="0.807501243658539" calcext:value-type="float">
            <text:p>0.807501243658539</text:p>
          </table:table-cell>
          <table:table-cell office:value-type="float" office:value="0.401875794219904" calcext:value-type="float">
            <text:p>0.401875794219904</text:p>
          </table:table-cell>
          <table:table-cell office:value-type="float" office:value="0.320915463526341" calcext:value-type="float">
            <text:p>0.320915463526341</text:p>
          </table:table-cell>
          <table:table-cell office:value-type="float" office:value="0.823410447098024" calcext:value-type="float">
            <text:p>0.823410447098024</text:p>
          </table:table-cell>
          <table:table-cell office:value-type="float" office:value="0.401875794219904" calcext:value-type="float">
            <text:p>0.401875794219904</text:p>
          </table:table-cell>
          <table:table-cell office:value-type="float" office:value="0" calcext:value-type="float">
            <text:p>0</text:p>
          </table:table-cell>
          <table:table-cell office:value-type="float" office:value="0.834361340916595" calcext:value-type="float">
            <text:p>0.834361340916595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39493860652042" calcext:value-type="float">
            <text:p>0.139493860652042</text:p>
          </table:table-cell>
          <table:table-cell office:value-type="float" office:value="0.707238634313399" calcext:value-type="float">
            <text:p>0.707238634313399</text:p>
          </table:table-cell>
          <table:table-cell office:value-type="float" office:value="0.641971500443266" calcext:value-type="float">
            <text:p>0.641971500443266</text:p>
          </table:table-cell>
          <table:table-cell office:value-type="float" office:value="0.189136794105509" calcext:value-type="float">
            <text:p>0.189136794105509</text:p>
          </table:table-cell>
          <table:table-cell office:value-type="float" office:value="0.715820867299313" calcext:value-type="float">
            <text:p>0.715820867299313</text:p>
          </table:table-cell>
          <table:table-cell office:value-type="float" office:value="0" calcext:value-type="float">
            <text:p>0</text:p>
          </table:table-cell>
          <table:table-cell office:value-type="float" office:value="0.220612065185074" calcext:value-type="float">
            <text:p>0.220612065185074</text:p>
          </table:table-cell>
          <table:table-cell office:value-type="float" office:value="0.726742628625673" calcext:value-type="float">
            <text:p>0.726742628625673</text:p>
          </table:table-cell>
          <table:table-cell office:value-type="float" office:value="0" calcext:value-type="float">
            <text:p>0</text:p>
          </table:table-cell>
          <table:table-cell office:value-type="float" office:value="0.229872590222992" calcext:value-type="float">
            <text:p>0.229872590222992</text:p>
          </table:table-cell>
          <table:table-cell office:value-type="float" office:value="0.74370960284874" calcext:value-type="float">
            <text:p>0.74370960284874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60785048616897" calcext:value-type="float">
            <text:p>0.760785048616897</text:p>
          </table:table-cell>
          <table:table-cell office:value-type="float" office:value="0.152539042914261" calcext:value-type="float">
            <text:p>0.152539042914261</text:p>
          </table:table-cell>
          <table:table-cell office:value-type="float" office:value="0.607094036088781" calcext:value-type="float">
            <text:p>0.607094036088781</text:p>
          </table:table-cell>
          <table:table-cell office:value-type="float" office:value="0.784363281162978" calcext:value-type="float">
            <text:p>0.784363281162978</text:p>
          </table:table-cell>
          <table:table-cell office:value-type="float" office:value="0.211411856521699" calcext:value-type="float">
            <text:p>0.211411856521699</text:p>
          </table:table-cell>
          <table:table-cell office:value-type="float" office:value="0.619098268466521" calcext:value-type="float">
            <text:p>0.619098268466521</text:p>
          </table:table-cell>
          <table:table-cell office:value-type="float" office:value="0.785020978545034" calcext:value-type="float">
            <text:p>0.785020978545034</text:p>
          </table:table-cell>
          <table:table-cell office:value-type="float" office:value="0.269576722308943" calcext:value-type="float">
            <text:p>0.269576722308943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055221171236024" calcext:value-type="float">
            <text:p>0.0055221171236024</text:p>
          </table:table-cell>
          <table:table-cell office:value-type="float" office:value="0.965026910666513" calcext:value-type="float">
            <text:p>0.965026910666513</text:p>
          </table:table-cell>
          <table:table-cell office:value-type="float" office:value="0.398822780896901" calcext:value-type="float">
            <text:p>0.398822780896901</text:p>
          </table:table-cell>
          <table:table-cell office:value-type="float" office:value="0.101653800915084" calcext:value-type="float">
            <text:p>0.101653800915084</text:p>
          </table:table-cell>
          <table:table-cell office:value-type="float" office:value="0.966240313198958" calcext:value-type="float">
            <text:p>0.966240313198958</text:p>
          </table:table-cell>
          <table:table-cell office:value-type="float" office:value="0.422789493936439" calcext:value-type="float">
            <text:p>0.422789493936439</text:p>
          </table:table-cell>
          <table:table-cell office:value-type="float" office:value="0.115707263183049" calcext:value-type="float">
            <text:p>0.115707263183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580168940292" calcext:value-type="float">
            <text:p>0.171580168940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580168940292" calcext:value-type="float">
            <text:p>0.171580168940292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06857343847617" calcext:value-type="float">
            <text:p>0.706857343847617</text:p>
          </table:table-cell>
          <table:table-cell office:value-type="float" office:value="0.606715046382856" calcext:value-type="float">
            <text:p>0.606715046382856</text:p>
          </table:table-cell>
          <table:table-cell office:value-type="float" office:value="0.898030548949987" calcext:value-type="float">
            <text:p>0.898030548949987</text:p>
          </table:table-cell>
          <table:table-cell office:value-type="float" office:value="0.706857343847617" calcext:value-type="float">
            <text:p>0.706857343847617</text:p>
          </table:table-cell>
          <table:table-cell office:value-type="float" office:value="0.616917779681279" calcext:value-type="float">
            <text:p>0.616917779681279</text:p>
          </table:table-cell>
          <table:table-cell office:value-type="float" office:value="0.903465090242734" calcext:value-type="float">
            <text:p>0.903465090242734</text:p>
          </table:table-cell>
          <table:table-cell office:value-type="float" office:value="0.729429139385171" calcext:value-type="float">
            <text:p>0.729429139385171</text:p>
          </table:table-cell>
          <table:table-cell office:value-type="float" office:value="0.625364214333305" calcext:value-type="float">
            <text:p>0.625364214333305</text:p>
          </table:table-cell>
          <table:table-cell office:value-type="float" office:value="0" calcext:value-type="float">
            <text:p>0</text:p>
          </table:table-cell>
          <table:table-cell office:value-type="float" office:value="0.729722374653978" calcext:value-type="float">
            <text:p>0.729722374653978</text:p>
          </table:table-cell>
          <table:table-cell office:value-type="float" office:value="0.637487811203391" calcext:value-type="float">
            <text:p>0.637487811203391</text:p>
          </table:table-cell>
          <table:table-cell office:value-type="float" office:value="0" calcext:value-type="float">
            <text:p>0</text:p>
          </table:table-cell>
          <table:table-cell office:value-type="float" office:value="0.734806868686725" calcext:value-type="float">
            <text:p>0.734806868686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0870318841097" calcext:value-type="float">
            <text:p>0.740870318841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5853098054522" calcext:value-type="float">
            <text:p>0.74585309805452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292144648535218" calcext:value-type="float">
            <text:p>0.292144648535218</text:p>
          </table:table-cell>
          <table:table-cell office:value-type="float" office:value="0.762458685740691" calcext:value-type="float">
            <text:p>0.762458685740691</text:p>
          </table:table-cell>
          <table:table-cell office:value-type="float" office:value="0.485871759186326" calcext:value-type="float">
            <text:p>0.485871759186326</text:p>
          </table:table-cell>
          <table:table-cell office:value-type="float" office:value="0.303585623557443" calcext:value-type="float">
            <text:p>0.303585623557443</text:p>
          </table:table-cell>
          <table:table-cell office:value-type="float" office:value="0.766699859108528" calcext:value-type="float">
            <text:p>0.766699859108528</text:p>
          </table:table-cell>
          <table:table-cell office:value-type="float" office:value="0.485871759186326" calcext:value-type="float">
            <text:p>0.485871759186326</text:p>
          </table:table-cell>
          <table:table-cell office:value-type="float" office:value="0" calcext:value-type="float">
            <text:p>0</text:p>
          </table:table-cell>
          <table:table-cell office:value-type="float" office:value="0.766699859108528" calcext:value-type="float">
            <text:p>0.766699859108528</text:p>
          </table:table-cell>
          <table:table-cell office:value-type="float" office:value="0.503850989817935" calcext:value-type="float">
            <text:p>0.503850989817935</text:p>
          </table:table-cell>
          <table:table-cell office:value-type="float" office:value="0" calcext:value-type="float">
            <text:p>0</text:p>
          </table:table-cell>
          <table:table-cell office:value-type="float" office:value="0.780281904146725" calcext:value-type="float">
            <text:p>0.78028190414672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84854455525527" calcext:value-type="float">
            <text:p>0.184854455525527</text:p>
          </table:table-cell>
          <table:table-cell office:value-type="float" office:value="0.543552861113989" calcext:value-type="float">
            <text:p>0.543552861113989</text:p>
          </table:table-cell>
          <table:table-cell office:value-type="float" office:value="0.351622687239634" calcext:value-type="float">
            <text:p>0.351622687239634</text:p>
          </table:table-cell>
          <table:table-cell office:value-type="float" office:value="0.231179878115069" calcext:value-type="float">
            <text:p>0.231179878115069</text:p>
          </table:table-cell>
          <table:table-cell office:value-type="float" office:value="0.548304867552023" calcext:value-type="float">
            <text:p>0.548304867552023</text:p>
          </table:table-cell>
          <table:table-cell office:value-type="float" office:value="0.353296272726147" calcext:value-type="float">
            <text:p>0.353296272726147</text:p>
          </table:table-cell>
          <table:table-cell office:value-type="float" office:value="0.243706604723869" calcext:value-type="float">
            <text:p>0.243706604723869</text:p>
          </table:table-cell>
          <table:table-cell office:value-type="float" office:value="0.548304867552023" calcext:value-type="float">
            <text:p>0.548304867552023</text:p>
          </table:table-cell>
          <table:table-cell office:value-type="float" office:value="0.372233182982391" calcext:value-type="float">
            <text:p>0.372233182982391</text:p>
          </table:table-cell>
          <table:table-cell office:value-type="float" office:value="0.275790235096294" calcext:value-type="float">
            <text:p>0.275790235096294</text:p>
          </table:table-cell>
          <table:table-cell office:value-type="float" office:value="0.584284069266746" calcext:value-type="float">
            <text:p>0.584284069266746</text:p>
          </table:table-cell>
          <table:table-cell office:value-type="float" office:value="0" calcext:value-type="float">
            <text:p>0</text:p>
          </table:table-cell>
          <table:table-cell office:value-type="float" office:value="0.334491298809037" calcext:value-type="float">
            <text:p>0.334491298809037</text:p>
          </table:table-cell>
          <table:table-cell office:value-type="float" office:value="0.611667600864104" calcext:value-type="float">
            <text:p>0.611667600864104</text:p>
          </table:table-cell>
          <table:table-cell office:value-type="float" office:value="0" calcext:value-type="float">
            <text:p>0</text:p>
          </table:table-cell>
          <table:table-cell office:value-type="float" office:value="0.343566939168762" calcext:value-type="float">
            <text:p>0.343566939168762</text:p>
          </table:table-cell>
          <table:table-cell office:value-type="float" office:value="0.620834205138951" calcext:value-type="float">
            <text:p>0.620834205138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0834205138951" calcext:value-type="float">
            <text:p>0.62083420513895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1586905952513" calcext:value-type="float">
            <text:p>0.11586905952513</text:p>
          </table:table-cell>
          <table:table-cell office:value-type="float" office:value="0.537395602937923" calcext:value-type="float">
            <text:p>0.537395602937923</text:p>
          </table:table-cell>
          <table:table-cell office:value-type="float" office:value="0.0236385860463364" calcext:value-type="float">
            <text:p>0.0236385860463364</text:p>
          </table:table-cell>
          <table:table-cell office:value-type="float" office:value="0.11668219931467" calcext:value-type="float">
            <text:p>0.11668219931467</text:p>
          </table:table-cell>
          <table:table-cell office:value-type="float" office:value="0.543877300057512" calcext:value-type="float">
            <text:p>0.543877300057512</text:p>
          </table:table-cell>
          <table:table-cell office:value-type="float" office:value="0.0255124458999314" calcext:value-type="float">
            <text:p>0.0255124458999314</text:p>
          </table:table-cell>
          <table:table-cell office:value-type="float" office:value="0.11668219931467" calcext:value-type="float">
            <text:p>0.11668219931467</text:p>
          </table:table-cell>
          <table:table-cell office:value-type="float" office:value="0.575624380409746" calcext:value-type="float">
            <text:p>0.575624380409746</text:p>
          </table:table-cell>
          <table:table-cell office:value-type="float" office:value="0.0962582845806672" calcext:value-type="float">
            <text:p>0.0962582845806672</text:p>
          </table:table-cell>
          <table:table-cell office:value-type="float" office:value="0.158079828070073" calcext:value-type="float">
            <text:p>0.158079828070073</text:p>
          </table:table-cell>
          <table:table-cell office:value-type="float" office:value="0.58466802449057" calcext:value-type="float">
            <text:p>0.58466802449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198828943607" calcext:value-type="float">
            <text:p>0.62519882894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198828943607" calcext:value-type="float">
            <text:p>0.62519882894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0758749487492" calcext:value-type="float">
            <text:p>0.63075874948749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65632033074559" calcext:value-type="float">
            <text:p>0.965632033074559</text:p>
          </table:table-cell>
          <table:table-cell office:value-type="float" office:value="0.574473113179912" calcext:value-type="float">
            <text:p>0.574473113179912</text:p>
          </table:table-cell>
          <table:table-cell office:value-type="float" office:value="0.168014207744863" calcext:value-type="float">
            <text:p>0.168014207744863</text:p>
          </table:table-cell>
          <table:table-cell office:value-type="float" office:value="0.966395372462973" calcext:value-type="float">
            <text:p>0.966395372462973</text:p>
          </table:table-cell>
          <table:table-cell office:value-type="float" office:value="0.574473113179912" calcext:value-type="float">
            <text:p>0.574473113179912</text:p>
          </table:table-cell>
          <table:table-cell office:value-type="float" office:value="0.168014207744863" calcext:value-type="float">
            <text:p>0.168014207744863</text:p>
          </table:table-cell>
          <table:table-cell office:value-type="float" office:value="0" calcext:value-type="float">
            <text:p>0</text:p>
          </table:table-cell>
          <table:table-cell office:value-type="float" office:value="0.611155345738074" calcext:value-type="float">
            <text:p>0.611155345738074</text:p>
          </table:table-cell>
          <table:table-cell office:value-type="float" office:value="0.168014207744863" calcext:value-type="float">
            <text:p>0.168014207744863</text:p>
          </table:table-cell>
          <table:table-cell office:value-type="float" office:value="0" calcext:value-type="float">
            <text:p>0</text:p>
          </table:table-cell>
          <table:table-cell office:value-type="float" office:value="0.611155345738074" calcext:value-type="float">
            <text:p>0.611155345738074</text:p>
          </table:table-cell>
          <table:table-cell office:value-type="float" office:value="0.186368808770602" calcext:value-type="float">
            <text:p>0.186368808770602</text:p>
          </table:table-cell>
          <table:table-cell office:value-type="float" office:value="0" calcext:value-type="float">
            <text:p>0</text:p>
          </table:table-cell>
          <table:table-cell office:value-type="float" office:value="0.631286286236004" calcext:value-type="float">
            <text:p>0.63128628623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425591849366" calcext:value-type="float">
            <text:p>0.6542559184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1793261797461" calcext:value-type="float">
            <text:p>0.67179326179746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464504127199977" calcext:value-type="float">
            <text:p>0.0464504127199977</text:p>
          </table:table-cell>
          <table:table-cell office:value-type="float" office:value="0.251799058906953" calcext:value-type="float">
            <text:p>0.251799058906953</text:p>
          </table:table-cell>
          <table:table-cell office:value-type="float" office:value="0.716150674223194" calcext:value-type="float">
            <text:p>0.716150674223194</text:p>
          </table:table-cell>
          <table:table-cell office:value-type="float" office:value="0.0464504127199977" calcext:value-type="float">
            <text:p>0.0464504127199977</text:p>
          </table:table-cell>
          <table:table-cell office:value-type="float" office:value="0.321892748167627" calcext:value-type="float">
            <text:p>0.321892748167627</text:p>
          </table:table-cell>
          <table:table-cell office:value-type="float" office:value="0.727485229570636" calcext:value-type="float">
            <text:p>0.727485229570636</text:p>
          </table:table-cell>
          <table:table-cell office:value-type="float" office:value="0.0464504127199977" calcext:value-type="float">
            <text:p>0.0464504127199977</text:p>
          </table:table-cell>
          <table:table-cell office:value-type="float" office:value="0.37475693666178" calcext:value-type="float">
            <text:p>0.37475693666178</text:p>
          </table:table-cell>
          <table:table-cell office:value-type="float" office:value="0.744849910987602" calcext:value-type="float">
            <text:p>0.744849910987602</text:p>
          </table:table-cell>
          <table:table-cell office:value-type="float" office:value="0.141134529872311" calcext:value-type="float">
            <text:p>0.141134529872311</text:p>
          </table:table-cell>
          <table:table-cell office:value-type="float" office:value="0.39100097535086" calcext:value-type="float">
            <text:p>0.39100097535086</text:p>
          </table:table-cell>
          <table:table-cell office:value-type="float" office:value="0.744849910987602" calcext:value-type="float">
            <text:p>0.744849910987602</text:p>
          </table:table-cell>
          <table:table-cell office:value-type="float" office:value="0.141134529872311" calcext:value-type="float">
            <text:p>0.141134529872311</text:p>
          </table:table-cell>
          <table:table-cell office:value-type="float" office:value="0" calcext:value-type="float">
            <text:p>0</text:p>
          </table:table-cell>
          <table:table-cell office:value-type="float" office:value="0.753384969497417" calcext:value-type="float">
            <text:p>0.753384969497417</text:p>
          </table:table-cell>
          <table:table-cell office:value-type="float" office:value="0.152203564167182" calcext:value-type="float">
            <text:p>0.152203564167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417092545845" calcext:value-type="float">
            <text:p>0.19141709254584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98658484197037" calcext:value-type="float">
            <text:p>0.598658484197037</text:p>
          </table:table-cell>
          <table:table-cell office:value-type="float" office:value="0.87676563676175" calcext:value-type="float">
            <text:p>0.87676563676175</text:p>
          </table:table-cell>
          <table:table-cell office:value-type="float" office:value="0.52516338366706" calcext:value-type="float">
            <text:p>0.52516338366706</text:p>
          </table:table-cell>
          <table:table-cell office:value-type="float" office:value="0.607748699971127" calcext:value-type="float">
            <text:p>0.607748699971127</text:p>
          </table:table-cell>
          <table:table-cell office:value-type="float" office:value="0.8860077268641" calcext:value-type="float">
            <text:p>0.8860077268641</text:p>
          </table:table-cell>
          <table:table-cell office:value-type="float" office:value="0.569351451956775" calcext:value-type="float">
            <text:p>0.569351451956775</text:p>
          </table:table-cell>
          <table:table-cell office:value-type="float" office:value="0.636229726930369" calcext:value-type="float">
            <text:p>0.636229726930369</text:p>
          </table:table-cell>
          <table:table-cell office:value-type="float" office:value="0.889601793094809" calcext:value-type="float">
            <text:p>0.889601793094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9672291973516" calcext:value-type="float">
            <text:p>0.889672291973516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56753326693589" calcext:value-type="float">
            <text:p>0.356753326693589</text:p>
          </table:table-cell>
          <table:table-cell office:value-type="float" office:value="0.872123908944152" calcext:value-type="float">
            <text:p>0.872123908944152</text:p>
          </table:table-cell>
          <table:table-cell office:value-type="float" office:value="0.667549899291471" calcext:value-type="float">
            <text:p>0.667549899291471</text:p>
          </table:table-cell>
          <table:table-cell office:value-type="float" office:value="0.356753326693589" calcext:value-type="float">
            <text:p>0.356753326693589</text:p>
          </table:table-cell>
          <table:table-cell office:value-type="float" office:value="0.883607876153113" calcext:value-type="float">
            <text:p>0.883607876153113</text:p>
          </table:table-cell>
          <table:table-cell office:value-type="float" office:value="0.678300390130628" calcext:value-type="float">
            <text:p>0.678300390130628</text:p>
          </table:table-cell>
          <table:table-cell office:value-type="float" office:value="0.392411966704778" calcext:value-type="float">
            <text:p>0.392411966704778</text:p>
          </table:table-cell>
          <table:table-cell office:value-type="float" office:value="0.883607876153113" calcext:value-type="float">
            <text:p>0.883607876153113</text:p>
          </table:table-cell>
          <table:table-cell office:value-type="float" office:value="0" calcext:value-type="float">
            <text:p>0</text:p>
          </table:table-cell>
          <table:table-cell office:value-type="float" office:value="0.392411966704778" calcext:value-type="float">
            <text:p>0.392411966704778</text:p>
          </table:table-cell>
          <table:table-cell office:value-type="float" office:value="0.894516477569039" calcext:value-type="float">
            <text:p>0.894516477569039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88677289689482" calcext:value-type="float">
            <text:p>0.388677289689482</text:p>
          </table:table-cell>
          <table:table-cell office:value-type="float" office:value="0.627708053071418" calcext:value-type="float">
            <text:p>0.627708053071418</text:p>
          </table:table-cell>
          <table:table-cell office:value-type="float" office:value="0.550226542156262" calcext:value-type="float">
            <text:p>0.550226542156262</text:p>
          </table:table-cell>
          <table:table-cell office:value-type="float" office:value="0.388677289689482" calcext:value-type="float">
            <text:p>0.388677289689482</text:p>
          </table:table-cell>
          <table:table-cell office:value-type="float" office:value="0.649414220858787" calcext:value-type="float">
            <text:p>0.649414220858787</text:p>
          </table:table-cell>
          <table:table-cell office:value-type="float" office:value="0.58971549675672" calcext:value-type="float">
            <text:p>0.58971549675672</text:p>
          </table:table-cell>
          <table:table-cell office:value-type="float" office:value="0.389557196337479" calcext:value-type="float">
            <text:p>0.389557196337479</text:p>
          </table:table-cell>
          <table:table-cell office:value-type="float" office:value="0.649414220858787" calcext:value-type="float">
            <text:p>0.649414220858787</text:p>
          </table:table-cell>
          <table:table-cell office:value-type="float" office:value="0.604208854622446" calcext:value-type="float">
            <text:p>0.604208854622446</text:p>
          </table:table-cell>
          <table:table-cell office:value-type="float" office:value="0.439727052218624" calcext:value-type="float">
            <text:p>0.439727052218624</text:p>
          </table:table-cell>
          <table:table-cell office:value-type="float" office:value="0.649414220858787" calcext:value-type="float">
            <text:p>0.649414220858787</text:p>
          </table:table-cell>
          <table:table-cell office:value-type="float" office:value="0.633724337423839" calcext:value-type="float">
            <text:p>0.633724337423839</text:p>
          </table:table-cell>
          <table:table-cell office:value-type="float" office:value="0.439727052218624" calcext:value-type="float">
            <text:p>0.439727052218624</text:p>
          </table:table-cell>
          <table:table-cell office:value-type="float" office:value="0" calcext:value-type="float">
            <text:p>0</text:p>
          </table:table-cell>
          <table:table-cell office:value-type="float" office:value="0.649461620800471" calcext:value-type="float">
            <text:p>0.649461620800471</text:p>
          </table:table-cell>
          <table:table-cell office:value-type="float" office:value="0.439727052218624" calcext:value-type="float">
            <text:p>0.439727052218624</text:p>
          </table:table-cell>
          <table:table-cell office:value-type="float" office:value="0" calcext:value-type="float">
            <text:p>0</text:p>
          </table:table-cell>
          <table:table-cell office:value-type="float" office:value="0.672729996872606" calcext:value-type="float">
            <text:p>0.672729996872606</text:p>
          </table:table-cell>
          <table:table-cell office:value-type="float" office:value="0.451287372282414" calcext:value-type="float">
            <text:p>0.451287372282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8550574085102" calcext:value-type="float">
            <text:p>0.48855057408510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29007168040987" calcext:value-type="float">
            <text:p>0.729007168040987</text:p>
          </table:table-cell>
          <table:table-cell office:value-type="float" office:value="0.110631736955207" calcext:value-type="float">
            <text:p>0.110631736955207</text:p>
          </table:table-cell>
          <table:table-cell office:value-type="float" office:value="0.380195618785857" calcext:value-type="float">
            <text:p>0.380195618785857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.110631736955207" calcext:value-type="float">
            <text:p>0.110631736955207</text:p>
          </table:table-cell>
          <table:table-cell office:value-type="float" office:value="0.431173324466263" calcext:value-type="float">
            <text:p>0.431173324466263</text:p>
          </table:table-cell>
          <table:table-cell office:value-type="float" office:value="0.761577810030535" calcext:value-type="float">
            <text:p>0.761577810030535</text:p>
          </table:table-cell>
          <table:table-cell office:value-type="float" office:value="0.140436144287809" calcext:value-type="float">
            <text:p>0.140436144287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455563161978" calcext:value-type="float">
            <text:p>0.149455563161978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580836121681995" calcext:value-type="float">
            <text:p>0.0580836121681995</text:p>
          </table:table-cell>
          <table:table-cell office:value-type="float" office:value="0.542724443347596" calcext:value-type="float">
            <text:p>0.542724443347596</text:p>
          </table:table-cell>
          <table:table-cell office:value-type="float" office:value="0.695144554047594" calcext:value-type="float">
            <text:p>0.695144554047594</text:p>
          </table:table-cell>
          <table:table-cell office:value-type="float" office:value="0.0580836121681995" calcext:value-type="float">
            <text:p>0.0580836121681995</text:p>
          </table:table-cell>
          <table:table-cell office:value-type="float" office:value="0.583630130098361" calcext:value-type="float">
            <text:p>0.583630130098361</text:p>
          </table:table-cell>
          <table:table-cell office:value-type="float" office:value="0.719543858058903" calcext:value-type="float">
            <text:p>0.719543858058903</text:p>
          </table:table-cell>
          <table:table-cell office:value-type="float" office:value="0.0597999557879403" calcext:value-type="float">
            <text:p>0.0597999557879403</text:p>
          </table:table-cell>
          <table:table-cell office:value-type="float" office:value="0" calcext:value-type="float">
            <text:p>0</text:p>
          </table:table-cell>
          <table:table-cell office:value-type="float" office:value="0.719543858058903" calcext:value-type="float">
            <text:p>0.719543858058903</text:p>
          </table:table-cell>
          <table:table-cell office:value-type="float" office:value="0.14358523527776" calcext:value-type="float">
            <text:p>0.14358523527776</text:p>
          </table:table-cell>
          <table:table-cell office:value-type="float" office:value="0" calcext:value-type="float">
            <text:p>0</text:p>
          </table:table-cell>
          <table:table-cell office:value-type="float" office:value="0.719543858058903" calcext:value-type="float">
            <text:p>0.719543858058903</text:p>
          </table:table-cell>
          <table:table-cell office:value-type="float" office:value="0.14358523527776" calcext:value-type="float">
            <text:p>0.14358523527776</text:p>
          </table:table-cell>
          <table:table-cell office:value-type="float" office:value="0" calcext:value-type="float">
            <text:p>0</text:p>
          </table:table-cell>
          <table:table-cell office:value-type="float" office:value="0.731039892451605" calcext:value-type="float">
            <text:p>0.731039892451605</text:p>
          </table:table-cell>
          <table:table-cell office:value-type="float" office:value="0.171740008575404" calcext:value-type="float">
            <text:p>0.171740008575404</text:p>
          </table:table-cell>
          <table:table-cell office:value-type="float" office:value="0" calcext:value-type="float">
            <text:p>0</text:p>
          </table:table-cell>
          <table:table-cell office:value-type="float" office:value="0.755419443945345" calcext:value-type="float">
            <text:p>0.755419443945345</text:p>
          </table:table-cell>
          <table:table-cell office:value-type="float" office:value="0.171740008575404" calcext:value-type="float">
            <text:p>0.171740008575404</text:p>
          </table:table-cell>
          <table:table-cell office:value-type="float" office:value="0" calcext:value-type="float">
            <text:p>0</text:p>
          </table:table-cell>
          <table:table-cell office:value-type="float" office:value="0.779192804346282" calcext:value-type="float">
            <text:p>0.779192804346282</text:p>
          </table:table-cell>
          <table:table-cell office:value-type="float" office:value="0.185048603859209" calcext:value-type="float">
            <text:p>0.18504860385920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271349031773896" calcext:value-type="float">
            <text:p>0.271349031773896</text:p>
          </table:table-cell>
          <table:table-cell office:value-type="float" office:value="0.877200540813108" calcext:value-type="float">
            <text:p>0.877200540813108</text:p>
          </table:table-cell>
          <table:table-cell office:value-type="float" office:value="0.862797077543229" calcext:value-type="float">
            <text:p>0.862797077543229</text:p>
          </table:table-cell>
          <table:table-cell office:value-type="float" office:value="0.318130729834108" calcext:value-type="float">
            <text:p>0.318130729834108</text:p>
          </table:table-cell>
          <table:table-cell office:value-type="float" office:value="0" calcext:value-type="float">
            <text:p>0</text:p>
          </table:table-cell>
          <table:table-cell office:value-type="float" office:value="0.870450029039338" calcext:value-type="float">
            <text:p>0.870450029039338</text:p>
          </table:table-cell>
          <table:table-cell office:value-type="float" office:value="0.321267508628216" calcext:value-type="float">
            <text:p>0.321267508628216</text:p>
          </table:table-cell>
          <table:table-cell office:value-type="float" office:value="0" calcext:value-type="float">
            <text:p>0</text:p>
          </table:table-cell>
          <table:table-cell office:value-type="float" office:value="0.880619916085111" calcext:value-type="float">
            <text:p>0.880619916085111</text:p>
          </table:table-cell>
          <table:table-cell office:value-type="float" office:value="0.388233942548427" calcext:value-type="float">
            <text:p>0.388233942548427</text:p>
          </table:table-cell>
          <table:table-cell office:value-type="float" office:value="0" calcext:value-type="float">
            <text:p>0</text:p>
          </table:table-cell>
          <table:table-cell office:value-type="float" office:value="0.891045652383137" calcext:value-type="float">
            <text:p>0.891045652383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045652383137" calcext:value-type="float">
            <text:p>0.891045652383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411887171039" calcext:value-type="float">
            <text:p>0.891411887171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851544571451" calcext:value-type="float">
            <text:p>0.89851544571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851544571451" calcext:value-type="float">
            <text:p>0.8985154457145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25183322026747" calcext:value-type="float">
            <text:p>0.325183322026747</text:p>
          </table:table-cell>
          <table:table-cell office:value-type="float" office:value="0.505888678884466" calcext:value-type="float">
            <text:p>0.505888678884466</text:p>
          </table:table-cell>
          <table:table-cell office:value-type="float" office:value="0.274806035548136" calcext:value-type="float">
            <text:p>0.274806035548136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.512774420271026" calcext:value-type="float">
            <text:p>0.512774420271026</text:p>
          </table:table-cell>
          <table:table-cell office:value-type="float" office:value="0.319738180082034" calcext:value-type="float">
            <text:p>0.319738180082034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.555607312976259" calcext:value-type="float">
            <text:p>0.555607312976259</text:p>
          </table:table-cell>
          <table:table-cell office:value-type="float" office:value="0.359358169825386" calcext:value-type="float">
            <text:p>0.359358169825386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" calcext:value-type="float">
            <text:p>0</text:p>
          </table:table-cell>
          <table:table-cell office:value-type="float" office:value="0.397040867506454" calcext:value-type="float">
            <text:p>0.397040867506454</text:p>
          </table:table-cell>
          <table:table-cell office:value-type="float" office:value="0.364561760106959" calcext:value-type="float">
            <text:p>0.364561760106959</text:p>
          </table:table-cell>
          <table:table-cell office:value-type="float" office:value="0" calcext:value-type="float">
            <text:p>0</text:p>
          </table:table-cell>
          <table:table-cell office:value-type="float" office:value="0.40190080938772" calcext:value-type="float">
            <text:p>0.40190080938772</text:p>
          </table:table-cell>
          <table:table-cell office:value-type="float" office:value="0.364561760106959" calcext:value-type="float">
            <text:p>0.364561760106959</text:p>
          </table:table-cell>
          <table:table-cell office:value-type="float" office:value="0" calcext:value-type="float">
            <text:p>0</text:p>
          </table:table-cell>
          <table:table-cell office:value-type="float" office:value="0.40190080938772" calcext:value-type="float">
            <text:p>0.40190080938772</text:p>
          </table:table-cell>
          <table:table-cell office:value-type="float" office:value="0.405285392089925" calcext:value-type="float">
            <text:p>0.405285392089925</text:p>
          </table:table-cell>
          <table:table-cell office:value-type="float" office:value="0" calcext:value-type="float">
            <text:p>0</text:p>
          </table:table-cell>
          <table:table-cell office:value-type="float" office:value="0.435713166156511" calcext:value-type="float">
            <text:p>0.435713166156511</text:p>
          </table:table-cell>
          <table:table-cell office:value-type="float" office:value="0.424762138029132" calcext:value-type="float">
            <text:p>0.424762138029132</text:p>
          </table:table-cell>
          <table:table-cell office:value-type="float" office:value="0" calcext:value-type="float">
            <text:p>0</text:p>
          </table:table-cell>
          <table:table-cell office:value-type="float" office:value="0.484249716578837" calcext:value-type="float">
            <text:p>0.484249716578837</text:p>
          </table:table-cell>
          <table:table-cell office:value-type="float" office:value="0.424762138029132" calcext:value-type="float">
            <text:p>0.424762138029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124890560984" calcext:value-type="float">
            <text:p>0.44412489056098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9967378215836" calcext:value-type="float">
            <text:p>0.19967378215836</text:p>
          </table:table-cell>
          <table:table-cell office:value-type="float" office:value="0.984841198962335" calcext:value-type="float">
            <text:p>0.984841198962335</text:p>
          </table:table-cell>
          <table:table-cell table:style-name="ce10"/>
          <table:table-cell office:value-type="float" office:value="0.212543672117305" calcext:value-type="float">
            <text:p>0.212543672117305</text:p>
          </table:table-cell>
          <table:table-cell office:value-type="float" office:value="0.984841198962335" calcext:value-type="float">
            <text:p>0.984841198962335</text:p>
          </table:table-cell>
          <table:table-cell table:style-name="ce10"/>
          <table:table-cell office:value-type="float" office:value="0.263131384695045" calcext:value-type="float">
            <text:p>0.26313138469504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290856772673583" calcext:value-type="float">
            <text:p>0.290856772673583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33435669584728" calcext:value-type="float">
            <text:p>0.33435669584728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381223294169745" calcext:value-type="float">
            <text:p>0.38122329416974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3983558380736" calcext:value-type="float">
            <text:p>0.398355838073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406031632508976" calcext:value-type="float">
            <text:p>0.40603163250897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406031632508976" calcext:value-type="float">
            <text:p>0.40603163250897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412852576640795" calcext:value-type="float">
            <text:p>0.41285257664079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452866833377402" calcext:value-type="float">
            <text:p>0.452866833377402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number-columns-repeated="2" office:value-type="float" office:value="0" calcext:value-type="float">
            <text:p>0</text:p>
          </table:table-cell>
          <table:table-cell table:style-name="ce10"/>
          <table:table-cell table:number-columns-repeated="2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830619407787729" calcext:value-type="float">
            <text:p>0.830619407787729</text:p>
          </table:table-cell>
          <table:table-cell table:style-name="ce10"/>
          <table:table-cell table:style-name="ce15"/>
          <table:table-cell office:value-type="float" office:value="0.840098628862015" calcext:value-type="float">
            <text:p>0.840098628862015</text:p>
          </table:table-cell>
          <table:table-cell table:style-name="ce10"/>
          <table:table-cell table:style-name="ce15"/>
          <table:table-cell office:value-type="float" office:value="0.854011629158253" calcext:value-type="float">
            <text:p>0.854011629158253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922499381177296" calcext:value-type="float">
            <text:p>0.922499381177296</text:p>
          </table:table-cell>
          <table:table-cell table:style-name="ce10"/>
          <table:table-cell table:style-name="ce15"/>
          <table:table-cell office:value-type="float" office:value="0.923879170937806" calcext:value-type="float">
            <text:p>0.923879170937806</text:p>
          </table:table-cell>
          <table:table-cell table:style-name="ce10"/>
          <table:table-cell table:style-name="ce15"/>
          <table:table-cell office:value-type="float" office:value="0.929898221224429" calcext:value-type="float">
            <text:p>0.929898221224429</text:p>
          </table:table-cell>
          <table:table-cell table:style-name="ce10"/>
          <table:table-cell table:style-name="ce15"/>
          <table:table-cell office:value-type="float" office:value="0.929898221224429" calcext:value-type="float">
            <text:p>0.929898221224429</text:p>
          </table:table-cell>
          <table:table-cell table:style-name="ce10"/>
          <table:table-cell table:style-name="ce15"/>
          <table:table-cell office:value-type="float" office:value="0.932356178380867" calcext:value-type="float">
            <text:p>0.932356178380867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624237995913992" calcext:value-type="float">
            <text:p>0.624237995913992</text:p>
          </table:table-cell>
          <table:table-cell table:style-name="ce10"/>
          <table:table-cell table:style-name="ce15"/>
          <table:table-cell office:value-type="float" office:value="0.657781207028509" calcext:value-type="float">
            <text:p>0.657781207028509</text:p>
          </table:table-cell>
          <table:table-cell table:style-name="ce10"/>
          <table:table-cell table:style-name="ce15"/>
          <table:table-cell office:value-type="float" office:value="0.665250265235161" calcext:value-type="float">
            <text:p>0.665250265235161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906472110964547" calcext:value-type="float">
            <text:p>0.906472110964547</text:p>
          </table:table-cell>
          <table:table-cell table:style-name="ce10"/>
          <table:table-cell table:style-name="ce15"/>
          <table:table-cell office:value-type="float" office:value="0.910350002868083" calcext:value-type="float">
            <text:p>0.910350002868083</text:p>
          </table:table-cell>
          <table:table-cell table:style-name="ce10"/>
          <table:table-cell table:style-name="ce15"/>
          <table:table-cell office:value-type="float" office:value="0.910350002868083" calcext:value-type="float">
            <text:p>0.910350002868083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788597211224531" calcext:value-type="float">
            <text:p>0.788597211224531</text:p>
          </table:table-cell>
          <table:table-cell table:style-name="ce10"/>
          <table:table-cell table:style-name="ce15"/>
          <table:table-cell office:value-type="float" office:value="0.793289764630845" calcext:value-type="float">
            <text:p>0.793289764630845</text:p>
          </table:table-cell>
          <table:table-cell table:style-name="ce10"/>
          <table:table-cell table:style-name="ce15"/>
          <table:table-cell office:value-type="float" office:value="0.81137074349468" calcext:value-type="float">
            <text:p>0.81137074349468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0335324347357794" calcext:value-type="float">
            <text:p>0.0335324347357794</text:p>
          </table:table-cell>
          <table:table-cell table:style-name="ce10"/>
          <table:table-cell table:style-name="ce15"/>
          <table:table-cell office:value-type="float" office:value="0.0335324347357794" calcext:value-type="float">
            <text:p>0.0335324347357794</text:p>
          </table:table-cell>
          <table:table-cell table:style-name="ce10"/>
          <table:table-cell table:style-name="ce15"/>
          <table:table-cell office:value-type="float" office:value="0.0490693572683731" calcext:value-type="float">
            <text:p>0.0490693572683731</text:p>
          </table:table-cell>
          <table:table-cell table:style-name="ce10"/>
          <table:table-cell table:style-name="ce15"/>
          <table:table-cell office:value-type="float" office:value="0.115868903861969" calcext:value-type="float">
            <text:p>0.115868903861969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899574573274569" calcext:value-type="float">
            <text:p>0.899574573274569</text:p>
          </table:table-cell>
          <table:table-cell table:style-name="ce10"/>
          <table:table-cell table:style-name="ce15"/>
          <table:table-cell office:value-type="float" office:value="0.909585725487891" calcext:value-type="float">
            <text:p>0.909585725487891</text:p>
          </table:table-cell>
          <table:table-cell table:style-name="ce10"/>
          <table:table-cell table:style-name="ce15"/>
          <table:table-cell office:value-type="float" office:value="0.915244676960285" calcext:value-type="float">
            <text:p>0.915244676960285</text:p>
          </table:table-cell>
          <table:table-cell table:style-name="ce10"/>
          <table:table-cell table:style-name="ce15"/>
          <table:table-cell office:value-type="float" office:value="0.919821340489739" calcext:value-type="float">
            <text:p>0.919821340489739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641147632885297" calcext:value-type="float">
            <text:p>0.641147632885297</text:p>
          </table:table-cell>
          <table:table-cell table:style-name="ce10"/>
          <table:table-cell table:style-name="ce15"/>
          <table:table-cell office:value-type="float" office:value="0.642099747301786" calcext:value-type="float">
            <text:p>0.642099747301786</text:p>
          </table:table-cell>
          <table:table-cell table:style-name="ce10"/>
          <table:table-cell table:style-name="ce15"/>
          <table:table-cell office:value-type="float" office:value="0.650460574615089" calcext:value-type="float">
            <text:p>0.650460574615089</text:p>
          </table:table-cell>
          <table:table-cell table:style-name="ce10"/>
          <table:table-cell table:style-name="ce15"/>
          <table:table-cell office:value-type="float" office:value="0.672573203916284" calcext:value-type="float">
            <text:p>0.672573203916284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335197241645901" calcext:value-type="float">
            <text:p>0.335197241645901</text:p>
          </table:table-cell>
          <table:table-cell table:style-name="ce10"/>
          <table:table-cell table:style-name="ce15"/>
          <table:table-cell office:value-type="float" office:value="0.375294960253936" calcext:value-type="float">
            <text:p>0.375294960253936</text:p>
          </table:table-cell>
          <table:table-cell table:style-name="ce10"/>
          <table:table-cell table:style-name="ce15"/>
          <table:table-cell office:value-type="float" office:value="0.413615078881692" calcext:value-type="float">
            <text:p>0.413615078881692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18123306616566" calcext:value-type="float">
            <text:p>0.18123306616566</text:p>
          </table:table-cell>
          <table:table-cell table:style-name="ce10"/>
          <table:table-cell table:style-name="ce15"/>
          <table:table-cell office:value-type="float" office:value="0.244352808297304" calcext:value-type="float">
            <text:p>0.244352808297304</text:p>
          </table:table-cell>
          <table:table-cell table:style-name="ce10"/>
          <table:table-cell table:style-name="ce15"/>
          <table:table-cell office:value-type="float" office:value="0.244352808297304" calcext:value-type="float">
            <text:p>0.244352808297304</text:p>
          </table:table-cell>
          <table:table-cell table:style-name="ce10"/>
          <table:table-cell table:style-name="ce15"/>
          <table:table-cell office:value-type="float" office:value="0.293595828949414" calcext:value-type="float">
            <text:p>0.293595828949414</text:p>
          </table:table-cell>
          <table:table-cell table:style-name="ce10"/>
          <table:table-cell table:style-name="ce15"/>
          <table:table-cell office:value-type="float" office:value="0.293595828949414" calcext:value-type="float">
            <text:p>0.293595828949414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947283339611815" calcext:value-type="float">
            <text:p>0.947283339611815</text:p>
          </table:table-cell>
          <table:table-cell table:style-name="ce10"/>
          <table:table-cell table:style-name="ce15"/>
          <table:table-cell office:value-type="float" office:value="0.94821319289827" calcext:value-type="float">
            <text:p>0.94821319289827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869896362062128" calcext:value-type="float">
            <text:p>0.869896362062128</text:p>
          </table:table-cell>
          <table:table-cell table:style-name="ce10"/>
          <table:table-cell table:style-name="ce15"/>
          <table:table-cell office:value-type="float" office:value="0.876038124753031" calcext:value-type="float">
            <text:p>0.876038124753031</text:p>
          </table:table-cell>
          <table:table-cell table:style-name="ce10"/>
          <table:table-cell table:style-name="ce15"/>
          <table:table-cell office:value-type="float" office:value="0.876038124753031" calcext:value-type="float">
            <text:p>0.876038124753031</text:p>
          </table:table-cell>
          <table:table-cell table:style-name="ce10"/>
          <table:table-cell table:style-name="ce15"/>
          <table:table-cell office:value-type="float" office:value="0.876879045658823" calcext:value-type="float">
            <text:p>0.876879045658823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747609380176251" calcext:value-type="float">
            <text:p>0.747609380176251</text:p>
          </table:table-cell>
          <table:table-cell table:style-name="ce10"/>
          <table:table-cell table:style-name="ce15"/>
          <table:table-cell office:value-type="float" office:value="0.754442721763119" calcext:value-type="float">
            <text:p>0.754442721763119</text:p>
          </table:table-cell>
          <table:table-cell table:style-name="ce10"/>
          <table:table-cell table:style-name="ce15"/>
          <table:table-cell office:value-type="float" office:value="0.755863090785404" calcext:value-type="float">
            <text:p>0.755863090785404</text:p>
          </table:table-cell>
          <table:table-cell table:style-name="ce10"/>
          <table:table-cell table:style-name="ce15"/>
          <table:table-cell office:value-type="float" office:value="0.772476590418525" calcext:value-type="float">
            <text:p>0.772476590418525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939832123613475" calcext:value-type="float">
            <text:p>0.939832123613475</text:p>
          </table:table-cell>
          <table:table-cell table:style-name="ce10"/>
          <table:table-cell table:style-name="ce15"/>
          <table:table-cell office:value-type="float" office:value="0.94255435610138" calcext:value-type="float">
            <text:p>0.94255435610138</text:p>
          </table:table-cell>
          <table:table-cell table:style-name="ce10"/>
          <table:table-cell table:style-name="ce15"/>
          <table:table-cell office:value-type="float" office:value="0.943188981757677" calcext:value-type="float">
            <text:p>0.943188981757677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533461091976322" calcext:value-type="float">
            <text:p>0.533461091976322</text:p>
          </table:table-cell>
          <table:table-cell table:style-name="ce10"/>
          <table:table-cell table:style-name="ce15"/>
          <table:table-cell office:value-type="float" office:value="0.553298956381521" calcext:value-type="float">
            <text:p>0.553298956381521</text:p>
          </table:table-cell>
          <table:table-cell table:style-name="ce10"/>
          <table:table-cell table:style-name="ce15"/>
          <table:table-cell office:value-type="float" office:value="0.553298956381521" calcext:value-type="float">
            <text:p>0.553298956381521</text:p>
          </table:table-cell>
          <table:table-cell table:style-name="ce10"/>
          <table:table-cell table:style-name="ce15"/>
          <table:table-cell office:value-type="float" office:value="0.565505487970401" calcext:value-type="float">
            <text:p>0.565505487970401</text:p>
          </table:table-cell>
          <table:table-cell table:style-name="ce10"/>
          <table:table-cell table:style-name="ce15"/>
          <table:table-cell office:value-type="float" office:value="0.57243761676367" calcext:value-type="float">
            <text:p>0.57243761676367</text:p>
          </table:table-cell>
          <table:table-cell table:style-name="ce10"/>
          <table:table-cell table:style-name="ce15"/>
          <table:table-cell office:value-type="float" office:value="0.605508418062452" calcext:value-type="float">
            <text:p>0.605508418062452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6"/>
          <table:table-cell office:value-type="float" office:value="0.116898040708364" calcext:value-type="float">
            <text:p>0.116898040708364</text:p>
          </table:table-cell>
          <table:table-cell table:style-name="ce21"/>
          <table:table-cell table:style-name="ce16"/>
          <table:table-cell office:value-type="float" office:value="0.18812561370486" calcext:value-type="float">
            <text:p>0.18812561370486</text:p>
          </table:table-cell>
          <table:table-cell table:style-name="ce21"/>
          <table:table-cell table:style-name="ce16"/>
          <table:table-cell office:value-type="float" office:value="0.18812561370486" calcext:value-type="float">
            <text:p>0.18812561370486</text:p>
          </table:table-cell>
          <table:table-cell table:style-name="ce21"/>
          <table:table-cell table:style-name="ce16"/>
          <table:table-cell office:value-type="float" office:value="0.197649565096984" calcext:value-type="float">
            <text:p>0.197649565096984</text:p>
          </table:table-cell>
          <table:table-cell table:style-name="ce21"/>
          <table:table-cell table:style-name="ce16"/>
          <table:table-cell office:value-type="float" office:value="0.215979641203266" calcext:value-type="float">
            <text:p>0.215979641203266</text:p>
          </table:table-cell>
          <table:table-cell table:style-name="ce21"/>
          <table:table-cell table:style-name="ce16"/>
          <table:table-cell office:value-type="float" office:value="0.273715058410306" calcext:value-type="float">
            <text:p>0.273715058410306</text:p>
          </table:table-cell>
          <table:table-cell table:style-name="ce21"/>
          <table:table-cell table:style-name="ce16"/>
          <table:table-cell office:value-type="float" office:value="0.273715058410306" calcext:value-type="float">
            <text:p>0.273715058410306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:.B116])*100" office:value-type="float" office:value="47.8323098315564" calcext:value-type="float">
            <text:p>47.8323098315564</text:p>
          </table:table-cell>
          <table:table-cell table:formula="of:=AVERAGE([.C4:.C116])*100" office:value-type="float" office:value="53.6227890450826" calcext:value-type="float">
            <text:p>53.6227890450826</text:p>
          </table:table-cell>
          <table:table-cell table:formula="of:=AVERAGE([.D4:.D116])*100" office:value-type="float" office:value="49.3075003634329" calcext:value-type="float">
            <text:p>49.3075003634329</text:p>
          </table:table-cell>
          <table:table-cell table:formula="of:=AVERAGE([.E4:.E116])*100" office:value-type="float" office:value="45.6192903938779" calcext:value-type="float">
            <text:p>45.6192903938779</text:p>
          </table:table-cell>
          <table:table-cell table:formula="of:=AVERAGE([.F4:.F116])*100" office:value-type="float" office:value="51.6625820660184" calcext:value-type="float">
            <text:p>51.6625820660184</text:p>
          </table:table-cell>
          <table:table-cell table:formula="of:=AVERAGE([.G4:.G116])*100" office:value-type="float" office:value="48.1845308997818" calcext:value-type="float">
            <text:p>48.1845308997818</text:p>
          </table:table-cell>
          <table:table-cell table:formula="of:=AVERAGE([.H4:.H116])*100" office:value-type="float" office:value="35.949818411142" calcext:value-type="float">
            <text:p>35.949818411142</text:p>
          </table:table-cell>
          <table:table-cell table:formula="of:=AVERAGE([.I4:.I116])*100" office:value-type="float" office:value="41.2434440005627" calcext:value-type="float">
            <text:p>41.2434440005627</text:p>
          </table:table-cell>
          <table:table-cell table:formula="of:=AVERAGE([.J4:.J116])*100" office:value-type="float" office:value="36.1045389971269" calcext:value-type="float">
            <text:p>36.1045389971269</text:p>
          </table:table-cell>
          <table:table-cell table:formula="of:=AVERAGE([.K4:.K116])*100" office:value-type="float" office:value="25.0956093008609" calcext:value-type="float">
            <text:p>25.0956093008609</text:p>
          </table:table-cell>
          <table:table-cell table:formula="of:=AVERAGE([.L4:.L116])*100" office:value-type="float" office:value="29.1698865256102" calcext:value-type="float">
            <text:p>29.1698865256102</text:p>
          </table:table-cell>
          <table:table-cell table:formula="of:=AVERAGE([.M4:.M116])*100" office:value-type="float" office:value="26.3782392753413" calcext:value-type="float">
            <text:p>26.3782392753413</text:p>
          </table:table-cell>
          <table:table-cell table:formula="of:=AVERAGE([.N4:.N116])*100" office:value-type="float" office:value="13.9968533135698" calcext:value-type="float">
            <text:p>13.9968533135698</text:p>
          </table:table-cell>
          <table:table-cell table:formula="of:=AVERAGE([.O4:.O116])*100" office:value-type="float" office:value="18.0722837854608" calcext:value-type="float">
            <text:p>18.0722837854608</text:p>
          </table:table-cell>
          <table:table-cell table:formula="of:=AVERAGE([.P4:.P116])*100" office:value-type="float" office:value="12.9875636892859" calcext:value-type="float">
            <text:p>12.9875636892859</text:p>
          </table:table-cell>
          <table:table-cell table:formula="of:=AVERAGE([.Q4:.Q116])*100" office:value-type="float" office:value="12.4899995576092" calcext:value-type="float">
            <text:p>12.4899995576092</text:p>
          </table:table-cell>
          <table:table-cell table:formula="of:=AVERAGE([.R4:.R116])*100" office:value-type="float" office:value="12.2477279084465" calcext:value-type="float">
            <text:p>12.2477279084465</text:p>
          </table:table-cell>
          <table:table-cell table:formula="of:=AVERAGE([.S4:.S116])*100" office:value-type="float" office:value="6.99447309350355" calcext:value-type="float">
            <text:p>6.99447309350355</text:p>
          </table:table-cell>
          <table:table-cell table:formula="of:=AVERAGE([.T4:.T116])*100" office:value-type="float" office:value="10.1892012681" calcext:value-type="float">
            <text:p>10.1892012681</text:p>
          </table:table-cell>
          <table:table-cell table:formula="of:=AVERAGE([.U4:.U116])*100" office:value-type="float" office:value="9.9976883490703" calcext:value-type="float">
            <text:p>9.9976883490703</text:p>
          </table:table-cell>
          <table:table-cell table:formula="of:=AVERAGE([.V4:.V116])*100" office:value-type="float" office:value="4.2600590360321" calcext:value-type="float">
            <text:p>4.2600590360321</text:p>
          </table:table-cell>
          <table:table-cell table:formula="of:=AVERAGE([.W4:.W116])*100" office:value-type="float" office:value="8.07347232018996" calcext:value-type="float">
            <text:p>8.07347232018996</text:p>
          </table:table-cell>
          <table:table-cell table:formula="of:=AVERAGE([.X4:.X116])*100" office:value-type="float" office:value="8.57287589925997" calcext:value-type="float">
            <text:p>8.57287589925997</text:p>
          </table:table-cell>
          <table:table-cell table:formula="of:=AVERAGE([.Y4:.Y116])*100" office:value-type="float" office:value="2.81533089029571" calcext:value-type="float">
            <text:p>2.81533089029571</text:p>
          </table:table-cell>
          <table:table-cell table:formula="of:=AVERAGE([.Z4:.Z116])*100" office:value-type="float" office:value="5.74239868184187" calcext:value-type="float">
            <text:p>5.74239868184187</text:p>
          </table:table-cell>
          <table:table-cell table:formula="of:=AVERAGE([.AA4:.AA116])*100" office:value-type="float" office:value="6.9411900128221" calcext:value-type="float">
            <text:p>6.9411900128221</text:p>
          </table:table-cell>
          <table:table-cell table:formula="of:=AVERAGE([.AB4:.AB116])*100" office:value-type="float" office:value="0.759469662183914" calcext:value-type="float">
            <text:p>0.759469662183914</text:p>
          </table:table-cell>
          <table:table-cell table:formula="of:=AVERAGE([.AC4:.AC116])*100" office:value-type="float" office:value="3.87843815318505" calcext:value-type="float">
            <text:p>3.87843815318505</text:p>
          </table:table-cell>
          <table:table-cell table:formula="of:=AVERAGE([.AD4:.AD116])*100" office:value-type="float" office:value="6.9411900128221" calcext:value-type="float">
            <text:p>6.9411900128221</text:p>
          </table:table-cell>
          <table:table-cell table:formula="of:=AVERAGE([.AE4:.AE116])*100" office:value-type="float" office:value="0" calcext:value-type="float">
            <text:p>0</text:p>
          </table:table-cell>
          <table:table-cell table:formula="of:=AVERAGE([.AF4:.AF116])*100" office:value-type="float" office:value="2.15662493340442" calcext:value-type="float">
            <text:p>2.15662493340442</text:p>
          </table:table-cell>
          <table:table-cell table:formula="of:=AVERAGE([.AG4:.AG116])*100" office:value-type="float" office:value="6.9411900128221" calcext:value-type="float">
            <text:p>6.9411900128221</text:p>
          </table:table-cell>
          <table:table-cell table:formula="of:=AVERAGE([.AH4:.AH116])*100" office:value-type="float" office:value="0" calcext:value-type="float">
            <text:p>0</text:p>
          </table:table-cell>
          <table:table-cell table:formula="of:=AVERAGE([.AI4:.AI116])*100" office:value-type="float" office:value="1.16568221637295" calcext:value-type="float">
            <text:p>1.16568221637295</text:p>
          </table:table-cell>
          <table:table-cell table:formula="of:=AVERAGE([.AJ4:.AJ116])*100" office:value-type="float" office:value="6.9411900128221" calcext:value-type="float">
            <text:p>6.9411900128221</text:p>
          </table:table-cell>
          <table:table-cell table:formula="of:=AVERAGE([.AK4:.AK116])*100" office:value-type="float" office:value="0" calcext:value-type="float">
            <text:p>0</text:p>
          </table:table-cell>
          <table:table-cell table:formula="of:=AVERAGE([.AL4:.AL116])*100" office:value-type="float" office:value="0" calcext:value-type="float">
            <text:p>0</text:p>
          </table:table-cell>
          <table:table-cell table:formula="of:=AVERAGE([.AM4:.AM116])*100" office:value-type="float" office:value="6.9411900128221" calcext:value-type="float">
            <text:p>6.9411900128221</text:p>
          </table:table-cell>
          <table:table-cell table:formula="of:=AVERAGE([.AN4:.AN11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Waste</text:p>
          </table:table-cell>
          <table:table-cell table:formula="of:=SUM([.B4:.B116])*100" office:value-type="float" office:value="4544.06943399786" calcext:value-type="float">
            <text:p>4544.06943399786</text:p>
          </table:table-cell>
          <table:table-cell table:formula="of:=SUM([.C4:.C116])*100" office:value-type="float" office:value="5952.12958400417" calcext:value-type="float">
            <text:p>5952.12958400417</text:p>
          </table:table-cell>
          <table:table-cell table:formula="of:=SUM([.D4:.D116])*100" office:value-type="float" office:value="4634.9050341627" calcext:value-type="float">
            <text:p>4634.9050341627</text:p>
          </table:table-cell>
          <table:table-cell table:formula="of:=SUM([.E4:.E116])*100" office:value-type="float" office:value="4333.8325874184" calcext:value-type="float">
            <text:p>4333.8325874184</text:p>
          </table:table-cell>
          <table:table-cell table:formula="of:=SUM([.F4:.F116])*100" office:value-type="float" office:value="5734.54660932805" calcext:value-type="float">
            <text:p>5734.54660932805</text:p>
          </table:table-cell>
          <table:table-cell table:formula="of:=SUM([.G4:.G116])*100" office:value-type="float" office:value="4529.34590457949" calcext:value-type="float">
            <text:p>4529.34590457949</text:p>
          </table:table-cell>
          <table:table-cell table:formula="of:=SUM([.H4:.H116])*100" office:value-type="float" office:value="3415.23274905849" calcext:value-type="float">
            <text:p>3415.23274905849</text:p>
          </table:table-cell>
          <table:table-cell table:formula="of:=SUM([.I4:.I116])*100" office:value-type="float" office:value="4578.02228406246" calcext:value-type="float">
            <text:p>4578.02228406246</text:p>
          </table:table-cell>
          <table:table-cell table:formula="of:=SUM([.J4:.J116])*100" office:value-type="float" office:value="3393.82666572993" calcext:value-type="float">
            <text:p>3393.82666572993</text:p>
          </table:table-cell>
          <table:table-cell table:formula="of:=SUM([.K4:.K116])*100" office:value-type="float" office:value="2384.08288358178" calcext:value-type="float">
            <text:p>2384.08288358178</text:p>
          </table:table-cell>
          <table:table-cell table:formula="of:=SUM([.L4:.L116])*100" office:value-type="float" office:value="3237.85740434273" calcext:value-type="float">
            <text:p>3237.85740434273</text:p>
          </table:table-cell>
          <table:table-cell table:formula="of:=SUM([.M4:.M116])*100" office:value-type="float" office:value="2479.55449188208" calcext:value-type="float">
            <text:p>2479.55449188208</text:p>
          </table:table-cell>
          <table:table-cell table:formula="of:=SUM([.N4:.N116])*100" office:value-type="float" office:value="1329.70106478913" calcext:value-type="float">
            <text:p>1329.70106478913</text:p>
          </table:table-cell>
          <table:table-cell table:formula="of:=SUM([.O4:.O116])*100" office:value-type="float" office:value="2006.02350018615" calcext:value-type="float">
            <text:p>2006.02350018615</text:p>
          </table:table-cell>
          <table:table-cell table:formula="of:=SUM([.P4:.P116])*100" office:value-type="float" office:value="1220.83098679287" calcext:value-type="float">
            <text:p>1220.83098679287</text:p>
          </table:table-cell>
          <table:table-cell table:formula="of:=SUM([.Q4:.Q116])*100" office:value-type="float" office:value="1186.54995797287" calcext:value-type="float">
            <text:p>1186.54995797287</text:p>
          </table:table-cell>
          <table:table-cell table:formula="of:=SUM([.R4:.R116])*100" office:value-type="float" office:value="1359.49779783756" calcext:value-type="float">
            <text:p>1359.49779783756</text:p>
          </table:table-cell>
          <table:table-cell table:formula="of:=SUM([.S4:.S116])*100" office:value-type="float" office:value="657.480470789334" calcext:value-type="float">
            <text:p>657.480470789334</text:p>
          </table:table-cell>
          <table:table-cell table:formula="of:=SUM([.T4:.T116])*100" office:value-type="float" office:value="967.974120469501" calcext:value-type="float">
            <text:p>967.974120469501</text:p>
          </table:table-cell>
          <table:table-cell table:formula="of:=SUM([.U4:.U116])*100" office:value-type="float" office:value="1109.7434067468" calcext:value-type="float">
            <text:p>1109.7434067468</text:p>
          </table:table-cell>
          <table:table-cell table:formula="of:=SUM([.V4:.V116])*100" office:value-type="float" office:value="400.445549387018" calcext:value-type="float">
            <text:p>400.445549387018</text:p>
          </table:table-cell>
          <table:table-cell table:formula="of:=SUM([.W4:.W116])*100" office:value-type="float" office:value="766.979870418046" calcext:value-type="float">
            <text:p>766.979870418046</text:p>
          </table:table-cell>
          <table:table-cell table:formula="of:=SUM([.X4:.X116])*100" office:value-type="float" office:value="951.589224817857" calcext:value-type="float">
            <text:p>951.589224817857</text:p>
          </table:table-cell>
          <table:table-cell table:formula="of:=SUM([.Y4:.Y116])*100" office:value-type="float" office:value="264.641103687797" calcext:value-type="float">
            <text:p>264.641103687797</text:p>
          </table:table-cell>
          <table:table-cell table:formula="of:=SUM([.Z4:.Z116])*100" office:value-type="float" office:value="545.527874774977" calcext:value-type="float">
            <text:p>545.527874774977</text:p>
          </table:table-cell>
          <table:table-cell table:formula="of:=SUM([.AA4:.AA116])*100" office:value-type="float" office:value="770.472091423253" calcext:value-type="float">
            <text:p>770.472091423253</text:p>
          </table:table-cell>
          <table:table-cell table:formula="of:=SUM([.AB4:.AB116])*100" office:value-type="float" office:value="71.3901482452879" calcext:value-type="float">
            <text:p>71.3901482452879</text:p>
          </table:table-cell>
          <table:table-cell table:formula="of:=SUM([.AC4:.AC116])*100" office:value-type="float" office:value="368.45162455258" calcext:value-type="float">
            <text:p>368.45162455258</text:p>
          </table:table-cell>
          <table:table-cell table:formula="of:=SUM([.AD4:.AD116])*100" office:value-type="float" office:value="770.472091423253" calcext:value-type="float">
            <text:p>770.472091423253</text:p>
          </table:table-cell>
          <table:table-cell table:formula="of:=SUM([.AE4:.AE116])*100" office:value-type="float" office:value="0" calcext:value-type="float">
            <text:p>0</text:p>
          </table:table-cell>
          <table:table-cell table:formula="of:=SUM([.AF4:.AF116])*100" office:value-type="float" office:value="204.87936867342" calcext:value-type="float">
            <text:p>204.87936867342</text:p>
          </table:table-cell>
          <table:table-cell table:formula="of:=SUM([.AG4:.AG116])*100" office:value-type="float" office:value="770.472091423253" calcext:value-type="float">
            <text:p>770.472091423253</text:p>
          </table:table-cell>
          <table:table-cell table:formula="of:=SUM([.AH4:.AH116])*100" office:value-type="float" office:value="0" calcext:value-type="float">
            <text:p>0</text:p>
          </table:table-cell>
          <table:table-cell table:formula="of:=SUM([.AI4:.AI116])*100" office:value-type="float" office:value="110.739810555431" calcext:value-type="float">
            <text:p>110.739810555431</text:p>
          </table:table-cell>
          <table:table-cell table:formula="of:=SUM([.AJ4:.AJ116])*100" office:value-type="float" office:value="770.472091423253" calcext:value-type="float">
            <text:p>770.472091423253</text:p>
          </table:table-cell>
          <table:table-cell table:formula="of:=SUM([.AK4:.AK116])*100" office:value-type="float" office:value="0" calcext:value-type="float">
            <text:p>0</text:p>
          </table:table-cell>
          <table:table-cell table:formula="of:=SUM([.AL4:.AL116])*100" office:value-type="float" office:value="0" calcext:value-type="float">
            <text:p>0</text:p>
          </table:table-cell>
          <table:table-cell table:formula="of:=SUM([.AM4:.AM116])*100" office:value-type="float" office:value="770.472091423253" calcext:value-type="float">
            <text:p>770.472091423253</text:p>
          </table:table-cell>
          <table:table-cell table:formula="of:=SUM([.AN4:.AN11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5">
          <table:table-cell table:style-name="ce1" office:value-type="string" calcext:value-type="string">
            <text:p>Waste Percentage in Tru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3.66176039001154)*100*100/6000" office:value-type="float" office:value="6.10293398335257" calcext:value-type="float">
            <text:p>6.10293398335257</text:p>
          </table:table-cell>
          <table:table-cell table:formula="of:=(4.13180341946224)*100*100/6000" office:value-type="float" office:value="6.88633903243707" calcext:value-type="float">
            <text:p>6.88633903243707</text:p>
          </table:table-cell>
          <table:table-cell table:formula="of:=(2.99192677826713)*100*100/6000" office:value-type="float" office:value="4.98654463044522" calcext:value-type="float">
            <text:p>4.98654463044522</text:p>
          </table:table-cell>
          <table:table-cell table:formula="of:=(3.66176039001154+10.7448373135775)*100*100/6000" office:value-type="float" office:value="24.0109961726484" calcext:value-type="float">
            <text:p>24.0109961726484</text:p>
          </table:table-cell>
          <table:table-cell table:formula="of:=(4.13180341946224+13.2488080195059)*100*100/6000" office:value-type="float" office:value="28.9676857316136" calcext:value-type="float">
            <text:p>28.9676857316136</text:p>
          </table:table-cell>
          <table:table-cell table:formula="of:=(2.99192677826713+12.7971056665467)*100*100/6000" office:value-type="float" office:value="26.3150540746897" calcext:value-type="float">
            <text:p>26.3150540746897</text:p>
          </table:table-cell>
          <table:table-cell table:formula="of:=(3.66176039001154+10.7448373135775+11.6204618747771)*100*100/6000" office:value-type="float" office:value="43.3784326306102" calcext:value-type="float">
            <text:p>43.3784326306102</text:p>
          </table:table-cell>
          <table:table-cell table:formula="of:=(4.13180341946224+13.2488080195059+14.7207632910655)*100*100/6000" office:value-type="float" office:value="53.5022912167227" calcext:value-type="float">
            <text:p>53.5022912167227</text:p>
          </table:table-cell>
          <table:table-cell table:formula="of:=(2.99192677826713+12.7971056665467+10.3077770878711)*100*100/6000" office:value-type="float" office:value="43.4946825544749" calcext:value-type="float">
            <text:p>43.4946825544749</text:p>
          </table:table-cell>
          <table:table-cell table:formula="of:=(3.66176039001154+10.7448373135775+11.6204618747771+11.1384225567118)*100*100/6000" office:value-type="float" office:value="61.9424702251299" calcext:value-type="float">
            <text:p>61.9424702251299</text:p>
          </table:table-cell>
          <table:table-cell table:formula="of:=(4.13180341946224+13.2488080195059+14.7207632910655+13.3114639781225)*100*100/6000" office:value-type="float" office:value="75.6880645135936" calcext:value-type="float">
            <text:p>75.6880645135936</text:p>
          </table:table-cell>
          <table:table-cell table:formula="of:=(2.99192677826713+12.7971056665467+10.3077770878711+13.099520191547)*100*100/6000" office:value-type="float" office:value="65.3272162070532" calcext:value-type="float">
            <text:p>65.3272162070532</text:p>
          </table:table-cell>
          <table:table-cell table:formula="of:=(3.66176039001154+10.7448373135775+11.6204618747771+11.1384225567118+2.28528422337836)*100*100/6000" office:value-type="float" office:value="65.7512772640938" calcext:value-type="float">
            <text:p>65.7512772640938</text:p>
          </table:table-cell>
          <table:table-cell table:formula="of:=(4.13180341946224+13.2488080195059+14.7207632910655+13.3114639781225+7.11330359789466)*100*100/6000" office:value-type="float" office:value="87.5435705100847" calcext:value-type="float">
            <text:p>87.5435705100847</text:p>
          </table:table-cell>
          <table:table-cell table:formula="of:=(2.99192677826713+12.7971056665467+10.3077770878711+13.099520191547+5.84982821134622)*100*100/6000" office:value-type="float" office:value="75.0769298926303" calcext:value-type="float">
            <text:p>75.0769298926303</text:p>
          </table:table-cell>
          <table:table-cell table:formula="of:=(3.66176039001154+10.7448373135775+11.6204618747771+11.1384225567118+2.28528422337836+2.65345370249948)*100*100/6000" office:value-type="float" office:value="70.173700101593" calcext:value-type="float">
            <text:p>70.173700101593</text:p>
          </table:table-cell>
          <table:table-cell table:formula="of:=(4.13180341946224+13.2488080195059+14.7207632910655+13.3114639781225+7.11330359789466+3.06174437359444)*100*100/6000" office:value-type="float" office:value="92.6464777994087" calcext:value-type="float">
            <text:p>92.6464777994087</text:p>
          </table:table-cell>
          <table:table-cell table:formula="of:=(2.99192677826713+12.7971056665467+10.3077770878711+13.099520191547+5.84982821134622+2.66326441920898)*100*100/6000" office:value-type="float" office:value="79.5157039246452" calcext:value-type="float">
            <text:p>79.5157039246452</text:p>
          </table:table-cell>
          <table:table-cell table:formula="of:=(3.66176039001154+10.7448373135775+11.6204618747771+11.1384225567118+2.28528422337836+2.65345370249948+2.50050608585307)*100*100/6000" office:value-type="float" office:value="74.3412102446814" calcext:value-type="float">
            <text:p>74.3412102446814</text:p>
          </table:table-cell>
          <table:table-cell table:formula="of:=(4.13180341946224+13.2488080195059+14.7207632910655+13.3114639781225+7.11330359789466+3.06174437359444+2.19710127483421)*100*100/6000" office:value-type="float" office:value="96.3083132574657" calcext:value-type="float">
            <text:p>96.3083132574657</text:p>
          </table:table-cell>
          <table:table-cell table:formula="of:=(2.99192677826713+12.7971056665467+10.3077770878711+13.099520191547+5.84982821134622+2.66326441920898+1.42624590934922)*100*100/6000" office:value-type="float" office:value="81.8927804402272" calcext:value-type="float">
            <text:p>81.8927804402272</text:p>
          </table:table-cell>
          <table:table-cell table:formula="of:=(3.66176039001154+10.7448373135775+11.6204618747771+11.1384225567118+2.28528422337836+2.65345370249948+2.50050608585307+2.53562419067639)*100*100/6000" office:value-type="float" office:value="78.5672505624754" calcext:value-type="float">
            <text:p>78.5672505624754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)*100*100/6000" office:value-type="float" office:value="85.1410369671475" calcext:value-type="float">
            <text:p>85.1410369671475</text:p>
          </table:table-cell>
          <table:table-cell table:formula="of:=(3.66176039001154+10.7448373135775+11.6204618747771+11.1384225567118+2.28528422337836+2.65345370249948+2.50050608585307+2.53562419067639+1.87427023990187)*100*100/6000" office:value-type="float" office:value="81.6910342956452" calcext:value-type="float">
            <text:p>81.6910342956452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  <table:table-cell table:formula="of:=(3.66176039001154+10.7448373135775+11.6204618747771+11.1384225567118+2.28528422337836+2.65345370249948+2.50050608585307+2.53562419067639+1.87427023990187+1.71661823741084)*100*100/6000" office:value-type="float" office:value="84.5520646913299" calcext:value-type="float">
            <text:p>84.5520646913299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  <table:table-cell table:formula="of:=(3.66176039001154+10.7448373135775+11.6204618747771+11.1384225567118+2.28528422337836+2.65345370249948+2.50050608585307+2.53562419067639+1.87427023990187+1.71661823741084+0.989590458226654)*100*100/6000" office:value-type="float" office:value="86.2013821217077" calcext:value-type="float">
            <text:p>86.2013821217077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  <table:table-cell table:formula="of:=(3.66176039001154+10.7448373135775+11.6204618747771+11.1384225567118+2.28528422337836+2.65345370249948+2.50050608585307+2.53562419067639+1.87427023990187+1.71661823741084+0.989590458226654+1.10739810555431)*100*100/6000" office:value-type="float" office:value="88.0470456309649" calcext:value-type="float">
            <text:p>88.0470456309649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</table:table-row>
      </table:table>
      <table:table table:name="# Filled Bins over time " table:style-name="ta1">
        <table:table-column table:style-name="co1" table:default-cell-style-name="Default"/>
        <table:table-column table:style-name="co2" table:default-cell-style-name="ce34"/>
        <table:table-column table:style-name="co3" table:number-columns-repeated="3" table:default-cell-style-name="ce34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7" table:default-cell-style-name="Default"/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3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formula="of:=[.C3]-5" office:value-type="float" office:value="90" calcext:value-type="float">
            <text:p>90</text:p>
          </table:table-cell>
          <table:table-cell table:formula="of:=[.D3]-3" office:value-type="float" office:value="108" calcext:value-type="float">
            <text:p>108</text:p>
          </table:table-cell>
          <table:table-cell table:formula="of:=[.E3]-3" office:value-type="float" office:value="91" calcext:value-type="float">
            <text:p>9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[.C3]-15" office:value-type="float" office:value="80" calcext:value-type="float">
            <text:p>80</text:p>
          </table:table-cell>
          <table:table-cell table:formula="of:=[.D3]-13" office:value-type="float" office:value="98" calcext:value-type="float">
            <text:p>98</text:p>
          </table:table-cell>
          <table:table-cell table:formula="of:=[.E3]-14" office:value-type="float" office:value="80" calcext:value-type="float">
            <text:p>8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.C3]-27" office:value-type="float" office:value="68" calcext:value-type="float">
            <text:p>68</text:p>
          </table:table-cell>
          <table:table-cell table:formula="of:=[.D3]-25" office:value-type="float" office:value="86" calcext:value-type="float">
            <text:p>86</text:p>
          </table:table-cell>
          <table:table-cell table:formula="of:=[.E3]-22" office:value-type="float" office:value="72" calcext:value-type="float">
            <text:p>7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.C3]-42" office:value-type="float" office:value="53" calcext:value-type="float">
            <text:p>53</text:p>
          </table:table-cell>
          <table:table-cell table:formula="of:=[.D3]-42" office:value-type="float" office:value="69" calcext:value-type="float">
            <text:p>69</text:p>
          </table:table-cell>
          <table:table-cell table:formula="of:=[.E3]-35" office:value-type="float" office:value="59" calcext:value-type="float">
            <text:p>5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formula="of:=[.C3]-46" office:value-type="float" office:value="49" calcext:value-type="float">
            <text:p>49</text:p>
          </table:table-cell>
          <table:table-cell table:formula="of:=[.D3]-50" office:value-type="float" office:value="61" calcext:value-type="float">
            <text:p>61</text:p>
          </table:table-cell>
          <table:table-cell table:formula="of:=[.E3]-40" office:value-type="float" office:value="54" calcext:value-type="float">
            <text:p>5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formula="of:=[.E3]-42"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4">
          <table:table-cell/>
          <table:table-cell table:style-name="ce35" office:value-type="string" calcext:value-type="string">
            <text:p>Interval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</table:table-row>
        <table:table-row table:style-name="ro4">
          <table:table-cell/>
          <table:table-cell table:style-name="ce38" office:value-type="string" calcext:value-type="string">
            <text:p>Region 1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24" calcext:value-type="float">
            <text:p>2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38" office:value-type="string" calcext:value-type="string">
            <text:p>Region 2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4" calcext:value-type="float">
            <text:p>24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5" table:style-name="ce42" office:value-type="float" office:value="16" calcext:value-type="float">
            <text:p>16</text:p>
          </table:table-cell>
        </table:table-row>
        <table:table-row table:style-name="ro4">
          <table:table-cell/>
          <table:table-cell table:style-name="ce38" office:value-type="string" calcext:value-type="string">
            <text:p>Region 3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float" office:value="0" calcext:value-type="float">
            <text:p>0</text:p>
          </table:table-cell>
        </table:table-row>
      </table:table>
      <table:table table:name="Waste in Truck VS Number of Truck" table:style-name="ta1">
        <office:forms form:automatic-focus="false" form:apply-design-mode="false"/>
        <table:shapes>
          <draw:frame draw:z-index="0" draw:style-name="gr1" draw:text-style-name="P1" svg:width="7.8098in" svg:height="7.1902in" svg:x="5.9189in" svg:y="0.8579in">
            <draw:object draw:notify-on-update-of-ranges="'Waste in Truck VS Number of Truck'.A4:'Waste in Truck VS Number of Truck'.A16 'Waste in Truck VS Number of Truck'.B3:'Waste in Truck VS Number of Truck'.B3 'Waste in Truck VS Number of Truck'.B4:'Waste in Truck VS Number of Truck'.B16 'Waste in Truck VS Number of Truck'.C3:'Waste in Truck VS Number of Truck'.C3 'Waste in Truck VS Number of Truck'.C4:'Waste in Truck VS Number of Truck'.C16 'Waste in Truck VS Number of Truck'.D3:'Waste in Truck VS Number of Truck'.D3 'Waste in Truck VS Number of Truck'.D4:'Waste in Truck VS Number of Truck'.D1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0293398335257" calcext:value-type="float">
            <text:p>6.10293398335257</text:p>
          </table:table-cell>
          <table:table-cell office:value-type="float" office:value="6.88633903243707" calcext:value-type="float">
            <text:p>6.88633903243707</text:p>
          </table:table-cell>
          <table:table-cell office:value-type="float" office:value="4.98654463044522" calcext:value-type="float">
            <text:p>4.98654463044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0109961726484" calcext:value-type="float">
            <text:p>24.0109961726484</text:p>
          </table:table-cell>
          <table:table-cell office:value-type="float" office:value="28.9676857316136" calcext:value-type="float">
            <text:p>28.9676857316136</text:p>
          </table:table-cell>
          <table:table-cell office:value-type="float" office:value="26.3150540746897" calcext:value-type="float">
            <text:p>26.3150540746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.3784326306102" calcext:value-type="float">
            <text:p>43.3784326306102</text:p>
          </table:table-cell>
          <table:table-cell office:value-type="float" office:value="53.5022912167227" calcext:value-type="float">
            <text:p>53.5022912167227</text:p>
          </table:table-cell>
          <table:table-cell office:value-type="float" office:value="43.4946825544749" calcext:value-type="float">
            <text:p>43.4946825544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9424702251299" calcext:value-type="float">
            <text:p>61.9424702251299</text:p>
          </table:table-cell>
          <table:table-cell office:value-type="float" office:value="75.6880645135936" calcext:value-type="float">
            <text:p>75.6880645135936</text:p>
          </table:table-cell>
          <table:table-cell office:value-type="float" office:value="65.3272162070532" calcext:value-type="float">
            <text:p>65.3272162070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3.66176039001154+10.7448373135775+11.6204618747771+11.1384225567118+2.28528422337836)*100*100/6000" office:value-type="float" office:value="65.7512772640938" calcext:value-type="float">
            <text:p>65.7512772640938</text:p>
          </table:table-cell>
          <table:table-cell table:formula="of:=(4.13180341946224+13.2488080195059+14.7207632910655+13.3114639781225+7.11330359789466)*100*100/6000" office:value-type="float" office:value="87.5435705100847" calcext:value-type="float">
            <text:p>87.5435705100847</text:p>
          </table:table-cell>
          <table:table-cell table:formula="of:=(2.99192677826713+12.7971056665467+10.3077770878711+13.099520191547+5.84982821134622)*100*100/6000" office:value-type="float" office:value="75.0769298926303" calcext:value-type="float">
            <text:p>75.0769298926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3.66176039001154+10.7448373135775+11.6204618747771+11.1384225567118+2.28528422337836+2.65345370249948)*100*100/6000" office:value-type="float" office:value="70.173700101593" calcext:value-type="float">
            <text:p>70.173700101593</text:p>
          </table:table-cell>
          <table:table-cell table:formula="of:=(4.13180341946224+13.2488080195059+14.7207632910655+13.3114639781225+7.11330359789466+3.06174437359444)*100*100/6000" office:value-type="float" office:value="92.6464777994087" calcext:value-type="float">
            <text:p>92.6464777994087</text:p>
          </table:table-cell>
          <table:table-cell table:formula="of:=(2.99192677826713+12.7971056665467+10.3077770878711+13.099520191547+5.84982821134622+2.66326441920898)*100*100/6000" office:value-type="float" office:value="79.5157039246452" calcext:value-type="float">
            <text:p>79.51570392464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3.66176039001154+10.7448373135775+11.6204618747771+11.1384225567118+2.28528422337836+2.65345370249948+2.50050608585307)*100*100/6000" office:value-type="float" office:value="74.3412102446814" calcext:value-type="float">
            <text:p>74.3412102446814</text:p>
          </table:table-cell>
          <table:table-cell table:formula="of:=(4.13180341946224+13.2488080195059+14.7207632910655+13.3114639781225+7.11330359789466+3.06174437359444+2.19710127483421)*100*100/6000" office:value-type="float" office:value="96.3083132574657" calcext:value-type="float">
            <text:p>96.3083132574657</text:p>
          </table:table-cell>
          <table:table-cell table:formula="of:=(2.99192677826713+12.7971056665467+10.3077770878711+13.099520191547+5.84982821134622+2.66326441920898+1.42624590934922)*100*100/6000" office:value-type="float" office:value="81.8927804402272" calcext:value-type="float">
            <text:p>81.89278044022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3.66176039001154+10.7448373135775+11.6204618747771+11.1384225567118+2.28528422337836+2.65345370249948+2.50050608585307+2.53562419067639)*100*100/6000" office:value-type="float" office:value="78.5672505624754" calcext:value-type="float">
            <text:p>78.5672505624754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)*100*100/6000" office:value-type="float" office:value="85.1410369671475" calcext:value-type="float">
            <text:p>85.14103696714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3.66176039001154+10.7448373135775+11.6204618747771+11.1384225567118+2.28528422337836+2.65345370249948+2.50050608585307+2.53562419067639+1.87427023990187)*100*100/6000" office:value-type="float" office:value="81.6910342956452" calcext:value-type="float">
            <text:p>81.6910342956452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3.66176039001154+10.7448373135775+11.6204618747771+11.1384225567118+2.28528422337836+2.65345370249948+2.50050608585307+2.53562419067639+1.87427023990187+1.71661823741084)*100*100/6000" office:value-type="float" office:value="84.5520646913299" calcext:value-type="float">
            <text:p>84.5520646913299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3.66176039001154+10.7448373135775+11.6204618747771+11.1384225567118+2.28528422337836+2.65345370249948+2.50050608585307+2.53562419067639+1.87427023990187+1.71661823741084+0.989590458226654)*100*100/6000" office:value-type="float" office:value="86.2013821217077" calcext:value-type="float">
            <text:p>86.2013821217077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3.66176039001154+10.7448373135775+11.6204618747771+11.1384225567118+2.28528422337836+2.65345370249948+2.50050608585307+2.53562419067639+1.87427023990187+1.71661823741084+0.989590458226654+1.10739810555431)*100*100/6000" office:value-type="float" office:value="88.0470456309649" calcext:value-type="float">
            <text:p>88.0470456309649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</table:table-row>
      </table:table>
      <table:table table:name="Time VS Average Fill" table:style-name="ta1">
        <office:forms form:automatic-focus="false" form:apply-design-mode="false"/>
        <table:shapes>
          <draw:frame draw:z-index="0" draw:style-name="gr1" draw:text-style-name="P1" svg:width="6.2988in" svg:height="3.5429in" svg:x="0in" svg:y="19.4697in">
            <draw:object draw:notify-on-update-of-ranges="'Time VS Average Fill'.B4:'Time VS Average Fill'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768in" svg:y="18.5035in">
            <draw:object draw:notify-on-update-of-ranges="'Time VS Average Fill'.B2:'Time VS Average Fill'.F2 'Time VS Average Fill'.B4:'Time VS Average Fill'.F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8098in" svg:height="7.1902in" svg:x="0.9539in" svg:y="5.176in">
            <draw:object draw:notify-on-update-of-ranges="'Time VS Average Fill'.A3:'Time VS Average Fill'.A15 'Time VS Average Fill'.B2:'Time VS Average Fill'.B2 'Time VS Average Fill'.B3:'Time VS Average Fill'.B15 'Time VS Average Fill'.C2:'Time VS Average Fill'.C2 'Time VS Average Fill'.C3:'Time VS Average Fill'.C15 'Time VS Average Fill'.D2:'Time VS Average Fill'.D2 'Time VS Average Fill'.D3:'Time VS Average Fill'.D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3.048in" svg:y="2.3831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6.2988in" svg:height="3.5429in" svg:x="2.4134in" svg:y="12.6421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.8323098315564" calcext:value-type="float">
            <text:p>47.8323098315564</text:p>
          </table:table-cell>
          <table:table-cell office:value-type="float" office:value="53.6227890450826" calcext:value-type="float">
            <text:p>53.6227890450826</text:p>
          </table:table-cell>
          <table:table-cell office:value-type="float" office:value="49.3075003634329" calcext:value-type="float">
            <text:p>49.3075003634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.6192903938779" calcext:value-type="float">
            <text:p>45.6192903938779</text:p>
          </table:table-cell>
          <table:table-cell office:value-type="float" office:value="51.6625820660184" calcext:value-type="float">
            <text:p>51.6625820660184</text:p>
          </table:table-cell>
          <table:table-cell office:value-type="float" office:value="48.1845308997818" calcext:value-type="float">
            <text:p>48.1845308997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.949818411142" calcext:value-type="float">
            <text:p>35.949818411142</text:p>
          </table:table-cell>
          <table:table-cell office:value-type="float" office:value="41.2434440005627" calcext:value-type="float">
            <text:p>41.2434440005627</text:p>
          </table:table-cell>
          <table:table-cell office:value-type="float" office:value="36.1045389971269" calcext:value-type="float">
            <text:p>36.10453899712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0956093008609" calcext:value-type="float">
            <text:p>25.0956093008609</text:p>
          </table:table-cell>
          <table:table-cell office:value-type="float" office:value="29.1698865256101" calcext:value-type="float">
            <text:p>29.1698865256101</text:p>
          </table:table-cell>
          <table:table-cell office:value-type="float" office:value="26.3782392753413" calcext:value-type="float">
            <text:p>26.3782392753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9968533135698" calcext:value-type="float">
            <text:p>13.9968533135698</text:p>
          </table:table-cell>
          <table:table-cell office:value-type="float" office:value="18.0722837854608" calcext:value-type="float">
            <text:p>18.0722837854608</text:p>
          </table:table-cell>
          <table:table-cell office:value-type="float" office:value="12.9875636892859" calcext:value-type="float">
            <text:p>12.98756368928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899995576092" calcext:value-type="float">
            <text:p>12.4899995576092</text:p>
          </table:table-cell>
          <table:table-cell office:value-type="float" office:value="12.2477279084465" calcext:value-type="float">
            <text:p>12.2477279084465</text:p>
          </table:table-cell>
          <table:table-cell office:value-type="float" office:value="6.99447309350355" calcext:value-type="float">
            <text:p>6.994473093503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1892012681" calcext:value-type="float">
            <text:p>10.1892012681</text:p>
          </table:table-cell>
          <table:table-cell office:value-type="float" office:value="9.9976883490703" calcext:value-type="float">
            <text:p>9.9976883490703</text:p>
          </table:table-cell>
          <table:table-cell office:value-type="float" office:value="4.2600590360321" calcext:value-type="float">
            <text:p>4.26005903603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07347232018996" calcext:value-type="float">
            <text:p>8.07347232018996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2.81533089029571" calcext:value-type="float">
            <text:p>2.81533089029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4239868184187" calcext:value-type="float">
            <text:p>5.74239868184187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0.759469662183914" calcext:value-type="float">
            <text:p>0.759469662183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7843815318505" calcext:value-type="float">
            <text:p>3.87843815318505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1495076685005" calcext:value-type="float">
            <text:p>1.11495076685005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6568221637295" calcext:value-type="float">
            <text:p>1.16568221637295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Waste Collected VS # CV" table:style-name="ta1">
        <office:forms form:automatic-focus="false" form:apply-design-mode="false"/>
        <table:shapes>
          <draw:frame draw:z-index="0" draw:style-name="gr1" draw:text-style-name="P1" svg:width="7.8098in" svg:height="7.1902in" svg:x="4.4449in" svg:y="1.0669in">
            <draw:object draw:notify-on-update-of-ranges="'Waste Collected VS # CV'.A4:'Waste Collected VS # CV'.A9 'Waste Collected VS # CV'.B3:'Waste Collected VS # CV'.B3 'Waste Collected VS # CV'.B4:'Waste Collected VS # CV'.B9 'Waste Collected VS # CV'.C3:'Waste Collected VS # CV'.C3 'Waste Collected VS # CV'.C4:'Waste Collected VS # CV'.C9 'Waste Collected VS # CV'.D3:'Waste Collected VS # CV'.D3 'Waste Collected VS # CV'.D4:'Waste Collected VS # CV'.D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umber of CV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999.89/1000" office:value-type="float" office:value="0.99989" calcext:value-type="float">
            <text:p>0.99989</text:p>
          </table:table-cell>
          <table:table-cell table:formula="of:=997.36/1000" office:value-type="float" office:value="0.99736" calcext:value-type="float">
            <text:p>0.99736</text:p>
          </table:table-cell>
          <table:table-cell table:formula="of:=999.4/1000"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992.68/1000" office:value-type="float" office:value="1.99268" calcext:value-type="float">
            <text:p>1.99268</text:p>
          </table:table-cell>
          <table:table-cell table:formula="of:=1994.29/1000" office:value-type="float" office:value="1.99429" calcext:value-type="float">
            <text:p>1.99429</text:p>
          </table:table-cell>
          <table:table-cell table:formula="of:=1984.23/1000" office:value-type="float" office:value="1.98423" calcext:value-type="float">
            <text:p>1.984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989.61/1000" office:value-type="float" office:value="2.98961" calcext:value-type="float">
            <text:p>2.98961</text:p>
          </table:table-cell>
          <table:table-cell table:formula="of:=2997.77/1000" office:value-type="float" office:value="2.99777" calcext:value-type="float">
            <text:p>2.99777</text:p>
          </table:table-cell>
          <table:table-cell table:formula="of:=2979.87/1000" office:value-type="float" office:value="2.97987" calcext:value-type="float">
            <text:p>2.979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989.43/1000" office:value-type="float" office:value="3.98943" calcext:value-type="float">
            <text:p>3.98943</text:p>
          </table:table-cell>
          <table:table-cell table:formula="of:=3986.17/1000" office:value-type="float" office:value="3.98617" calcext:value-type="float">
            <text:p>3.98617</text:p>
          </table:table-cell>
          <table:table-cell table:formula="of:=3977.46/1000" office:value-type="float" office:value="3.97746" calcext:value-type="float">
            <text:p>3.97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961.06/1000" office:value-type="float" office:value="4.96106" calcext:value-type="float">
            <text:p>4.96106</text:p>
          </table:table-cell>
          <table:table-cell table:formula="of:=4966.69/1000" office:value-type="float" office:value="4.96669" calcext:value-type="float">
            <text:p>4.96669</text:p>
          </table:table-cell>
          <table:table-cell table:formula="of:=4964.88/1000" office:value-type="float" office:value="4.96488" calcext:value-type="float">
            <text:p>4.96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5282.82/1000" office:value-type="float" office:value="5.28282" calcext:value-type="float">
            <text:p>5.28282</text:p>
          </table:table-cell>
          <table:table-cell table:formula="of:=5959.62/1000" office:value-type="float" office:value="5.95962" calcext:value-type="float">
            <text:p>5.95962</text:p>
          </table:table-cell>
          <table:table-cell table:formula="of:=5179.85/1000" office:value-type="float" office:value="5.17985" calcext:value-type="float">
            <text:p>5.17985</text:p>
          </table:table-cell>
        </table:table-row>
      </table:table>
      <table:table table:name="Distance VS # of CV" table:style-name="ta1">
        <office:forms form:automatic-focus="false" form:apply-design-mode="false"/>
        <table:shapes>
          <draw:frame draw:z-index="0" draw:style-name="gr1" draw:text-style-name="P1" svg:width="7.8098in" svg:height="7.1902in" svg:x="4.4449in" svg:y="0.7114in">
            <draw:object draw:notify-on-update-of-ranges="'Distance VS # of CV'.A3:'Distance VS # of CV'.A8 'Distance VS # of CV'.B2:'Distance VS # of CV'.B2 'Distance VS # of CV'.B3:'Distance VS # of CV'.B8 'Distance VS # of CV'.C2:'Distance VS # of CV'.C2 'Distance VS # of CV'.C3:'Distance VS # of CV'.C8 'Distance VS # of CV'.D2:'Distance VS # of CV'.D2 'Distance VS # of CV'.D3:'Distance VS # of CV'.D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ber of CV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.79" calcext:value-type="float">
            <text:p>39.79</text:p>
          </table:table-cell>
          <table:table-cell office:value-type="float" office:value="63.11" calcext:value-type="float">
            <text:p>63.11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.58" calcext:value-type="float">
            <text:p>99.58</text:p>
          </table:table-cell>
          <table:table-cell office:value-type="float" office:value="129.37" calcext:value-type="float">
            <text:p>129.37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.05" calcext:value-type="float">
            <text:p>142.05</text:p>
          </table:table-cell>
          <table:table-cell office:value-type="float" office:value="195.04" calcext:value-type="float">
            <text:p>195.04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.59" calcext:value-type="float">
            <text:p>208.59</text:p>
          </table:table-cell>
          <table:table-cell office:value-type="float" office:value="279.63" calcext:value-type="float">
            <text:p>279.63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1.16" calcext:value-type="float">
            <text:p>321.16</text:p>
          </table:table-cell>
          <table:table-cell office:value-type="float" office:value="345.68" calcext:value-type="float">
            <text:p>345.68</text:p>
          </table:table-cell>
          <table:table-cell office:value-type="float" office:value="322.97" calcext:value-type="float">
            <text:p>322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.89" calcext:value-type="float">
            <text:p>362.89</text:p>
          </table:table-cell>
          <table:table-cell office:value-type="float" office:value="433.19" calcext:value-type="float">
            <text:p>433.19</text:p>
          </table:table-cell>
          <table:table-cell office:value-type="float" office:value="373.26" calcext:value-type="float">
            <text:p>373.26</text:p>
          </table:table-cell>
        </table:table-row>
      </table:table>
      <table:table table:name="Time VS Total Garbage" table:style-name="ta1">
        <office:forms form:automatic-focus="false" form:apply-design-mode="false"/>
        <table:shapes>
          <draw:frame draw:z-index="0" draw:style-name="gr1" draw:text-style-name="P1" svg:width="6.2988in" svg:height="3.5429in" svg:x="0in" svg:y="1.7441in">
            <draw:object draw:notify-on-update-of-ranges="'Time VS Total Garbage'.B2:'Time VS Total Garbage'.D2 'Time VS Total Garbage'.A3:'Time VS Total Garbage'.A3 'Time VS Total Garbage'.B3:'Time VS Total Garbage'.D3 'Time VS Total Garbage'.A4:'Time VS Total Garbage'.A4 'Time VS Total Garbage'.B4:'Time VS Total Garbage'.D4 'Time VS Total Garbage'.A5:'Time VS Total Garbage'.A5 'Time VS Total Garbage'.B5:'Time VS Total Garbage'.D5 'Time VS Total Garbage'.A6:'Time VS Total Garbage'.A6 'Time VS Total Garbage'.B6:'Time VS Total Garbage'.D6 'Time VS Total Garbage'.A7:'Time VS Total Garbage'.A7 'Time VS Total Garbage'.B7:'Time VS Total Garbage'.D7 'Time VS Total Garbage'.A8:'Time VS Total Garbage'.A8 'Time VS Total Garbage'.B8:'Time VS Total Garbage'.D8 'Time VS Total Garbage'.A9:'Time VS Total Garbage'.A9 'Time VS Total Garbage'.B9:'Time VS Total Garbage'.D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6.7823in" svg:y="1.7539in">
            <draw:object draw:notify-on-update-of-ranges="'Time VS Total Garbage'.A3:'Time VS Total Garbage'.A9 'Time VS Total Garbage'.B2:'Time VS Total Garbage'.B2 'Time VS Total Garbage'.B3:'Time VS Total Garbage'.B9 'Time VS Total Garbage'.C2:'Time VS Total Garbage'.C2 'Time VS Total Garbage'.C3:'Time VS Total Garbage'.C9 'Time VS Total Garbage'.D2:'Time VS Total Garbage'.D2 'Time VS Total Garbage'.D3:'Time VS Total Garbage'.D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44.06943399786" calcext:value-type="float">
            <text:p>4544.06943399786</text:p>
          </table:table-cell>
          <table:table-cell office:value-type="float" office:value="4895.05312632529" calcext:value-type="float">
            <text:p>4895.05312632529</text:p>
          </table:table-cell>
          <table:table-cell office:value-type="float" office:value="4765.64527718269" calcext:value-type="float">
            <text:p>4765.64527718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2.29127169378" calcext:value-type="float">
            <text:p>4372.29127169378</text:p>
          </table:table-cell>
          <table:table-cell office:value-type="float" office:value="4893.4562178757" calcext:value-type="float">
            <text:p>4893.4562178757</text:p>
          </table:table-cell>
          <table:table-cell office:value-type="float" office:value="4701.84096058913" calcext:value-type="float">
            <text:p>4701.84096058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73.57824624197" calcext:value-type="float">
            <text:p>3773.57824624197</text:p>
          </table:table-cell>
          <table:table-cell office:value-type="float" office:value="4484.86826360139" calcext:value-type="float">
            <text:p>4484.86826360139</text:p>
          </table:table-cell>
          <table:table-cell office:value-type="float" office:value="4084.84000531146" calcext:value-type="float">
            <text:p>4084.84000531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82.30123481058" calcext:value-type="float">
            <text:p>3082.30123481058</text:p>
          </table:table-cell>
          <table:table-cell office:value-type="float" office:value="3816.45225128592" calcext:value-type="float">
            <text:p>3816.45225128592</text:p>
          </table:table-cell>
          <table:table-cell office:value-type="float" office:value="3669.08217258467" calcext:value-type="float">
            <text:p>3669.08217258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.06774022128" calcext:value-type="float">
            <text:p>2244.06774022128</text:p>
          </table:table-cell>
          <table:table-cell office:value-type="float" office:value="3044.69801599274" calcext:value-type="float">
            <text:p>3044.69801599274</text:p>
          </table:table-cell>
          <table:table-cell office:value-type="float" office:value="2877.02336523632" calcext:value-type="float">
            <text:p>2877.02336523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28.46467883601" calcext:value-type="float">
            <text:p>2128.46467883601</text:p>
          </table:table-cell>
          <table:table-cell office:value-type="float" office:value="2707.38790845895" calcext:value-type="float">
            <text:p>2707.38790845895</text:p>
          </table:table-cell>
          <table:table-cell office:value-type="float" office:value="2689.90743014351" calcext:value-type="float">
            <text:p>2689.90743014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21.57067979224" calcext:value-type="float">
            <text:p>2521.57067979224</text:p>
          </table:table-cell>
        </table:table-row>
      </table:table>
      <table:named-expressions/>
      <table:database-ranges>
        <table:database-range table:name="__Anonymous_Sheet_DB__0" table:target-range-address="'Spread-out'.B3:'Spread-out'.AN114" table:display-filter-buttons="true">
          <table:filter>
            <table:filter-and>
              <table:filter-condition table:value="" table:operator="=" table:field-number="30">
                <table:filter-set-item table:value=""/>
                <table:filter-set-item table:value="0.452866833377402"/>
                <table:filter-set-item table:value="0.48590160238052"/>
                <table:filter-set-item table:value="0.536723624849252"/>
                <table:filter-set-item table:value="0.573301626127028"/>
              </table:filter-condition>
              <table:filter-condition table:value="" table:operator="=" table:field-number="33">
                <table:filter-set-item table:value=""/>
                <table:filter-set-item table:value="0.516523294591178"/>
                <table:filter-set-item table:value="0.590874810963128"/>
              </table:filter-condition>
              <table:filter-condition table:value="" table:operator="=" table:field-number="36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6:48:38.743815274</meta:creation-date>
    <dc:date>2022-08-29T11:59:57.135521171</dc:date>
    <meta:editing-duration>PT7H44M37S</meta:editing-duration>
    <meta:editing-cycles>19</meta:editing-cycles>
    <meta:generator>LibreOffice/7.4.0.3$Linux_X86_64 LibreOffice_project/40$Build-3</meta:generator>
    <meta:document-statistic meta:table-count="7" meta:cell-count="4399" meta:object-count="1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9cm" svg:y="4.201cm" style:legend-expansion="high" chart:style-name="ch2"/>
        <chart:plot-area chart:style-name="ch3" table:cell-range-address="'Time VS Average Fill'.B4:'Time VS Average Fill'.F4" chart:data-source-has-labels="row" svg:x="0.32cm" svg:y="0.18cm" svg:width="13.309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026cm" svg:y="0.18cm" svg:width="12.517cm" svg:height="7.994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/>
          <chart:axis chart:dimension="y" chart:name="secondary-y" chart:style-name="ch6"/>
          <chart:axis chart:dimension="z" chart:name="primary-z" chart:style-name="ch5"/>
          <chart:series chart:attached-axis="primary-y" chart:style-name="ch7" chart:values-cell-range-address="'Time VS Average Fill'.B4:'Time VS Average Fill'.F4" loext:label-string="region_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6192903938779">
                <text:p>45.6192903938779</text:p>
                <draw:g>
                  <svg:desc>'Time VS Average Fill'.B4:'Time VS Average Fill'.F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6625820660184">
                <text:p>51.6625820660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1845308997818">
                <text:p>48.1845308997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4</text:p>
        </chart:title>
        <chart:legend chart:legend-position="end" svg:x="63.373cm" svg:y="3.703cm" style:legend-expansion="high" chart:style-name="ch3"/>
        <chart:plot-area chart:style-name="ch4" table:cell-range-address="'Spread-out'.N3:'Spread-out'.P114" chart:data-source-has-labels="row" svg:x="2.32cm" svg:y="1.275cm" svg:width="59.744cm" svg:height="6.564cm">
          <chart:coordinate-region svg:x="3.047cm" svg:y="1.474cm" svg:width="59.017cm" svg:height="6.166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N4:'Spread-out'.N114" chart:label-cell-address="'Spread-out'.N3:'Spread-out'.N3" chart:class="chart:bar">
            <chart:data-point chart:repeated="16"/>
          </chart:series>
          <chart:series chart:style-name="ch10" chart:values-cell-range-address="'Spread-out'.O4:'Spread-out'.O114" chart:label-cell-address="'Spread-out'.O3:'Spread-out'.O3" chart:class="chart:bar">
            <chart:data-point chart:repeated="16"/>
          </chart:series>
          <chart:series chart:style-name="ch11" chart:values-cell-range-address="'Spread-out'.P4:'Spread-out'.P114" chart:label-cell-address="'Spread-out'.P3:'Spread-out'.P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N3:'Spread-out'.N3</svg:desc>
                </draw:g>
              </table:table-cell>
              <table:table-cell office:value-type="string">
                <text:p>Region 2</text:p>
                <draw:g>
                  <svg:desc>'Spread-out'.O3:'Spread-out'.O3</svg:desc>
                </draw:g>
              </table:table-cell>
              <table:table-cell office:value-type="string">
                <text:p>Region 3</text:p>
                <draw:g>
                  <svg:desc>'Spread-out'.P3:'Spread-out'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N4:'Spread-out'.N114</svg:desc>
                </draw:g>
              </table:table-cell>
              <table:table-cell office:value-type="float" office:value="0">
                <text:p>0</text:p>
                <draw:g>
                  <svg:desc>'Spread-out'.O4:'Spread-out'.O114</svg:desc>
                </draw:g>
              </table:table-cell>
              <table:table-cell office:value-type="float" office:value="NaN">
                <text:p>NaN</text:p>
                <draw:g>
                  <svg:desc>'Spread-out'.P4:'Spread-out'.P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932356178380867">
                <text:p>0.932356178380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93595828949414">
                <text:p>0.293595828949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7243761676367">
                <text:p>0.57243761676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15979641203266">
                <text:p>0.2159796412032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5</text:p>
        </chart:title>
        <chart:legend chart:legend-position="end" svg:x="63.373cm" svg:y="3.703cm" style:legend-expansion="high" chart:style-name="ch3"/>
        <chart:plot-area chart:style-name="ch4" table:cell-range-address="'Spread-out'.Q3:'Spread-out'.S114" chart:data-source-has-labels="row" svg:x="2.32cm" svg:y="1.275cm" svg:width="59.744cm" svg:height="6.564cm">
          <chart:coordinate-region svg:x="3.047cm" svg:y="1.474cm" svg:width="59.017cm" svg:height="6.166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Q4:'Spread-out'.Q114" chart:label-cell-address="'Spread-out'.Q3:'Spread-out'.Q3" chart:class="chart:bar">
            <chart:data-point chart:repeated="16"/>
          </chart:series>
          <chart:series chart:style-name="ch10" chart:values-cell-range-address="'Spread-out'.R4:'Spread-out'.R114" chart:label-cell-address="'Spread-out'.R3:'Spread-out'.R3" chart:class="chart:bar">
            <chart:data-point chart:repeated="16"/>
          </chart:series>
          <chart:series chart:style-name="ch11" chart:values-cell-range-address="'Spread-out'.S4:'Spread-out'.S114" chart:label-cell-address="'Spread-out'.S3:'Spread-out'.S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Q3:'Spread-out'.Q3</svg:desc>
                </draw:g>
              </table:table-cell>
              <table:table-cell office:value-type="string">
                <text:p>Region 2</text:p>
                <draw:g>
                  <svg:desc>'Spread-out'.R3:'Spread-out'.R3</svg:desc>
                </draw:g>
              </table:table-cell>
              <table:table-cell office:value-type="string">
                <text:p>Region 3</text:p>
                <draw:g>
                  <svg:desc>'Spread-out'.S3:'Spread-out'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Q4:'Spread-out'.Q114</svg:desc>
                </draw:g>
              </table:table-cell>
              <table:table-cell office:value-type="float" office:value="0">
                <text:p>0</text:p>
                <draw:g>
                  <svg:desc>'Spread-out'.R4:'Spread-out'.R114</svg:desc>
                </draw:g>
              </table:table-cell>
              <table:table-cell office:value-type="float" office:value="NaN">
                <text:p>NaN</text:p>
                <draw:g>
                  <svg:desc>'Spread-out'.S4:'Spread-out'.S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05508418062452">
                <text:p>0.605508418062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73715058410306">
                <text:p>0.2737150584103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04cm" svg:height="9cm" xlink:href=".." xlink:type="simple" chart:class="chart:bar" chart:column-mapping="0 1" chart:style-name="ch1">
        <chart:title svg:x="32.153cm" svg:y="0.316cm" chart:style-name="ch2">
          <text:p>T = 6</text:p>
        </chart:title>
        <chart:legend chart:legend-position="end" svg:x="63.4cm" svg:y="3.703cm" style:legend-expansion="high" chart:style-name="ch3"/>
        <chart:plot-area chart:style-name="ch4" table:cell-range-address="'Spread-out'.T3:'Spread-out'.V114" chart:data-source-has-labels="both" svg:x="2.321cm" svg:y="1.275cm" svg:width="59.769cm" svg:height="6.564cm">
          <chart:coordinate-region svg:x="3.233cm" svg:y="1.475cm" svg:width="58.857cm" svg:height="6.165cm"/>
          <chart:axis chart:dimension="x" chart:name="primary-x" chart:style-name="ch5" chartooo:axis-type="auto">
            <chartooo:date-scale/>
            <chart:title svg:x="31.83cm" svg:y="8.019cm" chart:style-name="ch6">
              <text:p>Bins</text:p>
            </chart:title>
            <chart:categories table:cell-range-address="'Spread-out'.T4:'Spread-out'.T114"/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T4:'Spread-out'.T114" chart:label-cell-address="'Spread-out'.T3:'Spread-out'.T3" chart:class="chart:bar">
            <chart:data-point chart:repeated="16"/>
          </chart:series>
          <chart:series chart:style-name="ch10" chart:values-cell-range-address="'Spread-out'.U4:'Spread-out'.U114" chart:label-cell-address="'Spread-out'.U3:'Spread-out'.U3" chart:class="chart:bar">
            <chart:data-point chart:repeated="16"/>
          </chart:series>
          <chart:series chart:style-name="ch11" chart:values-cell-range-address="'Spread-out'.V4:'Spread-out'.V114" chart:label-cell-address="'Spread-out'.V3:'Spread-out'.V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T3:'Spread-out'.T3</svg:desc>
                </draw:g>
              </table:table-cell>
              <table:table-cell office:value-type="string">
                <text:p>Region 2</text:p>
                <draw:g>
                  <svg:desc>'Spread-out'.U3:'Spread-out'.U3</svg:desc>
                </draw:g>
              </table:table-cell>
              <table:table-cell office:value-type="string">
                <text:p>Region 3</text:p>
                <draw:g>
                  <svg:desc>'Spread-out'.V3:'Spread-out'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Spread-out'.T4:'Spread-out'.T114</svg:desc>
                </draw:g>
              </table:table-cell>
              <table:table-cell office:value-type="float" office:value="NaN">
                <text:p>NaN</text:p>
                <draw:g>
                  <svg:desc>'Spread-out'.T4:'Spread-out'.T114</svg:desc>
                </draw:g>
              </table:table-cell>
              <table:table-cell office:value-type="float" office:value="0">
                <text:p>0</text:p>
                <draw:g>
                  <svg:desc>'Spread-out'.U4:'Spread-out'.U114</svg:desc>
                </draw:g>
              </table:table-cell>
              <table:table-cell office:value-type="float" office:value="NaN">
                <text:p>NaN</text:p>
                <draw:g>
                  <svg:desc>'Spread-out'.V4:'Spread-out'.V11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73715058410306">
                <text:p>0.2737150584103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3:'Time VS Average Fill'.D9 'Time VS Average Fill'.B2:'Time VS Average Fill'.D2" chart:data-source-has-labels="both" svg:x="1.331cm" svg:y="1.275cm" svg:width="12.245cm" svg:height="6.564cm">
          <chart:coordinate-region svg:x="1.952cm" svg:y="1.474cm" svg:width="11.624cm" svg:height="5.718cm"/>
          <chart:axis chart:dimension="x" chart:name="primary-x" chart:style-name="ch5" chartooo:axis-type="auto">
            <chartooo:date-scale/>
            <chart:title svg:x="6.456cm" svg:y="8.019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0.451cm" svg:y="5.474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47.8323098315564">
                <text:p>47.8323098315564</text:p>
                <draw:g>
                  <svg:desc>'Time VS Average Fill'.B3:'Time VS Average Fill'.B9</svg:desc>
                </draw:g>
              </table:table-cell>
              <table:table-cell office:value-type="float" office:value="53.6227890450826">
                <text:p>53.6227890450826</text:p>
                <draw:g>
                  <svg:desc>'Time VS Average Fill'.C3:'Time VS Average Fill'.C9</svg:desc>
                </draw:g>
              </table:table-cell>
              <table:table-cell office:value-type="float" office:value="49.3075003634329">
                <text:p>49.3075003634329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5.6192903938779">
                <text:p>45.6192903938779</text:p>
              </table:table-cell>
              <table:table-cell office:value-type="float" office:value="51.6625820660184">
                <text:p>51.6625820660184</text:p>
              </table:table-cell>
              <table:table-cell office:value-type="float" office:value="48.1845308997818">
                <text:p>48.18453089978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.949818411142">
                <text:p>35.949818411142</text:p>
              </table:table-cell>
              <table:table-cell office:value-type="float" office:value="41.2434440005627">
                <text:p>41.2434440005627</text:p>
              </table:table-cell>
              <table:table-cell office:value-type="float" office:value="36.1045389971269">
                <text:p>36.10453899712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.0956093008609">
                <text:p>25.0956093008609</text:p>
              </table:table-cell>
              <table:table-cell office:value-type="float" office:value="29.1698865256101">
                <text:p>29.1698865256101</text:p>
              </table:table-cell>
              <table:table-cell office:value-type="float" office:value="26.3782392753413">
                <text:p>26.37823927534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9968533135698">
                <text:p>13.9968533135698</text:p>
              </table:table-cell>
              <table:table-cell office:value-type="float" office:value="18.0722837854608">
                <text:p>18.0722837854608</text:p>
              </table:table-cell>
              <table:table-cell office:value-type="float" office:value="12.9875636892859">
                <text:p>12.98756368928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4899995576092">
                <text:p>12.4899995576092</text:p>
              </table:table-cell>
              <table:table-cell office:value-type="float" office:value="12.2477279084465">
                <text:p>12.2477279084465</text:p>
              </table:table-cell>
              <table:table-cell office:value-type="float" office:value="6.99447309350355">
                <text:p>6.99447309350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1892012681">
                <text:p>10.1892012681</text:p>
              </table:table-cell>
              <table:table-cell office:value-type="float" office:value="9.9976883490703">
                <text:p>9.9976883490703</text:p>
              </table:table-cell>
              <table:table-cell office:value-type="float" office:value="4.2600590360321">
                <text:p>4.260059036032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3:'Time VS Average Fill'.D9 'Time VS Average Fill'.B2:'Time VS Average Fill'.D2" chart:data-source-has-labels="both" svg:x="1.331cm" svg:y="1.275cm" svg:width="12.245cm" svg:height="6.564cm">
          <chart:coordinate-region svg:x="1.767cm" svg:y="1.275cm" svg:width="11.623cm" svg:height="5.917cm"/>
          <chart:axis chart:dimension="x" chart:name="primary-x" chart:style-name="ch5" chartooo:axis-type="auto">
            <chartooo:date-scale/>
            <chart:title svg:x="0.451cm" svg:y="5.554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6.536cm" svg:y="8.019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47.8323098315564">
                <text:p>47.8323098315564</text:p>
                <draw:g>
                  <svg:desc>'Time VS Average Fill'.B3:'Time VS Average Fill'.B9</svg:desc>
                </draw:g>
              </table:table-cell>
              <table:table-cell office:value-type="float" office:value="53.6227890450826">
                <text:p>53.6227890450826</text:p>
                <draw:g>
                  <svg:desc>'Time VS Average Fill'.C3:'Time VS Average Fill'.C9</svg:desc>
                </draw:g>
              </table:table-cell>
              <table:table-cell office:value-type="float" office:value="49.3075003634329">
                <text:p>49.3075003634329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5.6192903938779">
                <text:p>45.6192903938779</text:p>
              </table:table-cell>
              <table:table-cell office:value-type="float" office:value="51.6625820660184">
                <text:p>51.6625820660184</text:p>
              </table:table-cell>
              <table:table-cell office:value-type="float" office:value="48.1845308997818">
                <text:p>48.18453089978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.949818411142">
                <text:p>35.949818411142</text:p>
              </table:table-cell>
              <table:table-cell office:value-type="float" office:value="41.2434440005627">
                <text:p>41.2434440005627</text:p>
              </table:table-cell>
              <table:table-cell office:value-type="float" office:value="36.1045389971269">
                <text:p>36.10453899712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.0956093008609">
                <text:p>25.0956093008609</text:p>
              </table:table-cell>
              <table:table-cell office:value-type="float" office:value="29.1698865256101">
                <text:p>29.1698865256101</text:p>
              </table:table-cell>
              <table:table-cell office:value-type="float" office:value="26.3782392753413">
                <text:p>26.37823927534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9968533135698">
                <text:p>13.9968533135698</text:p>
              </table:table-cell>
              <table:table-cell office:value-type="float" office:value="18.0722837854608">
                <text:p>18.0722837854608</text:p>
              </table:table-cell>
              <table:table-cell office:value-type="float" office:value="12.9875636892859">
                <text:p>12.98756368928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4899995576092">
                <text:p>12.4899995576092</text:p>
              </table:table-cell>
              <table:table-cell office:value-type="float" office:value="12.2477279084465">
                <text:p>12.2477279084465</text:p>
              </table:table-cell>
              <table:table-cell office:value-type="float" office:value="6.99447309350355">
                <text:p>6.99447309350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1892012681">
                <text:p>10.1892012681</text:p>
              </table:table-cell>
              <table:table-cell office:value-type="float" office:value="9.9976883490703">
                <text:p>9.9976883490703</text:p>
              </table:table-cell>
              <table:table-cell office:value-type="float" office:value="4.2600590360321">
                <text:p>4.260059036032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25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23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23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38cm" svg:height="18.264cm" xlink:href=".." xlink:type="simple" chart:class="chart:line" chart:style-name="ch1">
        <chart:subtitle svg:x="0.155cm" svg:y="16.422cm" chart:style-name="ch2">
          <text:p>(a)</text:p>
        </chart:subtitle>
        <chart:plot-area chart:style-name="ch3" table:cell-range-address="'Waste in Truck VS Number of Truck'.A3:'Waste in Truck VS Number of Truck'.D16" chart:data-source-has-labels="both" svg:x="1.272cm" svg:y="0.301cm" svg:width="17.935cm" svg:height="16.687cm">
          <chart:coordinate-region svg:x="2.476cm" svg:y="0.712cm" svg:width="16.412cm" svg:height="15.206cm"/>
          <chart:axis chart:dimension="x" chart:name="primary-x" chart:style-name="ch4" chartooo:axis-type="auto">
            <chartooo:date-scale/>
            <chart:title svg:x="8.176cm" svg:y="16.54cm" chart:style-name="ch5">
              <text:p>Time-interval</text:p>
            </chart:title>
            <chart:categories table:cell-range-address="'Waste in Truck VS Number of Truck'.A4:'Waste in Truck VS Number of Truck'.A16"/>
          </chart:axis>
          <chart:axis chart:dimension="y" chart:name="primary-y" chart:style-name="ch6">
            <chart:title svg:x="0.102cm" svg:y="14.593cm" chart:style-name="ch7">
              <text:p>Cummulative waste in CVs (%)</text:p>
            </chart:title>
          </chart:axis>
          <chart:series chart:style-name="ch8" chart:values-cell-range-address="'Waste in Truck VS Number of Truck'.B4:'Waste in Truck VS Number of Truck'.B16" chart:label-cell-address="'Waste in Truck VS Number of Truck'.B3:'Waste in Truck VS Number of Truck'.B3" chart:class="chart:line">
            <chart:data-point chart:repeated="13"/>
          </chart:series>
          <chart:series chart:style-name="ch9" chart:values-cell-range-address="'Waste in Truck VS Number of Truck'.C4:'Waste in Truck VS Number of Truck'.C16" chart:label-cell-address="'Waste in Truck VS Number of Truck'.C3:'Waste in Truck VS Number of Truck'.C3" chart:class="chart:line">
            <chart:data-point chart:repeated="13"/>
          </chart:series>
          <chart:series chart:style-name="ch10" chart:values-cell-range-address="'Waste in Truck VS Number of Truck'.D4:'Waste in Truck VS Number of Truck'.D16" chart:label-cell-address="'Waste in Truck VS Number of Truck'.D3:'Waste in Truck VS Number of Truck'.D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Waste in Truck VS Number of Truck'.B3:'Waste in Truck VS Number of Truck'.B3</svg:desc>
                </draw:g>
              </table:table-cell>
              <table:table-cell office:value-type="string">
                <text:p>Region 2</text:p>
                <draw:g>
                  <svg:desc>'Waste in Truck VS Number of Truck'.C3:'Waste in Truck VS Number of Truck'.C3</svg:desc>
                </draw:g>
              </table:table-cell>
              <table:table-cell office:value-type="string">
                <text:p>Region 3</text:p>
                <draw:g>
                  <svg:desc>'Waste in Truck VS Number of Truck'.D3:'Waste in Truck VS Number of Truck'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Waste in Truck VS Number of Truck'.A4:'Waste in Truck VS Number of Truck'.A16</svg:desc>
                </draw:g>
              </table:table-cell>
              <table:table-cell office:value-type="float" office:value="0">
                <text:p>0</text:p>
                <draw:g>
                  <svg:desc>'Waste in Truck VS Number of Truck'.B4:'Waste in Truck VS Number of Truck'.B16</svg:desc>
                </draw:g>
              </table:table-cell>
              <table:table-cell office:value-type="float" office:value="0">
                <text:p>0</text:p>
                <draw:g>
                  <svg:desc>'Waste in Truck VS Number of Truck'.C4:'Waste in Truck VS Number of Truck'.C16</svg:desc>
                </draw:g>
              </table:table-cell>
              <table:table-cell office:value-type="float" office:value="0">
                <text:p>0</text:p>
                <draw:g>
                  <svg:desc>'Waste in Truck VS Number of Truck'.D4:'Waste in Truck VS Number of Truck'.D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0293398335257">
                <text:p>6.10293398335257</text:p>
              </table:table-cell>
              <table:table-cell office:value-type="float" office:value="6.88633903243707">
                <text:p>6.88633903243707</text:p>
              </table:table-cell>
              <table:table-cell office:value-type="float" office:value="4.98654463044522">
                <text:p>4.98654463044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.0109961726484">
                <text:p>24.0109961726484</text:p>
              </table:table-cell>
              <table:table-cell office:value-type="float" office:value="28.9676857316136">
                <text:p>28.9676857316136</text:p>
              </table:table-cell>
              <table:table-cell office:value-type="float" office:value="26.3150540746897">
                <text:p>26.31505407468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3784326306102">
                <text:p>43.3784326306102</text:p>
              </table:table-cell>
              <table:table-cell office:value-type="float" office:value="53.5022912167227">
                <text:p>53.5022912167227</text:p>
              </table:table-cell>
              <table:table-cell office:value-type="float" office:value="43.4946825544749">
                <text:p>43.49468255447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1.9424702251299">
                <text:p>61.9424702251299</text:p>
              </table:table-cell>
              <table:table-cell office:value-type="float" office:value="75.6880645135936">
                <text:p>75.6880645135936</text:p>
              </table:table-cell>
              <table:table-cell office:value-type="float" office:value="65.3272162070532">
                <text:p>65.32721620705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5.7512772640938">
                <text:p>65.7512772640938</text:p>
              </table:table-cell>
              <table:table-cell office:value-type="float" office:value="87.5435705100847">
                <text:p>87.5435705100847</text:p>
              </table:table-cell>
              <table:table-cell office:value-type="float" office:value="75.0769298926303">
                <text:p>75.07692989263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0.173700101593">
                <text:p>70.173700101593</text:p>
              </table:table-cell>
              <table:table-cell office:value-type="float" office:value="92.6464777994087">
                <text:p>92.6464777994087</text:p>
              </table:table-cell>
              <table:table-cell office:value-type="float" office:value="79.5157039246452">
                <text:p>79.51570392464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4.3412102446814">
                <text:p>74.3412102446814</text:p>
              </table:table-cell>
              <table:table-cell office:value-type="float" office:value="96.3083132574657">
                <text:p>96.3083132574657</text:p>
              </table:table-cell>
              <table:table-cell office:value-type="float" office:value="81.8927804402272">
                <text:p>81.89278044022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8.5672505624754">
                <text:p>78.5672505624754</text:p>
              </table:table-cell>
              <table:table-cell office:value-type="float" office:value="99.3269321473758">
                <text:p>99.3269321473758</text:p>
              </table:table-cell>
              <table:table-cell office:value-type="float" office:value="85.1410369671475">
                <text:p>85.14103696714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1.6910342956452">
                <text:p>81.6910342956452</text:p>
              </table:table-cell>
              <table:table-cell office:value-type="float" office:value="99.3269321473758">
                <text:p>99.3269321473758</text:p>
              </table:table-cell>
              <table:table-cell office:value-type="float" office:value="86.3308727712356">
                <text:p>86.33087277123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.5520646913299">
                <text:p>84.5520646913299</text:p>
              </table:table-cell>
              <table:table-cell office:value-type="float" office:value="99.3269321473758">
                <text:p>99.3269321473758</text:p>
              </table:table-cell>
              <table:table-cell office:value-type="float" office:value="86.3308727712356">
                <text:p>86.33087277123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6.2013821217077">
                <text:p>86.2013821217077</text:p>
              </table:table-cell>
              <table:table-cell office:value-type="float" office:value="99.3269321473758">
                <text:p>99.3269321473758</text:p>
              </table:table-cell>
              <table:table-cell office:value-type="float" office:value="86.3308727712356">
                <text:p>86.33087277123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8.0470456309649">
                <text:p>88.0470456309649</text:p>
              </table:table-cell>
              <table:table-cell office:value-type="float" office:value="99.3269321473758">
                <text:p>99.3269321473758</text:p>
              </table:table-cell>
              <table:table-cell office:value-type="float" office:value="86.3308727712356">
                <text:p>86.330872771235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25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23pt" style:font-size-asian="9pt" style:font-size-complex="9pt"/>
    </style:style>
    <style:style style:name="ch6" style:family="chart" style:data-style-name="N0">
      <style:chart-properties chart:display-label="true" chart:logarithmic="false" chart:maximum="6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23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38cm" svg:height="18.264cm" xlink:href=".." xlink:type="simple" chart:class="chart:line" chart:style-name="ch1">
        <chart:subtitle svg:x="0.153cm" svg:y="16.422cm" chart:style-name="ch2">
          <text:p>(c)</text:p>
        </chart:subtitle>
        <chart:plot-area chart:style-name="ch3" table:cell-range-address="'Waste Collected VS # CV'.A4:'Waste Collected VS # CV'.D9 'Waste Collected VS # CV'.B3:'Waste Collected VS # CV'.D3" chart:data-source-has-labels="both" svg:x="1.405cm" svg:y="0.301cm" svg:width="17.644cm" svg:height="16.687cm">
          <chart:coordinate-region svg:x="2.476cm" svg:y="0.712cm" svg:width="16.412cm" svg:height="15.206cm"/>
          <chart:axis chart:dimension="x" chart:name="primary-x" chart:style-name="ch4" chartooo:axis-type="auto">
            <chartooo:date-scale/>
            <chart:title svg:x="8.176cm" svg:y="16.542cm" chart:style-name="ch5">
              <text:p>Number of CV</text:p>
            </chart:title>
            <chart:categories table:cell-range-address="'Waste Collected VS # CV'.A4:'Waste Collected VS # CV'.A9"/>
          </chart:axis>
          <chart:axis chart:dimension="y" chart:name="primary-y" chart:style-name="ch6">
            <chart:title svg:x="0.078cm" svg:y="12.853cm" chart:style-name="ch7">
              <text:p>Waste collected (t)</text:p>
            </chart:title>
          </chart:axis>
          <chart:series chart:style-name="ch8" chart:values-cell-range-address="'Waste Collected VS # CV'.B4:'Waste Collected VS # CV'.B9" chart:label-cell-address="'Waste Collected VS # CV'.B3:'Waste Collected VS # CV'.B3" chart:class="chart:line">
            <chart:data-point chart:repeated="6"/>
          </chart:series>
          <chart:series chart:style-name="ch9" chart:values-cell-range-address="'Waste Collected VS # CV'.C4:'Waste Collected VS # CV'.C9" chart:label-cell-address="'Waste Collected VS # CV'.C3:'Waste Collected VS # CV'.C3" chart:class="chart:line">
            <chart:data-point chart:repeated="6"/>
          </chart:series>
          <chart:series chart:style-name="ch10" chart:values-cell-range-address="'Waste Collected VS # CV'.D4:'Waste Collected VS # CV'.D9" chart:label-cell-address="'Waste Collected VS # CV'.D3:'Waste Collected VS # CV'.D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Waste Collected VS # CV'.B3:'Waste Collected VS # CV'.B3</svg:desc>
                </draw:g>
              </table:table-cell>
              <table:table-cell office:value-type="string">
                <text:p>Region 2</text:p>
                <draw:g>
                  <svg:desc>'Waste Collected VS # CV'.C3:'Waste Collected VS # CV'.C3</svg:desc>
                </draw:g>
              </table:table-cell>
              <table:table-cell office:value-type="string">
                <text:p>Region 3</text:p>
                <draw:g>
                  <svg:desc>'Waste Collected VS # CV'.D3:'Waste Collected VS # CV'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aste Collected VS # CV'.A4:'Waste Collected VS # CV'.A9</svg:desc>
                </draw:g>
              </table:table-cell>
              <table:table-cell office:value-type="float" office:value="0.99989">
                <text:p>0.99989</text:p>
                <draw:g>
                  <svg:desc>'Waste Collected VS # CV'.B4:'Waste Collected VS # CV'.B9</svg:desc>
                </draw:g>
              </table:table-cell>
              <table:table-cell office:value-type="float" office:value="0.99736">
                <text:p>0.99736</text:p>
                <draw:g>
                  <svg:desc>'Waste Collected VS # CV'.C4:'Waste Collected VS # CV'.C9</svg:desc>
                </draw:g>
              </table:table-cell>
              <table:table-cell office:value-type="float" office:value="0.9994">
                <text:p>0.9994</text:p>
                <draw:g>
                  <svg:desc>'Waste Collected VS # CV'.D4:'Waste Collected VS # CV'.D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268">
                <text:p>1.99268</text:p>
              </table:table-cell>
              <table:table-cell office:value-type="float" office:value="1.99429">
                <text:p>1.99429</text:p>
              </table:table-cell>
              <table:table-cell office:value-type="float" office:value="1.98423">
                <text:p>1.984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8961">
                <text:p>2.98961</text:p>
              </table:table-cell>
              <table:table-cell office:value-type="float" office:value="2.99777">
                <text:p>2.99777</text:p>
              </table:table-cell>
              <table:table-cell office:value-type="float" office:value="2.97987">
                <text:p>2.979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8943">
                <text:p>3.98943</text:p>
              </table:table-cell>
              <table:table-cell office:value-type="float" office:value="3.98617">
                <text:p>3.98617</text:p>
              </table:table-cell>
              <table:table-cell office:value-type="float" office:value="3.97746">
                <text:p>3.977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96106">
                <text:p>4.96106</text:p>
              </table:table-cell>
              <table:table-cell office:value-type="float" office:value="4.96669">
                <text:p>4.96669</text:p>
              </table:table-cell>
              <table:table-cell office:value-type="float" office:value="4.96488">
                <text:p>4.964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28282">
                <text:p>5.28282</text:p>
              </table:table-cell>
              <table:table-cell office:value-type="float" office:value="5.95962">
                <text:p>5.95962</text:p>
              </table:table-cell>
              <table:table-cell office:value-type="float" office:value="5.17985">
                <text:p>5.1798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25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23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23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38cm" svg:height="18.264cm" xlink:href=".." xlink:type="simple" chart:class="chart:line" chart:style-name="ch1">
        <chart:subtitle svg:x="0.156cm" svg:y="16.422cm" chart:style-name="ch2">
          <text:p>(d)</text:p>
        </chart:subtitle>
        <chart:plot-area chart:style-name="ch3" table:cell-range-address="'Distance VS # of CV'.A3:'Distance VS # of CV'.D8 'Distance VS # of CV'.B2:'Distance VS # of CV'.D2" chart:data-source-has-labels="both" svg:x="1.271cm" svg:y="0.3cm" svg:width="17.775cm" svg:height="16.686cm">
          <chart:coordinate-region svg:x="2.475cm" svg:y="0.711cm" svg:width="16.411cm" svg:height="15.205cm"/>
          <chart:axis chart:dimension="x" chart:name="primary-x" chart:style-name="ch4" chartooo:axis-type="auto">
            <chartooo:date-scale/>
            <chart:title svg:x="8.176cm" svg:y="16.545cm" chart:style-name="ch5">
              <text:p>Number of CV</text:p>
            </chart:title>
            <chart:categories table:cell-range-address="'Distance VS # of CV'.A3:'Distance VS # of CV'.A8"/>
          </chart:axis>
          <chart:axis chart:dimension="y" chart:name="primary-y" chart:style-name="ch4">
            <chart:title svg:x="0.002cm" svg:y="12.845cm" chart:style-name="ch6">
              <text:p>Distance travelled (Km)</text:p>
            </chart:title>
          </chart:axis>
          <chart:series chart:style-name="ch7" chart:values-cell-range-address="'Distance VS # of CV'.B3:'Distance VS # of CV'.B8" chart:label-cell-address="'Distance VS # of CV'.B2:'Distance VS # of CV'.B2" chart:class="chart:line">
            <chart:data-point chart:repeated="6"/>
          </chart:series>
          <chart:series chart:style-name="ch8" chart:values-cell-range-address="'Distance VS # of CV'.C3:'Distance VS # of CV'.C8" chart:label-cell-address="'Distance VS # of CV'.C2:'Distance VS # of CV'.C2" chart:class="chart:line">
            <chart:data-point chart:repeated="6"/>
          </chart:series>
          <chart:series chart:style-name="ch9" chart:values-cell-range-address="'Distance VS # of CV'.D3:'Distance VS # of CV'.D8" chart:label-cell-address="'Distance VS # of CV'.D2:'Distance VS # of CV'.D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Distance VS # of CV'.B2:'Distance VS # of CV'.B2</svg:desc>
                </draw:g>
              </table:table-cell>
              <table:table-cell office:value-type="string">
                <text:p>Region 2</text:p>
                <draw:g>
                  <svg:desc>'Distance VS # of CV'.C2:'Distance VS # of CV'.C2</svg:desc>
                </draw:g>
              </table:table-cell>
              <table:table-cell office:value-type="string">
                <text:p>Region 3</text:p>
                <draw:g>
                  <svg:desc>'Distance VS # of CV'.D2:'Distance VS # of CV'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istance VS # of CV'.A3:'Distance VS # of CV'.A8</svg:desc>
                </draw:g>
              </table:table-cell>
              <table:table-cell office:value-type="float" office:value="39.79">
                <text:p>39.79</text:p>
                <draw:g>
                  <svg:desc>'Distance VS # of CV'.B3:'Distance VS # of CV'.B8</svg:desc>
                </draw:g>
              </table:table-cell>
              <table:table-cell office:value-type="float" office:value="63.11">
                <text:p>63.11</text:p>
                <draw:g>
                  <svg:desc>'Distance VS # of CV'.C3:'Distance VS # of CV'.C8</svg:desc>
                </draw:g>
              </table:table-cell>
              <table:table-cell office:value-type="float" office:value="59.22">
                <text:p>59.22</text:p>
                <draw:g>
                  <svg:desc>'Distance VS # of CV'.D3:'Distance VS # of CV'.D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.58">
                <text:p>99.58</text:p>
              </table:table-cell>
              <table:table-cell office:value-type="float" office:value="129.37">
                <text:p>129.37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2.05">
                <text:p>142.05</text:p>
              </table:table-cell>
              <table:table-cell office:value-type="float" office:value="195.04">
                <text:p>195.04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8.59">
                <text:p>208.59</text:p>
              </table:table-cell>
              <table:table-cell office:value-type="float" office:value="279.63">
                <text:p>279.63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21.16">
                <text:p>321.16</text:p>
              </table:table-cell>
              <table:table-cell office:value-type="float" office:value="345.68">
                <text:p>345.68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2.89">
                <text:p>362.89</text:p>
              </table:table-cell>
              <table:table-cell office:value-type="float" office:value="433.19">
                <text:p>433.19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Time VS Average Fill'.B2:'Time VS Average Fill'.F2 'Time VS Average Fill'.B4:'Time VS Average Fill'.F4" chart:data-source-has-labels="row" svg:x="0.32cm" svg:y="0.18cm" svg:width="15.36cm" svg:height="8.64cm">
          <chart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'Time VS Average Fill'.B2:'Time VS Average Fill'.F2"/>
          </chart:axis>
          <chart:axis chart:dimension="y" chart:name="primary-y" chart:style-name="ch4"/>
          <chart:series chart:style-name="ch5" chart:values-cell-range-address="'Time VS Average Fill'.B4:'Time VS Average Fill'.F4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F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5.6192903938779">
                <text:p>45.6192903938779</text:p>
                <draw:g>
                  <svg:desc>'Time VS Average Fill'.B4:'Time VS Average Fill'.F4</svg:desc>
                </draw:g>
              </table:table-cell>
              <table:table-cell office:value-type="float" office:value="51.6625820660184">
                <text:p>51.6625820660184</text:p>
              </table:table-cell>
              <table:table-cell office:value-type="float" office:value="48.1845308997818">
                <text:p>48.1845308997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25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23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23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38cm" svg:height="18.264cm" xlink:href=".." xlink:type="simple" chart:class="chart:line" chart:style-name="ch1">
        <chart:subtitle svg:x="0.155cm" svg:y="16.422cm" chart:style-name="ch2">
          <text:p>(b)</text:p>
        </chart:subtitle>
        <chart:plot-area chart:style-name="ch3" table:cell-range-address="'Time VS Average Fill'.A2:'Time VS Average Fill'.D15" chart:data-source-has-labels="both" svg:x="1.272cm" svg:y="0.301cm" svg:width="17.935cm" svg:height="16.687cm">
          <chart:coordinate-region svg:x="2.476cm" svg:y="0.712cm" svg:width="16.412cm" svg:height="15.206cm"/>
          <chart:axis chart:dimension="x" chart:name="primary-x" chart:style-name="ch4" chartooo:axis-type="auto">
            <chartooo:date-scale/>
            <chart:title svg:x="8.176cm" svg:y="16.539cm" chart:style-name="ch5">
              <text:p>Time-interval</text:p>
            </chart:title>
            <chart:categories table:cell-range-address="'Time VS Average Fill'.A3:'Time VS Average Fill'.A15"/>
          </chart:axis>
          <chart:axis chart:dimension="y" chart:name="primary-y" chart:style-name="ch6">
            <chart:title svg:x="0.107cm" svg:y="14.4cm" chart:style-name="ch7">
              <text:p>Average waste in the region (%)</text:p>
            </chart:title>
          </chart:axis>
          <chart:series chart:style-name="ch8" chart:values-cell-range-address="'Time VS Average Fill'.B3:'Time VS Average Fill'.B15" chart:label-cell-address="'Time VS Average Fill'.B2:'Time VS Average Fill'.B2" chart:class="chart:line">
            <chart:data-point chart:repeated="13"/>
          </chart:series>
          <chart:series chart:style-name="ch9" chart:values-cell-range-address="'Time VS Average Fill'.C3:'Time VS Average Fill'.C15" chart:label-cell-address="'Time VS Average Fill'.C2:'Time VS Average Fill'.C2" chart:class="chart:line">
            <chart:data-point chart:repeated="13"/>
          </chart:series>
          <chart:series chart:style-name="ch10" chart:values-cell-range-address="'Time VS Average Fill'.D3:'Time VS Average Fill'.D15" chart:label-cell-address="'Time VS Average Fill'.D2:'Time VS Average Fill'.D2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15</svg:desc>
                </draw:g>
              </table:table-cell>
              <table:table-cell office:value-type="float" office:value="47.8323098315564">
                <text:p>47.8323098315564</text:p>
                <draw:g>
                  <svg:desc>'Time VS Average Fill'.B3:'Time VS Average Fill'.B15</svg:desc>
                </draw:g>
              </table:table-cell>
              <table:table-cell office:value-type="float" office:value="53.6227890450826">
                <text:p>53.6227890450826</text:p>
                <draw:g>
                  <svg:desc>'Time VS Average Fill'.C3:'Time VS Average Fill'.C15</svg:desc>
                </draw:g>
              </table:table-cell>
              <table:table-cell office:value-type="float" office:value="49.3075003634329">
                <text:p>49.3075003634329</text:p>
                <draw:g>
                  <svg:desc>'Time VS Average Fill'.D3:'Time VS Average Fill'.D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5.6192903938779">
                <text:p>45.6192903938779</text:p>
              </table:table-cell>
              <table:table-cell office:value-type="float" office:value="51.6625820660184">
                <text:p>51.6625820660184</text:p>
              </table:table-cell>
              <table:table-cell office:value-type="float" office:value="48.1845308997818">
                <text:p>48.18453089978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.949818411142">
                <text:p>35.949818411142</text:p>
              </table:table-cell>
              <table:table-cell office:value-type="float" office:value="41.2434440005627">
                <text:p>41.2434440005627</text:p>
              </table:table-cell>
              <table:table-cell office:value-type="float" office:value="36.1045389971269">
                <text:p>36.10453899712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.0956093008609">
                <text:p>25.0956093008609</text:p>
              </table:table-cell>
              <table:table-cell office:value-type="float" office:value="29.1698865256101">
                <text:p>29.1698865256101</text:p>
              </table:table-cell>
              <table:table-cell office:value-type="float" office:value="26.3782392753413">
                <text:p>26.37823927534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9968533135698">
                <text:p>13.9968533135698</text:p>
              </table:table-cell>
              <table:table-cell office:value-type="float" office:value="18.0722837854608">
                <text:p>18.0722837854608</text:p>
              </table:table-cell>
              <table:table-cell office:value-type="float" office:value="12.9875636892859">
                <text:p>12.98756368928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4899995576092">
                <text:p>12.4899995576092</text:p>
              </table:table-cell>
              <table:table-cell office:value-type="float" office:value="12.2477279084465">
                <text:p>12.2477279084465</text:p>
              </table:table-cell>
              <table:table-cell office:value-type="float" office:value="6.99447309350355">
                <text:p>6.99447309350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1892012681">
                <text:p>10.1892012681</text:p>
              </table:table-cell>
              <table:table-cell office:value-type="float" office:value="9.9976883490703">
                <text:p>9.9976883490703</text:p>
              </table:table-cell>
              <table:table-cell office:value-type="float" office:value="4.2600590360321">
                <text:p>4.26005903603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07347232018996">
                <text:p>8.07347232018996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2.81533089029571">
                <text:p>2.815330890295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74239868184187">
                <text:p>5.74239868184187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0.759469662183914">
                <text:p>0.7594696621839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87843815318505">
                <text:p>3.87843815318505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1495076685005">
                <text:p>1.11495076685005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16568221637295">
                <text:p>1.16568221637295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95cm" svg:y="0.316cm" chart:style-name="ch2">
          <text:p>Total Garbage VS Time-interval</text:p>
        </chart:title>
        <chart:legend chart:legend-position="end" svg:x="15.06cm" svg:y="2.707cm" style:legend-expansion="high" chart:style-name="ch3"/>
        <chart:plot-area chart:style-name="ch4" table:cell-range-address="'Time VS Total Garbage'.B2:'Time VS Total Garbage'.D9 'Time VS Total Garbage'.A3:'Time VS Total Garbage'.A9" chart:data-source-has-labels="both" svg:x="1.331cm" svg:y="1.275cm" svg:width="13.409cm" svg:height="6.564cm">
          <chart:coordinate-region svg:x="2.323cm" svg:y="1.474cm" svg:width="12.417cm" svg:height="5.718cm"/>
          <chart:axis chart:dimension="x" chart:name="primary-x" chart:style-name="ch5" chartooo:axis-type="auto">
            <chartooo:date-scale/>
            <chart:title svg:x="7.038cm" svg:y="8.019cm" chart:style-name="ch6">
              <text:p>Time-interval</text:p>
            </chart:title>
            <chart:categories table:cell-range-address="'Time VS Total Garbage'.B2:'Time VS Total Garbage'.D2"/>
          </chart:axis>
          <chart:axis chart:dimension="y" chart:name="primary-y" chart:style-name="ch7">
            <chart:title svg:x="0.451cm" svg:y="5.99cm" chart:style-name="ch8">
              <text:p>Total Garbage (Kg)</text:p>
            </chart:title>
          </chart:axis>
          <chart:series chart:style-name="ch9" chart:values-cell-range-address="'Time VS Total Garbage'.B3:'Time VS Total Garbage'.D3" chart:label-cell-address="'Time VS Total Garbage'.A3:'Time VS Total Garbage'.A3" chart:class="chart:bar">
            <chart:data-point chart:repeated="3"/>
          </chart:series>
          <chart:series chart:style-name="ch10" chart:values-cell-range-address="'Time VS Total Garbage'.B4:'Time VS Total Garbage'.D4" chart:label-cell-address="'Time VS Total Garbage'.A4:'Time VS Total Garbage'.A4" chart:class="chart:bar">
            <chart:data-point chart:repeated="3"/>
          </chart:series>
          <chart:series chart:style-name="ch11" chart:values-cell-range-address="'Time VS Total Garbage'.B5:'Time VS Total Garbage'.D5" chart:label-cell-address="'Time VS Total Garbage'.A5:'Time VS Total Garbage'.A5" chart:class="chart:bar">
            <chart:data-point chart:repeated="3"/>
          </chart:series>
          <chart:series chart:style-name="ch12" chart:values-cell-range-address="'Time VS Total Garbage'.B6:'Time VS Total Garbage'.D6" chart:label-cell-address="'Time VS Total Garbage'.A6:'Time VS Total Garbage'.A6" chart:class="chart:bar">
            <chart:data-point chart:repeated="3"/>
          </chart:series>
          <chart:series chart:style-name="ch13" chart:values-cell-range-address="'Time VS Total Garbage'.B7:'Time VS Total Garbage'.D7" chart:label-cell-address="'Time VS Total Garbage'.A7:'Time VS Total Garbage'.A7" chart:class="chart:bar">
            <chart:data-point chart:repeated="3"/>
          </chart:series>
          <chart:series chart:style-name="ch14" chart:values-cell-range-address="'Time VS Total Garbage'.B8:'Time VS Total Garbage'.D8" chart:label-cell-address="'Time VS Total Garbage'.A8:'Time VS Total Garbage'.A8" chart:class="chart:bar">
            <chart:data-point chart:repeated="3"/>
          </chart:series>
          <chart:series chart:style-name="ch15" chart:values-cell-range-address="'Time VS Total Garbage'.B9:'Time VS Total Garbage'.D9" chart:label-cell-address="'Time VS Total Garbage'.A9:'Time VS Total Garbage'.A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D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Time VS Total Garbage'.A3:'Time VS Total Garbage'.A3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D3</svg:desc>
                </draw:g>
              </table:table-cell>
              <table:table-cell office:value-type="float" office:value="4895.05312632529">
                <text:p>4895.05312632529</text:p>
              </table:table-cell>
              <table:table-cell office:value-type="float" office:value="4765.64527718269">
                <text:p>4765.64527718269</text:p>
              </table:table-cell>
            </table:table-row>
            <table:table-row>
              <table:table-cell office:value-type="string">
                <text:p>1</text:p>
                <draw:g>
                  <svg:desc>'Time VS Total Garbage'.A4:'Time VS Total Garbage'.A4</svg:desc>
                </draw:g>
              </table:table-cell>
              <table:table-cell office:value-type="float" office:value="4372.29127169378">
                <text:p>4372.29127169378</text:p>
                <draw:g>
                  <svg:desc>'Time VS Total Garbage'.B4:'Time VS Total Garbage'.D4</svg:desc>
                </draw:g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string">
                <text:p>2</text:p>
                <draw:g>
                  <svg:desc>'Time VS Total Garbage'.A5:'Time VS Total Garbage'.A5</svg:desc>
                </draw:g>
              </table:table-cell>
              <table:table-cell office:value-type="float" office:value="3773.57824624197">
                <text:p>3773.57824624197</text:p>
                <draw:g>
                  <svg:desc>'Time VS Total Garbage'.B5:'Time VS Total Garbage'.D5</svg:desc>
                </draw:g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string">
                <text:p>3</text:p>
                <draw:g>
                  <svg:desc>'Time VS Total Garbage'.A6:'Time VS Total Garbage'.A6</svg:desc>
                </draw:g>
              </table:table-cell>
              <table:table-cell office:value-type="float" office:value="3082.30123481058">
                <text:p>3082.30123481058</text:p>
                <draw:g>
                  <svg:desc>'Time VS Total Garbage'.B6:'Time VS Total Garbage'.D6</svg:desc>
                </draw:g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string">
                <text:p>4</text:p>
                <draw:g>
                  <svg:desc>'Time VS Total Garbage'.A7:'Time VS Total Garbage'.A7</svg:desc>
                </draw:g>
              </table:table-cell>
              <table:table-cell office:value-type="float" office:value="2244.06774022128">
                <text:p>2244.06774022128</text:p>
                <draw:g>
                  <svg:desc>'Time VS Total Garbage'.B7:'Time VS Total Garbage'.D7</svg:desc>
                </draw:g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string">
                <text:p>5</text:p>
                <draw:g>
                  <svg:desc>'Time VS Total Garbage'.A8:'Time VS Total Garbage'.A8</svg:desc>
                </draw:g>
              </table:table-cell>
              <table:table-cell office:value-type="float" office:value="2128.46467883601">
                <text:p>2128.46467883601</text:p>
                <draw:g>
                  <svg:desc>'Time VS Total Garbage'.B8:'Time VS Total Garbage'.D8</svg:desc>
                </draw:g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string">
                <text:p>6</text:p>
                <draw:g>
                  <svg:desc>'Time VS Total Garbage'.A9:'Time VS Total Garbage'.A9</svg:desc>
                </draw:g>
              </table:table-cell>
              <table:table-cell office:value-type="float" office:value="NaN">
                <text:p>NaN</text:p>
                <draw:g>
                  <svg:desc>'Time VS Total Garbage'.B9:'Time VS Total Garbage'.D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Total Garbage VS Time-interval</text:p>
        </chart:title>
        <chart:legend chart:legend-position="end" svg:x="13.307cm" svg:y="3.703cm" style:legend-expansion="high" chart:style-name="ch3"/>
        <chart:plot-area chart:style-name="ch4" table:cell-range-address="'Time VS Total Garbage'.A3:'Time VS Total Garbage'.D9 'Time VS Total Garbage'.B2:'Time VS Total Garbage'.D2" chart:data-source-has-labels="both" svg:x="1.331cm" svg:y="1.275cm" svg:width="11.656cm" svg:height="6.564cm">
          <chart:coordinate-region svg:x="2.323cm" svg:y="1.474cm" svg:width="10.57cm" svg:height="5.718cm"/>
          <chart:axis chart:dimension="x" chart:name="primary-x" chart:style-name="ch5" chartooo:axis-type="auto">
            <chartooo:date-scale/>
            <chart:title svg:x="6.162cm" svg:y="8.019cm" chart:style-name="ch6">
              <text:p>Time-Interval</text:p>
            </chart:title>
            <chart:categories table:cell-range-address="'Time VS Total Garbage'.A3:'Time VS Total Garbage'.A9"/>
          </chart:axis>
          <chart:axis chart:dimension="y" chart:name="primary-y" chart:style-name="ch5">
            <chart:title svg:x="0.451cm" svg:y="5.99cm" chart:style-name="ch7">
              <text:p>Total Garbage (Kg)</text:p>
            </chart:title>
          </chart:axis>
          <chart:series chart:style-name="ch8" chart:values-cell-range-address="'Time VS Total Garbage'.B3:'Time VS Total Garbage'.B9" chart:label-cell-address="'Time VS Total Garbage'.B2:'Time VS Total Garbage'.B2" chart:class="chart:line">
            <chart:data-point chart:repeated="7"/>
          </chart:series>
          <chart:series chart:style-name="ch9" chart:values-cell-range-address="'Time VS Total Garbage'.C3:'Time VS Total Garbage'.C9" chart:label-cell-address="'Time VS Total Garbage'.C2:'Time VS Total Garbage'.C2" chart:class="chart:line">
            <chart:data-point chart:repeated="7"/>
          </chart:series>
          <chart:series chart:style-name="ch10" chart:values-cell-range-address="'Time VS Total Garbage'.D3:'Time VS Total Garbage'.D9" chart:label-cell-address="'Time VS Total Garbage'.D2:'Time VS Total Garbage'.D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B2</svg:desc>
                </draw:g>
              </table:table-cell>
              <table:table-cell office:value-type="string">
                <text:p>Region 2</text:p>
                <draw:g>
                  <svg:desc>'Time VS Total Garbage'.C2:'Time VS Total Garbage'.C2</svg:desc>
                </draw:g>
              </table:table-cell>
              <table:table-cell office:value-type="string">
                <text:p>Region 3</text:p>
                <draw:g>
                  <svg:desc>'Time VS Total Garbage'.D2:'Time VS Total Garbage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Total Garbage'.A3:'Time VS Total Garbage'.A9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B9</svg:desc>
                </draw:g>
              </table:table-cell>
              <table:table-cell office:value-type="float" office:value="4895.05312632529">
                <text:p>4895.05312632529</text:p>
                <draw:g>
                  <svg:desc>'Time VS Total Garbage'.C3:'Time VS Total Garbage'.C9</svg:desc>
                </draw:g>
              </table:table-cell>
              <table:table-cell office:value-type="float" office:value="4765.64527718269">
                <text:p>4765.64527718269</text:p>
                <draw:g>
                  <svg:desc>'Time VS Total Garbage'.D3:'Time VS Total Garbage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372.29127169378">
                <text:p>4372.29127169378</text:p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73.57824624197">
                <text:p>3773.57824624197</text:p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82.30123481058">
                <text:p>3082.30123481058</text:p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44.06774022128">
                <text:p>2244.06774022128</text:p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28.46467883601">
                <text:p>2128.46467883601</text:p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8cm" svg:height="9cm" xlink:href=".." xlink:type="simple" chart:class="chart:bar" chart:style-name="ch1">
        <chart:title svg:x="32.291cm" svg:y="0.316cm" chart:style-name="ch2">
          <text:p>T = 0</text:p>
        </chart:title>
        <chart:legend chart:legend-position="end" svg:x="63.676cm" svg:y="3.703cm" style:legend-expansion="high" chart:style-name="ch3"/>
        <chart:plot-area chart:style-name="ch4" table:cell-range-address="'Spread-out'.B3:'Spread-out'.D114" chart:data-source-has-labels="row" svg:x="2.326cm" svg:y="1.275cm" svg:width="60.035cm" svg:height="6.564cm">
          <chart:coordinate-region svg:x="3.053cm" svg:y="1.474cm" svg:width="59.308cm" svg:height="6.166cm"/>
          <chart:axis chart:dimension="x" chart:name="primary-x" chart:style-name="ch5">
            <chart:title svg:x="31.968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B4:'Spread-out'.B114" chart:label-cell-address="'Spread-out'.B3:'Spread-out'.B3" chart:class="chart:bar">
            <chart:data-point chart:repeated="16"/>
          </chart:series>
          <chart:series chart:style-name="ch10" chart:values-cell-range-address="'Spread-out'.C4:'Spread-out'.C114" chart:label-cell-address="'Spread-out'.C3:'Spread-out'.C3" chart:class="chart:bar">
            <chart:data-point chart:repeated="16"/>
          </chart:series>
          <chart:series chart:style-name="ch11" chart:values-cell-range-address="'Spread-out'.D4:'Spread-out'.D114" chart:label-cell-address="'Spread-out'.D3:'Spread-out'.D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B3:'Spread-out'.B3</svg:desc>
                </draw:g>
              </table:table-cell>
              <table:table-cell office:value-type="string">
                <text:p>Region 2</text:p>
                <draw:g>
                  <svg:desc>'Spread-out'.C3:'Spread-out'.C3</svg:desc>
                </draw:g>
              </table:table-cell>
              <table:table-cell office:value-type="string">
                <text:p>Region 3</text:p>
                <draw:g>
                  <svg:desc>'Spread-out'.D3:'Spread-out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B4:'Spread-out'.B114</svg:desc>
                </draw:g>
              </table:table-cell>
              <table:table-cell office:value-type="float" office:value="0.830619407787729">
                <text:p>0.830619407787729</text:p>
                <draw:g>
                  <svg:desc>'Spread-out'.C4:'Spread-out'.C114</svg:desc>
                </draw:g>
              </table:table-cell>
              <table:table-cell office:value-type="float" office:value="NaN">
                <text:p>NaN</text:p>
                <draw:g>
                  <svg:desc>'Spread-out'.D4:'Spread-out'.D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922499381177296">
                <text:p>0.922499381177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624237995913992">
                <text:p>0.624237995913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06472110964547">
                <text:p>0.906472110964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788597211224531">
                <text:p>0.788597211224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335324347357794">
                <text:p>0.0335324347357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899574573274569">
                <text:p>0.899574573274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641147632885297">
                <text:p>0.641147632885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335197241645901">
                <text:p>0.335197241645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18123306616566">
                <text:p>0.18123306616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947283339611815">
                <text:p>0.947283339611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869896362062128">
                <text:p>0.86989636206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747609380176251">
                <text:p>0.747609380176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939832123613475">
                <text:p>0.939832123613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33461091976322">
                <text:p>0.533461091976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16898040708364">
                <text:p>0.1168980407083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25cm" svg:height="9cm" xlink:href=".." xlink:type="simple" chart:class="chart:bar" chart:style-name="ch1">
        <chart:title svg:x="32.263cm" svg:y="0.316cm" chart:style-name="ch2">
          <text:p>T = 1</text:p>
        </chart:title>
        <chart:legend chart:legend-position="end" svg:x="63.621cm" svg:y="3.703cm" style:legend-expansion="high" chart:style-name="ch3"/>
        <chart:plot-area chart:style-name="ch4" table:cell-range-address="'Spread-out'.E3:'Spread-out'.G114" chart:data-source-has-labels="row" svg:x="2.325cm" svg:y="1.275cm" svg:width="59.982cm" svg:height="6.564cm">
          <chart:coordinate-region svg:x="3.052cm" svg:y="1.474cm" svg:width="59.255cm" svg:height="6.166cm"/>
          <chart:axis chart:dimension="x" chart:name="primary-x" chart:style-name="ch5">
            <chart:title svg:x="31.941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E4:'Spread-out'.E114" chart:label-cell-address="'Spread-out'.E3:'Spread-out'.E3" chart:class="chart:bar">
            <chart:data-point chart:repeated="16"/>
          </chart:series>
          <chart:series chart:style-name="ch10" chart:values-cell-range-address="'Spread-out'.F4:'Spread-out'.F114" chart:label-cell-address="'Spread-out'.F3:'Spread-out'.F3" chart:class="chart:bar">
            <chart:data-point chart:repeated="16"/>
          </chart:series>
          <chart:series chart:style-name="ch11" chart:values-cell-range-address="'Spread-out'.G4:'Spread-out'.G114" chart:label-cell-address="'Spread-out'.G3:'Spread-out'.G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E3:'Spread-out'.E3</svg:desc>
                </draw:g>
              </table:table-cell>
              <table:table-cell office:value-type="string">
                <text:p>Region 2</text:p>
                <draw:g>
                  <svg:desc>'Spread-out'.F3:'Spread-out'.F3</svg:desc>
                </draw:g>
              </table:table-cell>
              <table:table-cell office:value-type="string">
                <text:p>Region 3</text:p>
                <draw:g>
                  <svg:desc>'Spread-out'.G3:'Spread-out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E4:'Spread-out'.E114</svg:desc>
                </draw:g>
              </table:table-cell>
              <table:table-cell office:value-type="float" office:value="0.840098628862015">
                <text:p>0.840098628862015</text:p>
                <draw:g>
                  <svg:desc>'Spread-out'.F4:'Spread-out'.F114</svg:desc>
                </draw:g>
              </table:table-cell>
              <table:table-cell office:value-type="float" office:value="NaN">
                <text:p>NaN</text:p>
                <draw:g>
                  <svg:desc>'Spread-out'.G4:'Spread-out'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923879170937806">
                <text:p>0.923879170937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657781207028509">
                <text:p>0.657781207028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10350002868083">
                <text:p>0.910350002868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793289764630845">
                <text:p>0.793289764630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335324347357794">
                <text:p>0.0335324347357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909585725487891">
                <text:p>0.909585725487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642099747301786">
                <text:p>0.642099747301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375294960253936">
                <text:p>0.37529496025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44352808297304">
                <text:p>0.24435280829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94821319289827">
                <text:p>0.94821319289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876038124753031">
                <text:p>0.876038124753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754442721763119">
                <text:p>0.754442721763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94255435610138">
                <text:p>0.94255435610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53298956381521">
                <text:p>0.553298956381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8812561370486">
                <text:p>0.188125613704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669cm" svg:height="9cm" xlink:href=".." xlink:type="simple" chart:class="chart:bar" chart:style-name="ch1">
        <chart:title svg:x="32.235cm" svg:y="0.316cm" chart:style-name="ch2">
          <text:p>T = 2</text:p>
        </chart:title>
        <chart:legend chart:legend-position="end" svg:x="63.565cm" svg:y="3.703cm" style:legend-expansion="high" chart:style-name="ch3"/>
        <chart:plot-area chart:style-name="ch4" table:cell-range-address="'Spread-out'.H3:'Spread-out'.J114" chart:data-source-has-labels="row" svg:x="2.324cm" svg:y="1.275cm" svg:width="59.928cm" svg:height="6.564cm">
          <chart:coordinate-region svg:x="3.051cm" svg:y="1.474cm" svg:width="59.201cm" svg:height="6.166cm"/>
          <chart:axis chart:dimension="x" chart:name="primary-x" chart:style-name="ch5">
            <chart:title svg:x="31.913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H4:'Spread-out'.H114" chart:label-cell-address="'Spread-out'.H3:'Spread-out'.H3" chart:class="chart:bar">
            <chart:data-point chart:repeated="16"/>
          </chart:series>
          <chart:series chart:style-name="ch10" chart:values-cell-range-address="'Spread-out'.I4:'Spread-out'.I114" chart:label-cell-address="'Spread-out'.I3:'Spread-out'.I3" chart:class="chart:bar">
            <chart:data-point chart:repeated="16"/>
          </chart:series>
          <chart:series chart:style-name="ch11" chart:values-cell-range-address="'Spread-out'.J4:'Spread-out'.J114" chart:label-cell-address="'Spread-out'.J3:'Spread-out'.J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H3:'Spread-out'.H3</svg:desc>
                </draw:g>
              </table:table-cell>
              <table:table-cell office:value-type="string">
                <text:p>Region 2</text:p>
                <draw:g>
                  <svg:desc>'Spread-out'.I3:'Spread-out'.I3</svg:desc>
                </draw:g>
              </table:table-cell>
              <table:table-cell office:value-type="string">
                <text:p>Region 3</text:p>
                <draw:g>
                  <svg:desc>'Spread-out'.J3:'Spread-out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H4:'Spread-out'.H114</svg:desc>
                </draw:g>
              </table:table-cell>
              <table:table-cell office:value-type="float" office:value="0.854011629158253">
                <text:p>0.854011629158253</text:p>
                <draw:g>
                  <svg:desc>'Spread-out'.I4:'Spread-out'.I114</svg:desc>
                </draw:g>
              </table:table-cell>
              <table:table-cell office:value-type="float" office:value="NaN">
                <text:p>NaN</text:p>
                <draw:g>
                  <svg:desc>'Spread-out'.J4:'Spread-out'.J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929898221224429">
                <text:p>0.929898221224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665250265235161">
                <text:p>0.665250265235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10350002868083">
                <text:p>0.910350002868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81137074349468">
                <text:p>0.81137074349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490693572683731">
                <text:p>0.0490693572683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915244676960285">
                <text:p>0.915244676960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650460574615089">
                <text:p>0.650460574615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413615078881692">
                <text:p>0.413615078881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44352808297304">
                <text:p>0.24435280829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876038124753031">
                <text:p>0.876038124753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755863090785404">
                <text:p>0.755863090785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943188981757677">
                <text:p>0.943188981757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53298956381521">
                <text:p>0.553298956381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8812561370486">
                <text:p>0.188125613704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87cm" svg:height="9cm" xlink:href=".." xlink:type="simple" chart:class="chart:bar" chart:style-name="ch1">
        <chart:title svg:x="32.194cm" svg:y="0.316cm" chart:style-name="ch2">
          <text:p>T = 3</text:p>
        </chart:title>
        <chart:legend chart:legend-position="end" svg:x="63.483cm" svg:y="3.703cm" style:legend-expansion="high" chart:style-name="ch3"/>
        <chart:plot-area chart:style-name="ch4" table:cell-range-address="'Spread-out'.K3:'Spread-out'.M114" chart:data-source-has-labels="row" svg:x="2.322cm" svg:y="1.275cm" svg:width="59.85cm" svg:height="6.564cm">
          <chart:coordinate-region svg:x="3.049cm" svg:y="1.474cm" svg:width="59.123cm" svg:height="6.166cm"/>
          <chart:axis chart:dimension="x" chart:name="primary-x" chart:style-name="ch5">
            <chart:title svg:x="31.872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K4:'Spread-out'.K114" chart:label-cell-address="'Spread-out'.K3:'Spread-out'.K3" chart:class="chart:bar">
            <chart:data-point chart:repeated="16"/>
          </chart:series>
          <chart:series chart:style-name="ch10" chart:values-cell-range-address="'Spread-out'.L4:'Spread-out'.L114" chart:label-cell-address="'Spread-out'.L3:'Spread-out'.L3" chart:class="chart:bar">
            <chart:data-point chart:repeated="16"/>
          </chart:series>
          <chart:series chart:style-name="ch11" chart:values-cell-range-address="'Spread-out'.M4:'Spread-out'.M114" chart:label-cell-address="'Spread-out'.M3:'Spread-out'.M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K3:'Spread-out'.K3</svg:desc>
                </draw:g>
              </table:table-cell>
              <table:table-cell office:value-type="string">
                <text:p>Region 2</text:p>
                <draw:g>
                  <svg:desc>'Spread-out'.L3:'Spread-out'.L3</svg:desc>
                </draw:g>
              </table:table-cell>
              <table:table-cell office:value-type="string">
                <text:p>Region 3</text:p>
                <draw:g>
                  <svg:desc>'Spread-out'.M3:'Spread-out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K4:'Spread-out'.K114</svg:desc>
                </draw:g>
              </table:table-cell>
              <table:table-cell office:value-type="float" office:value="0">
                <text:p>0</text:p>
                <draw:g>
                  <svg:desc>'Spread-out'.L4:'Spread-out'.L114</svg:desc>
                </draw:g>
              </table:table-cell>
              <table:table-cell office:value-type="float" office:value="NaN">
                <text:p>NaN</text:p>
                <draw:g>
                  <svg:desc>'Spread-out'.M4:'Spread-out'.M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929898221224429">
                <text:p>0.929898221224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115868903861969">
                <text:p>0.115868903861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919821340489739">
                <text:p>0.919821340489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672573203916284">
                <text:p>0.672573203916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93595828949414">
                <text:p>0.293595828949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876879045658823">
                <text:p>0.876879045658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772476590418525">
                <text:p>0.772476590418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65505487970401">
                <text:p>0.565505487970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97649565096984">
                <text:p>0.1976495650969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